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8.15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80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rnet 1D" table:style-name="ta1">
        <table:shapes>
          <draw:frame draw:z-index="0" draw:style-name="gr1" draw:text-style-name="P1" svg:width="466.5pt" svg:height="255.23pt" svg:x="434.52pt" svg:y="396.06pt">
            <loext:p draw:notify-on-update-of-ranges="'Hornet 1D'.B41:'Hornet 1D'.B48 'Hornet 1D'.C40:'Hornet 1D'.C40 'Hornet 1D'.C41:'Hornet 1D'.C48 'Hornet 1D'.D40:'Hornet 1D'.D40 'Hornet 1D'.D41:'Hornet 1D'.D48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9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/>
          <table:table-cell office:value-type="string" calcext:value-type="string">
            <text:p>SP 1T</text:p>
          </table:table-cell>
          <table:table-cell table:formula="of:=[.C42]/[.C41]" office:value-type="float" office:value="0.84566289527125" calcext:value-type="float">
            <text:p>0.8456628953</text:p>
          </table:table-cell>
          <table:table-cell table:formula="of:=[.D42]/[.D41]" office:value-type="float" office:value="0.785348360655738" calcext:value-type="float">
            <text:p>0.785348360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P 1T</text:p>
          </table:table-cell>
          <table:table-cell table:formula="of:=[.C44]/[.C43]" office:value-type="float" office:value="0.524453964235874" calcext:value-type="float">
            <text:p>0.5244539642</text:p>
          </table:table-cell>
          <table:table-cell table:formula="of:=[.D44]/[.D43]" office:value-type="float" office:value="0.533582709891937" calcext:value-type="float">
            <text:p>0.533582709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P 24T</text:p>
          </table:table-cell>
          <table:table-cell table:formula="of:=[.C46]/[.C45]" office:value-type="float" office:value="0.50147940216979" calcext:value-type="float">
            <text:p>0.5014794022</text:p>
          </table:table-cell>
          <table:table-cell table:formula="of:=[.D46]/[.D45]" office:value-type="float" office:value="0.480690221857025" calcext:value-type="float">
            <text:p>0.480690221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P 4T</text:p>
          </table:table-cell>
          <table:table-cell table:formula="of:=[.C48]/[.C47]" office:value-type="float" office:value="0.498108639733696" calcext:value-type="float">
            <text:p>0.4981086397</text:p>
          </table:table-cell>
          <table:table-cell table:formula="of:=[.D48]/[.D47]" office:value-type="float" office:value="0.467178401270514" calcext:value-type="float">
            <text:p>0.467178401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ime (ms)</text:p>
          </table:table-cell>
          <table:table-cell office:value-type="string" calcext:value-type="string">
            <text:p>Energy (J)</text:p>
          </table:table-cell>
        </table:table-row>
        <table:table-row table:style-name="ro1">
          <table:table-cell/>
          <table:table-cell office:value-type="string" calcext:value-type="string">
            <text:p>Si SP 1T</text:p>
          </table:table-cell>
          <table:table-cell office:value-type="float" office:value="44811" calcext:value-type="float">
            <text:p>44811</text:p>
          </table:table-cell>
          <table:table-cell office:value-type="float" office:value="5856" calcext:value-type="float">
            <text:p>5856</text:p>
          </table:table-cell>
        </table:table-row>
        <table:table-row table:style-name="ro1">
          <table:table-cell/>
          <table:table-cell office:value-type="string" calcext:value-type="string">
            <text:p>Co SP 1T</text:p>
          </table:table-cell>
          <table:table-cell office:value-type="float" office:value="37895" calcext:value-type="float">
            <text:p>37895</text:p>
          </table:table-cell>
          <table:table-cell office:value-type="float" office:value="4599" calcext:value-type="float">
            <text:p>4599</text:p>
          </table:table-cell>
        </table:table-row>
        <table:table-row table:style-name="ro1">
          <table:table-cell/>
          <table:table-cell office:value-type="string" calcext:value-type="string">
            <text:p>Si DP 1T</text:p>
          </table:table-cell>
          <table:table-cell office:value-type="float" office:value="92439" calcext:value-type="float">
            <text:p>92439</text:p>
          </table:table-cell>
          <table:table-cell office:value-type="float" office:value="12030" calcext:value-type="float">
            <text:p>12030</text:p>
          </table:table-cell>
        </table:table-row>
        <table:table-row table:style-name="ro1">
          <table:table-cell/>
          <table:table-cell office:value-type="string" calcext:value-type="string">
            <text:p>Co DP 1T</text:p>
          </table:table-cell>
          <table:table-cell office:value-type="float" office:value="48480" calcext:value-type="float">
            <text:p>48480</text:p>
          </table:table-cell>
          <table:table-cell office:value-type="float" office:value="6419" calcext:value-type="float">
            <text:p>6419</text:p>
          </table:table-cell>
        </table:table-row>
        <table:table-row table:style-name="ro1">
          <table:table-cell/>
          <table:table-cell office:value-type="string" calcext:value-type="string">
            <text:p>Si SP 24T</text:p>
          </table:table-cell>
          <table:table-cell office:value-type="float" office:value="13181" calcext:value-type="float">
            <text:p>13181</text:p>
          </table:table-cell>
          <table:table-cell office:value-type="float" office:value="3651" calcext:value-type="float">
            <text:p>3651</text:p>
          </table:table-cell>
        </table:table-row>
        <table:table-row table:style-name="ro1">
          <table:table-cell/>
          <table:table-cell office:value-type="string" calcext:value-type="string">
            <text:p>Co SP 24T</text:p>
          </table:table-cell>
          <table:table-cell office:value-type="float" office:value="6610" calcext:value-type="float">
            <text:p>6610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/>
          <table:table-cell office:value-type="string" calcext:value-type="string">
            <text:p>Si DP 24T</text:p>
          </table:table-cell>
          <table:table-cell office:value-type="float" office:value="26436" calcext:value-type="float">
            <text:p>26436</text:p>
          </table:table-cell>
          <table:table-cell office:value-type="float" office:value="7556" calcext:value-type="float">
            <text:p>7556</text:p>
          </table:table-cell>
        </table:table-row>
        <table:table-row table:style-name="ro1">
          <table:table-cell/>
          <table:table-cell office:value-type="string" calcext:value-type="string">
            <text:p>Co DP 24T</text:p>
          </table:table-cell>
          <table:table-cell office:value-type="float" office:value="13168" calcext:value-type="float">
            <text:p>13168</text:p>
          </table:table-cell>
          <table:table-cell office:value-type="float" office:value="3530" calcext:value-type="float">
            <text:p>3530</text:p>
          </table:table-cell>
        </table:table-row>
      </table:table>
      <table:table table:name="Hornet 2D" table:style-name="ta1">
        <table:shapes>
          <draw:frame draw:z-index="0" draw:style-name="gr1" draw:text-style-name="P1" svg:width="466.5pt" svg:height="255.23pt" svg:x="434.52pt" svg:y="396.06pt">
            <loext:p draw:notify-on-update-of-ranges="'Hornet 2D'.B41:'Hornet 2D'.B48 'Hornet 2D'.C40:'Hornet 2D'.C40 'Hornet 2D'.C41:'Hornet 2D'.C48 'Hornet 2D'.D40:'Hornet 2D'.D40 'Hornet 2D'.D41:'Hornet 2D'.D4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9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/>
          <table:table-cell office:value-type="string" calcext:value-type="string">
            <text:p>SP 1T</text:p>
          </table:table-cell>
          <table:table-cell table:formula="of:=[.C42]/[.C41]" office:value-type="float" office:value="1.38104665742757" calcext:value-type="float">
            <text:p>1.3810466574</text:p>
          </table:table-cell>
          <table:table-cell table:formula="of:=[.D42]/[.D41]" office:value-type="float" office:value="1.33574879227053" calcext:value-type="float">
            <text:p>1.335748792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P 1T</text:p>
          </table:table-cell>
          <table:table-cell table:formula="of:=[.C44]/[.C43]" office:value-type="float" office:value="0.916847876839339" calcext:value-type="float">
            <text:p>0.9168478768</text:p>
          </table:table-cell>
          <table:table-cell table:formula="of:=[.D44]/[.D43]" office:value-type="float" office:value="0.921862487129619" calcext:value-type="float">
            <text:p>0.921862487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P 24T</text:p>
          </table:table-cell>
          <table:table-cell table:formula="of:=[.C46]/[.C45]" office:value-type="float" office:value="0.514970774185852" calcext:value-type="float">
            <text:p>0.5149707742</text:p>
          </table:table-cell>
          <table:table-cell table:formula="of:=[.D46]/[.D45]" office:value-type="float" office:value="0.511749347258486" calcext:value-type="float">
            <text:p>0.511749347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P 4T</text:p>
          </table:table-cell>
          <table:table-cell table:formula="of:=[.C48]/[.C47]" office:value-type="float" office:value="0.521788240889364" calcext:value-type="float">
            <text:p>0.5217882409</text:p>
          </table:table-cell>
          <table:table-cell table:formula="of:=[.D48]/[.D47]" office:value-type="float" office:value="0.53554295682512" calcext:value-type="float">
            <text:p>0.535542956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ime (ms)</text:p>
          </table:table-cell>
          <table:table-cell office:value-type="string" calcext:value-type="string">
            <text:p>Energy (J)</text:p>
          </table:table-cell>
        </table:table-row>
        <table:table-row table:style-name="ro1">
          <table:table-cell/>
          <table:table-cell office:value-type="string" calcext:value-type="string">
            <text:p>Si SP 1T</text:p>
          </table:table-cell>
          <table:table-cell office:value-type="float" office:value="45459" calcext:value-type="float">
            <text:p>45459</text:p>
          </table:table-cell>
          <table:table-cell office:value-type="float" office:value="5382" calcext:value-type="float">
            <text:p>5382</text:p>
          </table:table-cell>
        </table:table-row>
        <table:table-row table:style-name="ro1">
          <table:table-cell/>
          <table:table-cell office:value-type="string" calcext:value-type="string">
            <text:p>Co SP 1T</text:p>
          </table:table-cell>
          <table:table-cell office:value-type="float" office:value="62781" calcext:value-type="float">
            <text:p>62781</text:p>
          </table:table-cell>
          <table:table-cell office:value-type="float" office:value="7189" calcext:value-type="float">
            <text:p>7189</text:p>
          </table:table-cell>
        </table:table-row>
        <table:table-row table:style-name="ro1">
          <table:table-cell/>
          <table:table-cell office:value-type="string" calcext:value-type="string">
            <text:p>Si DP 1T</text:p>
          </table:table-cell>
          <table:table-cell office:value-type="float" office:value="74959" calcext:value-type="float">
            <text:p>74959</text:p>
          </table:table-cell>
          <table:table-cell office:value-type="float" office:value="8741" calcext:value-type="float">
            <text:p>8741</text:p>
          </table:table-cell>
        </table:table-row>
        <table:table-row table:style-name="ro1">
          <table:table-cell/>
          <table:table-cell office:value-type="string" calcext:value-type="string">
            <text:p>Co DP 1T</text:p>
          </table:table-cell>
          <table:table-cell office:value-type="float" office:value="68726" calcext:value-type="float">
            <text:p>68726</text:p>
          </table:table-cell>
          <table:table-cell office:value-type="float" office:value="8058" calcext:value-type="float">
            <text:p>8058</text:p>
          </table:table-cell>
        </table:table-row>
        <table:table-row table:style-name="ro1">
          <table:table-cell/>
          <table:table-cell office:value-type="string" calcext:value-type="string">
            <text:p>Si SP 24T</text:p>
          </table:table-cell>
          <table:table-cell office:value-type="float" office:value="8383" calcext:value-type="float">
            <text:p>8383</text:p>
          </table:table-cell>
          <table:table-cell office:value-type="float" office:value="2298" calcext:value-type="float">
            <text:p>2298</text:p>
          </table:table-cell>
        </table:table-row>
        <table:table-row table:style-name="ro1">
          <table:table-cell/>
          <table:table-cell office:value-type="string" calcext:value-type="string">
            <text:p>Co SP 24T</text:p>
          </table:table-cell>
          <table:table-cell office:value-type="float" office:value="4317" calcext:value-type="float">
            <text:p>4317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/>
          <table:table-cell office:value-type="string" calcext:value-type="string">
            <text:p>Si DP 24T</text:p>
          </table:table-cell>
          <table:table-cell office:value-type="float" office:value="16821" calcext:value-type="float">
            <text:p>16821</text:p>
          </table:table-cell>
          <table:table-cell office:value-type="float" office:value="4586" calcext:value-type="float">
            <text:p>4586</text:p>
          </table:table-cell>
        </table:table-row>
        <table:table-row table:style-name="ro1">
          <table:table-cell/>
          <table:table-cell office:value-type="string" calcext:value-type="string">
            <text:p>Co DP 24T</text:p>
          </table:table-cell>
          <table:table-cell office:value-type="float" office:value="8777" calcext:value-type="float">
            <text:p>8777</text:p>
          </table:table-cell>
          <table:table-cell office:value-type="float" office:value="2456" calcext:value-type="float">
            <text:p>2456</text:p>
          </table:table-cell>
        </table:table-row>
      </table:table>
      <table:table table:name="Hornet 3D" table:style-name="ta1">
        <table:shapes>
          <draw:frame draw:z-index="0" draw:style-name="gr1" draw:text-style-name="P1" svg:width="466.5pt" svg:height="255.23pt" svg:x="434.52pt" svg:y="396.06pt">
            <loext:p draw:notify-on-update-of-ranges="'Hornet 3D'.B41:'Hornet 3D'.B48 'Hornet 3D'.C40:'Hornet 3D'.C40 'Hornet 3D'.C41:'Hornet 3D'.C48 'Hornet 3D'.D40:'Hornet 3D'.D40 'Hornet 3D'.D41:'Hornet 3D'.D4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9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/>
          <table:table-cell office:value-type="string" calcext:value-type="string">
            <text:p>SP 1T</text:p>
          </table:table-cell>
          <table:table-cell table:formula="of:=[.C42]/[.C41]" office:value-type="float" office:value="1.9567704413274" calcext:value-type="float">
            <text:p>1.9567704413</text:p>
          </table:table-cell>
          <table:table-cell table:formula="of:=[.D42]/[.D41]" office:value-type="float" office:value="1.91644423813392" calcext:value-type="float">
            <text:p>1.916444238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P 1T</text:p>
          </table:table-cell>
          <table:table-cell table:formula="of:=[.C44]/[.C43]" office:value-type="float" office:value="1.32441950229423" calcext:value-type="float">
            <text:p>1.3244195023</text:p>
          </table:table-cell>
          <table:table-cell table:formula="of:=[.D44]/[.D43]" office:value-type="float" office:value="1.28834965233433" calcext:value-type="float">
            <text:p>1.288349652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P 24T</text:p>
          </table:table-cell>
          <table:table-cell table:formula="of:=[.C46]/[.C45]" office:value-type="float" office:value="0.785156775669493" calcext:value-type="float">
            <text:p>0.7851567757</text:p>
          </table:table-cell>
          <table:table-cell table:formula="of:=[.D46]/[.D45]" office:value-type="float" office:value="0.806069578090303" calcext:value-type="float">
            <text:p>0.806069578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P 4T</text:p>
          </table:table-cell>
          <table:table-cell table:formula="of:=[.C48]/[.C47]" office:value-type="float" office:value="0.708094241544589" calcext:value-type="float">
            <text:p>0.7080942415</text:p>
          </table:table-cell>
          <table:table-cell table:formula="of:=[.D48]/[.D47]" office:value-type="float" office:value="0.732165050956997" calcext:value-type="float">
            <text:p>0.73216505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ime (ms)</text:p>
          </table:table-cell>
          <table:table-cell office:value-type="string" calcext:value-type="string">
            <text:p>Energy (J)</text:p>
          </table:table-cell>
        </table:table-row>
        <table:table-row table:style-name="ro1">
          <table:table-cell/>
          <table:table-cell office:value-type="string" calcext:value-type="string">
            <text:p>Si SP 1T</text:p>
          </table:table-cell>
          <table:table-cell office:value-type="float" office:value="73075" calcext:value-type="float">
            <text:p>73075</text:p>
          </table:table-cell>
          <table:table-cell office:value-type="float" office:value="8617" calcext:value-type="float">
            <text:p>8617</text:p>
          </table:table-cell>
        </table:table-row>
        <table:table-row table:style-name="ro1">
          <table:table-cell/>
          <table:table-cell office:value-type="string" calcext:value-type="string">
            <text:p>Co SP 1T</text:p>
          </table:table-cell>
          <table:table-cell office:value-type="float" office:value="142991" calcext:value-type="float">
            <text:p>142991</text:p>
          </table:table-cell>
          <table:table-cell office:value-type="float" office:value="16514" calcext:value-type="float">
            <text:p>16514</text:p>
          </table:table-cell>
        </table:table-row>
        <table:table-row table:style-name="ro1">
          <table:table-cell/>
          <table:table-cell office:value-type="string" calcext:value-type="string">
            <text:p>Si DP 1T</text:p>
          </table:table-cell>
          <table:table-cell office:value-type="float" office:value="115289" calcext:value-type="float">
            <text:p>115289</text:p>
          </table:table-cell>
          <table:table-cell office:value-type="float" office:value="14094" calcext:value-type="float">
            <text:p>14094</text:p>
          </table:table-cell>
        </table:table-row>
        <table:table-row table:style-name="ro1">
          <table:table-cell/>
          <table:table-cell office:value-type="string" calcext:value-type="string">
            <text:p>Co DP 1T</text:p>
          </table:table-cell>
          <table:table-cell office:value-type="float" office:value="152691" calcext:value-type="float">
            <text:p>152691</text:p>
          </table:table-cell>
          <table:table-cell office:value-type="float" office:value="18158" calcext:value-type="float">
            <text:p>18158</text:p>
          </table:table-cell>
        </table:table-row>
        <table:table-row table:style-name="ro1">
          <table:table-cell/>
          <table:table-cell office:value-type="string" calcext:value-type="string">
            <text:p>Si SP 24T</text:p>
          </table:table-cell>
          <table:table-cell office:value-type="float" office:value="14862" calcext:value-type="float">
            <text:p>14862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/>
          <table:table-cell office:value-type="string" calcext:value-type="string">
            <text:p>Co SP 24T</text:p>
          </table:table-cell>
          <table:table-cell office:value-type="float" office:value="11669" calcext:value-type="float">
            <text:p>11669</text:p>
          </table:table-cell>
          <table:table-cell office:value-type="float" office:value="3267" calcext:value-type="float">
            <text:p>3267</text:p>
          </table:table-cell>
        </table:table-row>
        <table:table-row table:style-name="ro1">
          <table:table-cell/>
          <table:table-cell office:value-type="string" calcext:value-type="string">
            <text:p>Si DP 24T</text:p>
          </table:table-cell>
          <table:table-cell office:value-type="float" office:value="29626" calcext:value-type="float">
            <text:p>29626</text:p>
          </table:table-cell>
          <table:table-cell office:value-type="float" office:value="8046" calcext:value-type="float">
            <text:p>8046</text:p>
          </table:table-cell>
        </table:table-row>
        <table:table-row table:style-name="ro1">
          <table:table-cell/>
          <table:table-cell office:value-type="string" calcext:value-type="string">
            <text:p>Co DP 24T</text:p>
          </table:table-cell>
          <table:table-cell office:value-type="float" office:value="20978" calcext:value-type="float">
            <text:p>20978</text:p>
          </table:table-cell>
          <table:table-cell office:value-type="float" office:value="5891" calcext:value-type="float">
            <text:p>5891</text:p>
          </table:table-cell>
        </table:table-row>
      </table:table>
      <table:table table:name="Odroid-XU3-A15 1D" table:style-name="ta1">
        <table:shapes>
          <draw:frame draw:z-index="0" draw:style-name="gr1" draw:text-style-name="P1" svg:width="466.5pt" svg:height="255.23pt" svg:x="429.85pt" svg:y="66.27pt">
            <loext:p draw:notify-on-update-of-ranges="'Odroid-XU3-A15 1D'.B41:'Odroid-XU3-A15 1D'.B48 'Odroid-XU3-A15 1D'.C40:'Odroid-XU3-A15 1D'.C40 'Odroid-XU3-A15 1D'.C41:'Odroid-XU3-A15 1D'.C48 'Odroid-XU3-A15 1D'.D40:'Odroid-XU3-A15 1D'.D40 'Odroid-XU3-A15 1D'.D41:'Odroid-XU3-A15 1D'.D4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 table:number-rows-repeated="29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/>
          <table:table-cell office:value-type="string" calcext:value-type="string">
            <text:p>SP 1T</text:p>
          </table:table-cell>
          <table:table-cell table:formula="of:=[.C42]/[.C41]" office:value-type="float" office:value="0.799208856336138" calcext:value-type="float">
            <text:p>0.7992088563</text:p>
          </table:table-cell>
          <table:table-cell table:formula="of:=[.D42]/[.D41]" office:value-type="float" office:value="0.748792249656472" calcext:value-type="float">
            <text:p>0.7487922497</text:p>
          </table:table-cell>
          <table:table-cell table:formula="of:=[.E42]/[.E41]" office:value-type="float" office:value="0.760176533428722" calcext:value-type="float">
            <text:p>0.7601765334</text:p>
          </table:table-cell>
          <table:table-cell table:formula="of:=[.F42]/[.F41]" office:value-type="float" office:value="0.716829283135218" calcext:value-type="float">
            <text:p>0.7168292831</text:p>
          </table:table-cell>
          <table:table-cell table:formula="of:=[.G42]/[.G41]" office:value-type="float" office:value="0.721614664668093" calcext:value-type="float">
            <text:p>0.7216146647</text:p>
          </table:table-cell>
          <table:table-cell table:formula="of:=[.H42]/[.H41]" office:value-type="float" office:value="0.601425072685868" calcext:value-type="float">
            <text:p>0.601425072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DP 1T</text:p>
          </table:table-cell>
          <table:table-cell table:formula="of:=[.C44]/[.C43]" office:value-type="float" office:value="0.613286738480383" calcext:value-type="float">
            <text:p>0.6132867385</text:p>
          </table:table-cell>
          <table:table-cell table:formula="of:=[.D44]/[.D43]" office:value-type="float" office:value="0.662582224213954" calcext:value-type="float">
            <text:p>0.6625822242</text:p>
          </table:table-cell>
          <table:table-cell table:formula="of:=[.E44]/[.E43]" office:value-type="float" office:value="0.670747047202126" calcext:value-type="float">
            <text:p>0.6707470472</text:p>
          </table:table-cell>
          <table:table-cell table:formula="of:=[.F44]/[.F43]" office:value-type="float" office:value="0.66691557859211" calcext:value-type="float">
            <text:p>0.6669155786</text:p>
          </table:table-cell>
          <table:table-cell table:formula="of:=[.G44]/[.G43]" office:value-type="float" office:value="0.652016302400573" calcext:value-type="float">
            <text:p>0.6520163024</text:p>
          </table:table-cell>
          <table:table-cell table:formula="of:=[.H44]/[.H43]" office:value-type="float" office:value="0.570408227648432" calcext:value-type="float">
            <text:p>0.570408227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P 24T</text:p>
          </table:table-cell>
          <table:table-cell table:formula="of:=[.C46]/[.C45]" office:value-type="float" office:value="0.495066912467568" calcext:value-type="float">
            <text:p>0.4950669125</text:p>
          </table:table-cell>
          <table:table-cell table:formula="of:=[.D46]/[.D45]" office:value-type="float" office:value="0.484681646808779" calcext:value-type="float">
            <text:p>0.4846816468</text:p>
          </table:table-cell>
          <table:table-cell table:formula="of:=[.E46]/[.E45]" office:value-type="float" office:value="0.485161328711899" calcext:value-type="float">
            <text:p>0.4851613287</text:p>
          </table:table-cell>
          <table:table-cell table:formula="of:=[.F46]/[.F45]" office:value-type="float" office:value="0.514824493878492" calcext:value-type="float">
            <text:p>0.5148244939</text:p>
          </table:table-cell>
          <table:table-cell table:formula="of:=[.G46]/[.G45]" office:value-type="float" office:value="0.482902101801772" calcext:value-type="float">
            <text:p>0.4829021018</text:p>
          </table:table-cell>
          <table:table-cell table:formula="of:=[.H46]/[.H45]" office:value-type="float" office:value="0.473032940201382" calcext:value-type="float">
            <text:p>0.473032940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DP 4T</text:p>
          </table:table-cell>
          <table:table-cell table:formula="of:=[.C48]/[.C47]" office:value-type="float" office:value="0.49709337877392" calcext:value-type="float">
            <text:p>0.4970933788</text:p>
          </table:table-cell>
          <table:table-cell table:formula="of:=[.D48]/[.D47]" office:value-type="float" office:value="0.453962916733888" calcext:value-type="float">
            <text:p>0.4539629167</text:p>
          </table:table-cell>
          <table:table-cell table:formula="of:=[.E48]/[.E47]" office:value-type="float" office:value="0.451613002976305" calcext:value-type="float">
            <text:p>0.451613003</text:p>
          </table:table-cell>
          <table:table-cell table:formula="of:=[.F48]/[.F47]" office:value-type="float" office:value="0.486308429856501" calcext:value-type="float">
            <text:p>0.4863084299</text:p>
          </table:table-cell>
          <table:table-cell table:formula="of:=[.G48]/[.G47]" office:value-type="float" office:value="0.471077809538307" calcext:value-type="float">
            <text:p>0.4710778095</text:p>
          </table:table-cell>
          <table:table-cell table:formula="of:=[.H48]/[.H47]" office:value-type="float" office:value="0.482460412839423" calcext:value-type="float">
            <text:p>0.482460412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me (ms)</text:p>
          </table:table-cell>
          <table:table-cell office:value-type="string" calcext:value-type="string">
            <text:p>Energy (J)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/>
          <table:table-cell office:value-type="string" calcext:value-type="string">
            <text:p>Si SP 1T</text:p>
          </table:table-cell>
          <table:table-cell office:value-type="float" office:value="71542" calcext:value-type="float">
            <text:p>71542</text:p>
          </table:table-cell>
          <table:table-cell office:value-type="float" office:value="231.422" calcext:value-type="float">
            <text:p>231.422</text:p>
          </table:table-cell>
          <table:table-cell office:value-type="float" office:value="206.873" calcext:value-type="float">
            <text:p>206.873</text:p>
          </table:table-cell>
          <table:table-cell office:value-type="float" office:value="1.97192" calcext:value-type="float">
            <text:p>1.97192</text:p>
          </table:table-cell>
          <table:table-cell office:value-type="float" office:value="8.61281" calcext:value-type="float">
            <text:p>8.61281</text:p>
          </table:table-cell>
          <table:table-cell office:value-type="float" office:value="13.9642" calcext:value-type="float">
            <text:p>13.9642</text:p>
          </table:table-cell>
        </table:table-row>
        <table:table-row table:style-name="ro1">
          <table:table-cell/>
          <table:table-cell office:value-type="string" calcext:value-type="string">
            <text:p>Co SP 1T</text:p>
          </table:table-cell>
          <table:table-cell office:value-type="float" office:value="57177" calcext:value-type="float">
            <text:p>57177</text:p>
          </table:table-cell>
          <table:table-cell office:value-type="float" office:value="173.287" calcext:value-type="float">
            <text:p>173.287</text:p>
          </table:table-cell>
          <table:table-cell office:value-type="float" office:value="157.26" calcext:value-type="float">
            <text:p>157.26</text:p>
          </table:table-cell>
          <table:table-cell office:value-type="float" office:value="1.41353" calcext:value-type="float">
            <text:p>1.41353</text:p>
          </table:table-cell>
          <table:table-cell office:value-type="float" office:value="6.21513" calcext:value-type="float">
            <text:p>6.21513</text:p>
          </table:table-cell>
          <table:table-cell office:value-type="float" office:value="8.39842" calcext:value-type="float">
            <text:p>8.39842</text:p>
          </table:table-cell>
        </table:table-row>
        <table:table-row table:style-name="ro1">
          <table:table-cell/>
          <table:table-cell office:value-type="string" calcext:value-type="string">
            <text:p>Si DP 1T</text:p>
          </table:table-cell>
          <table:table-cell office:value-type="float" office:value="111028" calcext:value-type="float">
            <text:p>111028</text:p>
          </table:table-cell>
          <table:table-cell office:value-type="float" office:value="319.097" calcext:value-type="float">
            <text:p>319.097</text:p>
          </table:table-cell>
          <table:table-cell office:value-type="float" office:value="281.428" calcext:value-type="float">
            <text:p>281.428</text:p>
          </table:table-cell>
          <table:table-cell office:value-type="float" office:value="2.73189" calcext:value-type="float">
            <text:p>2.73189</text:p>
          </table:table-cell>
          <table:table-cell office:value-type="float" office:value="11.164" calcext:value-type="float">
            <text:p>11.164</text:p>
          </table:table-cell>
          <table:table-cell office:value-type="float" office:value="23.7735" calcext:value-type="float">
            <text:p>23.7735</text:p>
          </table:table-cell>
        </table:table-row>
        <table:table-row table:style-name="ro1">
          <table:table-cell/>
          <table:table-cell office:value-type="string" calcext:value-type="string">
            <text:p>Co DP 1T</text:p>
          </table:table-cell>
          <table:table-cell office:value-type="float" office:value="68092" calcext:value-type="float">
            <text:p>68092</text:p>
          </table:table-cell>
          <table:table-cell office:value-type="float" office:value="211.428" calcext:value-type="float">
            <text:p>211.428</text:p>
          </table:table-cell>
          <table:table-cell office:value-type="float" office:value="188.767" calcext:value-type="float">
            <text:p>188.767</text:p>
          </table:table-cell>
          <table:table-cell office:value-type="float" office:value="1.82194" calcext:value-type="float">
            <text:p>1.82194</text:p>
          </table:table-cell>
          <table:table-cell office:value-type="float" office:value="7.27911" calcext:value-type="float">
            <text:p>7.27911</text:p>
          </table:table-cell>
          <table:table-cell office:value-type="float" office:value="13.5606" calcext:value-type="float">
            <text:p>13.5606</text:p>
          </table:table-cell>
        </table:table-row>
        <table:table-row table:style-name="ro1">
          <table:table-cell/>
          <table:table-cell office:value-type="string" calcext:value-type="string">
            <text:p>Si SP <text:s/>4T</text:p>
          </table:table-cell>
          <table:table-cell office:value-type="float" office:value="58584" calcext:value-type="float">
            <text:p>58584</text:p>
          </table:table-cell>
          <table:table-cell office:value-type="float" office:value="364.171" calcext:value-type="float">
            <text:p>364.171</text:p>
          </table:table-cell>
          <table:table-cell office:value-type="float" office:value="336.115" calcext:value-type="float">
            <text:p>336.115</text:p>
          </table:table-cell>
          <table:table-cell office:value-type="float" office:value="2.03953" calcext:value-type="float">
            <text:p>2.03953</text:p>
          </table:table-cell>
          <table:table-cell office:value-type="float" office:value="8.15919" calcext:value-type="float">
            <text:p>8.15919</text:p>
          </table:table-cell>
          <table:table-cell office:value-type="float" office:value="17.8566" calcext:value-type="float">
            <text:p>17.8566</text:p>
          </table:table-cell>
        </table:table-row>
        <table:table-row table:style-name="ro1">
          <table:table-cell/>
          <table:table-cell office:value-type="string" calcext:value-type="string">
            <text:p>Co SP <text:s/>4T</text:p>
          </table:table-cell>
          <table:table-cell office:value-type="float" office:value="29003" calcext:value-type="float">
            <text:p>29003</text:p>
          </table:table-cell>
          <table:table-cell office:value-type="float" office:value="176.507" calcext:value-type="float">
            <text:p>176.507</text:p>
          </table:table-cell>
          <table:table-cell office:value-type="float" office:value="163.07" calcext:value-type="float">
            <text:p>163.07</text:p>
          </table:table-cell>
          <table:table-cell office:value-type="float" office:value="1.05" calcext:value-type="float">
            <text:p>1.05</text:p>
          </table:table-cell>
          <table:table-cell office:value-type="float" office:value="3.94009" calcext:value-type="float">
            <text:p>3.94009</text:p>
          </table:table-cell>
          <table:table-cell office:value-type="float" office:value="8.44676" calcext:value-type="float">
            <text:p>8.44676</text:p>
          </table:table-cell>
        </table:table-row>
        <table:table-row table:style-name="ro1">
          <table:table-cell/>
          <table:table-cell office:value-type="string" calcext:value-type="string">
            <text:p>Si DP <text:s text:c="2"/>4T</text:p>
          </table:table-cell>
          <table:table-cell office:value-type="float" office:value="122651" calcext:value-type="float">
            <text:p>122651</text:p>
          </table:table-cell>
          <table:table-cell office:value-type="float" office:value="706.626" calcext:value-type="float">
            <text:p>706.626</text:p>
          </table:table-cell>
          <table:table-cell office:value-type="float" office:value="646.775" calcext:value-type="float">
            <text:p>646.775</text:p>
          </table:table-cell>
          <table:table-cell office:value-type="float" office:value="4.33661" calcext:value-type="float">
            <text:p>4.33661</text:p>
          </table:table-cell>
          <table:table-cell office:value-type="float" office:value="17.7369" calcext:value-type="float">
            <text:p>17.7369</text:p>
          </table:table-cell>
          <table:table-cell office:value-type="float" office:value="37.7774" calcext:value-type="float">
            <text:p>37.7774</text:p>
          </table:table-cell>
        </table:table-row>
        <table:table-row table:style-name="ro1">
          <table:table-cell/>
          <table:table-cell office:value-type="string" calcext:value-type="string">
            <text:p>Co DP <text:s/>4T</text:p>
          </table:table-cell>
          <table:table-cell office:value-type="float" office:value="60969" calcext:value-type="float">
            <text:p>60969</text:p>
          </table:table-cell>
          <table:table-cell office:value-type="float" office:value="320.782" calcext:value-type="float">
            <text:p>320.782</text:p>
          </table:table-cell>
          <table:table-cell office:value-type="float" office:value="292.092" calcext:value-type="float">
            <text:p>292.092</text:p>
          </table:table-cell>
          <table:table-cell office:value-type="float" office:value="2.10893" calcext:value-type="float">
            <text:p>2.10893</text:p>
          </table:table-cell>
          <table:table-cell office:value-type="float" office:value="8.35546" calcext:value-type="float">
            <text:p>8.35546</text:p>
          </table:table-cell>
          <table:table-cell office:value-type="float" office:value="18.2261" calcext:value-type="float">
            <text:p>18.2261</text:p>
          </table:table-cell>
        </table:table-row>
      </table:table>
      <table:table table:name="Odroid-XU3-A15 2D" table:style-name="ta1">
        <table:shapes>
          <draw:frame draw:z-index="0" draw:style-name="gr1" draw:text-style-name="P1" svg:width="466.5pt" svg:height="255.23pt" svg:x="409.58pt" svg:y="79.82pt">
            <loext:p draw:notify-on-update-of-ranges="'Odroid-XU3-A15 2D'.B41:'Odroid-XU3-A15 2D'.B48 'Odroid-XU3-A15 2D'.C40:'Odroid-XU3-A15 2D'.C40 'Odroid-XU3-A15 2D'.C41:'Odroid-XU3-A15 2D'.C48 'Odroid-XU3-A15 2D'.D40:'Odroid-XU3-A15 2D'.D40 'Odroid-XU3-A15 2D'.D41:'Odroid-XU3-A15 2D'.D4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29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/>
          <table:table-cell office:value-type="string" calcext:value-type="string">
            <text:p>SP 1T</text:p>
          </table:table-cell>
          <table:table-cell table:formula="of:=[.C42]/[.C41]" office:value-type="float" office:value="0.62581534966737" calcext:value-type="float">
            <text:p>0.6258153497</text:p>
          </table:table-cell>
          <table:table-cell table:formula="of:=[.D42]/[.D41]" office:value-type="float" office:value="0.724657427867475" calcext:value-type="float">
            <text:p>0.7246574279</text:p>
          </table:table-cell>
          <table:table-cell table:formula="of:=[.E42]/[.E41]" office:value-type="float" office:value="0.737691762856187" calcext:value-type="float">
            <text:p>0.7376917629</text:p>
          </table:table-cell>
          <table:table-cell table:formula="of:=[.F42]/[.F41]" office:value-type="float" office:value="0.591811962545385" calcext:value-type="float">
            <text:p>0.5918119625</text:p>
          </table:table-cell>
          <table:table-cell table:formula="of:=[.G42]/[.G41]" office:value-type="float" office:value="0.593885790056899" calcext:value-type="float">
            <text:p>0.5938857901</text:p>
          </table:table-cell>
          <table:table-cell table:formula="of:=[.H42]/[.H41]" office:value-type="float" office:value="0.603087653982625" calcext:value-type="float">
            <text:p>0.60308765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DP 1T</text:p>
          </table:table-cell>
          <table:table-cell table:formula="of:=[.C44]/[.C43]" office:value-type="float" office:value="0.692342162312732" calcext:value-type="float">
            <text:p>0.6923421623</text:p>
          </table:table-cell>
          <table:table-cell table:formula="of:=[.D44]/[.D43]" office:value-type="float" office:value="0.804279795005997" calcext:value-type="float">
            <text:p>0.804279795</text:p>
          </table:table-cell>
          <table:table-cell table:formula="of:=[.E44]/[.E43]" office:value-type="float" office:value="0.821333431092211" calcext:value-type="float">
            <text:p>0.8213334311</text:p>
          </table:table-cell>
          <table:table-cell table:formula="of:=[.F44]/[.F43]" office:value-type="float" office:value="0.651467839412319" calcext:value-type="float">
            <text:p>0.6514678394</text:p>
          </table:table-cell>
          <table:table-cell table:formula="of:=[.G44]/[.G43]" office:value-type="float" office:value="0.684440024105004" calcext:value-type="float">
            <text:p>0.6844400241</text:p>
          </table:table-cell>
          <table:table-cell table:formula="of:=[.H44]/[.H43]" office:value-type="float" office:value="0.647143262882565" calcext:value-type="float">
            <text:p>0.647143262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P 24T</text:p>
          </table:table-cell>
          <table:table-cell table:formula="of:=[.C46]/[.C45]" office:value-type="float" office:value="0.686587748534651" calcext:value-type="float">
            <text:p>0.6865877485</text:p>
          </table:table-cell>
          <table:table-cell table:formula="of:=[.D46]/[.D45]" office:value-type="float" office:value="0.669528599949604" calcext:value-type="float">
            <text:p>0.6695285999</text:p>
          </table:table-cell>
          <table:table-cell table:formula="of:=[.E46]/[.E45]" office:value-type="float" office:value="0.659727430295152" calcext:value-type="float">
            <text:p>0.6597274303</text:p>
          </table:table-cell>
          <table:table-cell table:formula="of:=[.F46]/[.F45]" office:value-type="float" office:value="2.33545974997079" calcext:value-type="float">
            <text:p>2.33545975</text:p>
          </table:table-cell>
          <table:table-cell table:formula="of:=[.G46]/[.G45]" office:value-type="float" office:value="0.78392211839287" calcext:value-type="float">
            <text:p>0.7839221184</text:p>
          </table:table-cell>
          <table:table-cell table:formula="of:=[.H46]/[.H45]" office:value-type="float" office:value="0.570432696995106" calcext:value-type="float">
            <text:p>0.57043269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DP 4T</text:p>
          </table:table-cell>
          <table:table-cell table:formula="of:=[.C48]/[.C47]" office:value-type="float" office:value="0.760605178935118" calcext:value-type="float">
            <text:p>0.7606051789</text:p>
          </table:table-cell>
          <table:table-cell table:formula="of:=[.D48]/[.D47]" office:value-type="float" office:value="0.797855134489537" calcext:value-type="float">
            <text:p>0.7978551345</text:p>
          </table:table-cell>
          <table:table-cell table:formula="of:=[.E48]/[.E47]" office:value-type="float" office:value="0.801456363438757" calcext:value-type="float">
            <text:p>0.8014563634</text:p>
          </table:table-cell>
          <table:table-cell table:formula="of:=[.F48]/[.F47]" office:value-type="float" office:value="1.027967157833" calcext:value-type="float">
            <text:p>1.0279671578</text:p>
          </table:table-cell>
          <table:table-cell table:formula="of:=[.G48]/[.G47]" office:value-type="float" office:value="0.77342503569208" calcext:value-type="float">
            <text:p>0.7734250357</text:p>
          </table:table-cell>
          <table:table-cell table:formula="of:=[.H48]/[.H47]" office:value-type="float" office:value="0.71426161342503" calcext:value-type="float">
            <text:p>0.714261613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me (ms)</text:p>
          </table:table-cell>
          <table:table-cell office:value-type="string" calcext:value-type="string">
            <text:p>Energy (J)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/>
          <table:table-cell office:value-type="string" calcext:value-type="string">
            <text:p>Si SP 1T</text:p>
          </table:table-cell>
          <table:table-cell office:value-type="float" office:value="61630" calcext:value-type="float">
            <text:p>61630</text:p>
          </table:table-cell>
          <table:table-cell office:value-type="float" office:value="141.649" calcext:value-type="float">
            <text:p>141.649</text:p>
          </table:table-cell>
          <table:table-cell office:value-type="float" office:value="128.479" calcext:value-type="float">
            <text:p>128.479</text:p>
          </table:table-cell>
          <table:table-cell office:value-type="float" office:value="1.30825" calcext:value-type="float">
            <text:p>1.30825</text:p>
          </table:table-cell>
          <table:table-cell office:value-type="float" office:value="6.42536" calcext:value-type="float">
            <text:p>6.42536</text:p>
          </table:table-cell>
          <table:table-cell office:value-type="float" office:value="5.43649" calcext:value-type="float">
            <text:p>5.43649</text:p>
          </table:table-cell>
        </table:table-row>
        <table:table-row table:style-name="ro1">
          <table:table-cell/>
          <table:table-cell office:value-type="string" calcext:value-type="string">
            <text:p>Co SP 1T</text:p>
          </table:table-cell>
          <table:table-cell office:value-type="float" office:value="38569" calcext:value-type="float">
            <text:p>38569</text:p>
          </table:table-cell>
          <table:table-cell office:value-type="float" office:value="102.647" calcext:value-type="float">
            <text:p>102.647</text:p>
          </table:table-cell>
          <table:table-cell office:value-type="float" office:value="94.7779" calcext:value-type="float">
            <text:p>94.7779</text:p>
          </table:table-cell>
          <table:table-cell office:value-type="float" office:value="0.774238" calcext:value-type="float">
            <text:p>0.774238</text:p>
          </table:table-cell>
          <table:table-cell office:value-type="float" office:value="3.81593" calcext:value-type="float">
            <text:p>3.81593</text:p>
          </table:table-cell>
          <table:table-cell office:value-type="float" office:value="3.27868" calcext:value-type="float">
            <text:p>3.27868</text:p>
          </table:table-cell>
        </table:table-row>
        <table:table-row table:style-name="ro1">
          <table:table-cell/>
          <table:table-cell office:value-type="string" calcext:value-type="string">
            <text:p>Si DP 1T</text:p>
          </table:table-cell>
          <table:table-cell office:value-type="float" office:value="82569" calcext:value-type="float">
            <text:p>82569</text:p>
          </table:table-cell>
          <table:table-cell office:value-type="float" office:value="183.42" calcext:value-type="float">
            <text:p>183.42</text:p>
          </table:table-cell>
          <table:table-cell office:value-type="float" office:value="163.668" calcext:value-type="float">
            <text:p>163.668</text:p>
          </table:table-cell>
          <table:table-cell office:value-type="float" office:value="1.83501" calcext:value-type="float">
            <text:p>1.83501</text:p>
          </table:table-cell>
          <table:table-cell office:value-type="float" office:value="8.16428" calcext:value-type="float">
            <text:p>8.16428</text:p>
          </table:table-cell>
          <table:table-cell office:value-type="float" office:value="9.75291" calcext:value-type="float">
            <text:p>9.75291</text:p>
          </table:table-cell>
        </table:table-row>
        <table:table-row table:style-name="ro1">
          <table:table-cell/>
          <table:table-cell office:value-type="string" calcext:value-type="string">
            <text:p>Co DP 1T</text:p>
          </table:table-cell>
          <table:table-cell office:value-type="float" office:value="57166" calcext:value-type="float">
            <text:p>57166</text:p>
          </table:table-cell>
          <table:table-cell office:value-type="float" office:value="147.521" calcext:value-type="float">
            <text:p>147.521</text:p>
          </table:table-cell>
          <table:table-cell office:value-type="float" office:value="134.426" calcext:value-type="float">
            <text:p>134.426</text:p>
          </table:table-cell>
          <table:table-cell office:value-type="float" office:value="1.19545" calcext:value-type="float">
            <text:p>1.19545</text:p>
          </table:table-cell>
          <table:table-cell office:value-type="float" office:value="5.58796" calcext:value-type="float">
            <text:p>5.58796</text:p>
          </table:table-cell>
          <table:table-cell office:value-type="float" office:value="6.31153" calcext:value-type="float">
            <text:p>6.31153</text:p>
          </table:table-cell>
        </table:table-row>
        <table:table-row table:style-name="ro1">
          <table:table-cell/>
          <table:table-cell office:value-type="string" calcext:value-type="string">
            <text:p>Si SP <text:s/>4T</text:p>
          </table:table-cell>
          <table:table-cell office:value-type="float" office:value="17402" calcext:value-type="float">
            <text:p>17402</text:p>
          </table:table-cell>
          <table:table-cell office:value-type="float" office:value="103.182" calcext:value-type="float">
            <text:p>103.182</text:p>
          </table:table-cell>
          <table:table-cell office:value-type="float" office:value="96.0048" calcext:value-type="float">
            <text:p>96.0048</text:p>
          </table:table-cell>
          <table:table-cell office:value-type="float" office:value="0.641925" calcext:value-type="float">
            <text:p>0.641925</text:p>
          </table:table-cell>
          <table:table-cell office:value-type="float" office:value="2.43241" calcext:value-type="float">
            <text:p>2.43241</text:p>
          </table:table-cell>
          <table:table-cell office:value-type="float" office:value="4.10264" calcext:value-type="float">
            <text:p>4.10264</text:p>
          </table:table-cell>
        </table:table-row>
        <table:table-row table:style-name="ro1">
          <table:table-cell/>
          <table:table-cell office:value-type="string" calcext:value-type="string">
            <text:p>Co SP <text:s/>4T</text:p>
          </table:table-cell>
          <table:table-cell office:value-type="float" office:value="11948" calcext:value-type="float">
            <text:p>11948</text:p>
          </table:table-cell>
          <table:table-cell office:value-type="float" office:value="69.0833" calcext:value-type="float">
            <text:p>69.0833</text:p>
          </table:table-cell>
          <table:table-cell office:value-type="float" office:value="63.337" calcext:value-type="float">
            <text:p>63.337</text:p>
          </table:table-cell>
          <table:table-cell office:value-type="float" office:value="1.49919" calcext:value-type="float">
            <text:p>1.49919</text:p>
          </table:table-cell>
          <table:table-cell office:value-type="float" office:value="1.90682" calcext:value-type="float">
            <text:p>1.90682</text:p>
          </table:table-cell>
          <table:table-cell office:value-type="float" office:value="2.34028" calcext:value-type="float">
            <text:p>2.34028</text:p>
          </table:table-cell>
        </table:table-row>
        <table:table-row table:style-name="ro1">
          <table:table-cell/>
          <table:table-cell office:value-type="string" calcext:value-type="string">
            <text:p>Si DP <text:s text:c="2"/>4T</text:p>
          </table:table-cell>
          <table:table-cell office:value-type="float" office:value="34370" calcext:value-type="float">
            <text:p>34370</text:p>
          </table:table-cell>
          <table:table-cell office:value-type="float" office:value="200.945" calcext:value-type="float">
            <text:p>200.945</text:p>
          </table:table-cell>
          <table:table-cell office:value-type="float" office:value="184.02" calcext:value-type="float">
            <text:p>184.02</text:p>
          </table:table-cell>
          <table:table-cell office:value-type="float" office:value="1.3641" calcext:value-type="float">
            <text:p>1.3641</text:p>
          </table:table-cell>
          <table:table-cell office:value-type="float" office:value="5.48441" calcext:value-type="float">
            <text:p>5.48441</text:p>
          </table:table-cell>
          <table:table-cell office:value-type="float" office:value="10.0767" calcext:value-type="float">
            <text:p>10.0767</text:p>
          </table:table-cell>
        </table:table-row>
        <table:table-row table:style-name="ro1">
          <table:table-cell/>
          <table:table-cell office:value-type="string" calcext:value-type="string">
            <text:p>Co DP <text:s/>4T</text:p>
          </table:table-cell>
          <table:table-cell office:value-type="float" office:value="26142" calcext:value-type="float">
            <text:p>26142</text:p>
          </table:table-cell>
          <table:table-cell office:value-type="float" office:value="160.325" calcext:value-type="float">
            <text:p>160.325</text:p>
          </table:table-cell>
          <table:table-cell office:value-type="float" office:value="147.484" calcext:value-type="float">
            <text:p>147.484</text:p>
          </table:table-cell>
          <table:table-cell office:value-type="float" office:value="1.40225" calcext:value-type="float">
            <text:p>1.40225</text:p>
          </table:table-cell>
          <table:table-cell office:value-type="float" office:value="4.24178" calcext:value-type="float">
            <text:p>4.24178</text:p>
          </table:table-cell>
          <table:table-cell office:value-type="float" office:value="7.1974" calcext:value-type="float">
            <text:p>7.1974</text:p>
          </table:table-cell>
        </table:table-row>
      </table:table>
      <table:table table:name="Odroid-XU3-A15 3D" table:style-name="ta1">
        <table:shapes>
          <draw:frame draw:z-index="0" draw:style-name="gr1" draw:text-style-name="P1" svg:width="466.5pt" svg:height="255.23pt" svg:x="391.63pt" svg:y="92.61pt">
            <loext:p draw:notify-on-update-of-ranges="'Odroid-XU3-A15 3D'.B41:'Odroid-XU3-A15 3D'.B48 'Odroid-XU3-A15 3D'.C40:'Odroid-XU3-A15 3D'.C40 'Odroid-XU3-A15 3D'.C41:'Odroid-XU3-A15 3D'.C48 'Odroid-XU3-A15 3D'.D40:'Odroid-XU3-A15 3D'.D40 'Odroid-XU3-A15 3D'.D41:'Odroid-XU3-A15 3D'.D4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29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/>
          <table:table-cell office:value-type="string" calcext:value-type="string">
            <text:p>SP 1T</text:p>
          </table:table-cell>
          <table:table-cell table:formula="of:=[.C42]/[.C41]" office:value-type="float" office:value="1.2618638367835" calcext:value-type="float">
            <text:p>1.2618638368</text:p>
          </table:table-cell>
          <table:table-cell table:formula="of:=[.D42]/[.D41]" office:value-type="float" office:value="1.31465374453845" calcext:value-type="float">
            <text:p>1.3146537445</text:p>
          </table:table-cell>
          <table:table-cell table:formula="of:=[.E42]/[.E41]" office:value-type="float" office:value="1.33256007098858" calcext:value-type="float">
            <text:p>1.332560071</text:p>
          </table:table-cell>
          <table:table-cell table:formula="of:=[.F42]/[.F41]" office:value-type="float" office:value="1.191971278274" calcext:value-type="float">
            <text:p>1.1919712783</text:p>
          </table:table-cell>
          <table:table-cell table:formula="of:=[.G42]/[.G41]" office:value-type="float" office:value="1.21523834757185" calcext:value-type="float">
            <text:p>1.2152383476</text:p>
          </table:table-cell>
          <table:table-cell table:formula="of:=[.H42]/[.H41]" office:value-type="float" office:value="1.10484201931651" calcext:value-type="float">
            <text:p>1.104842019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DP 1T</text:p>
          </table:table-cell>
          <table:table-cell table:formula="of:=[.C44]/[.C43]" office:value-type="float" office:value="1.46822350612096" calcext:value-type="float">
            <text:p>1.4682235061</text:p>
          </table:table-cell>
          <table:table-cell table:formula="of:=[.D44]/[.D43]" office:value-type="float" office:value="1.52386898193856" calcext:value-type="float">
            <text:p>1.5238689819</text:p>
          </table:table-cell>
          <table:table-cell table:formula="of:=[.E44]/[.E43]" office:value-type="float" office:value="1.56184272290804" calcext:value-type="float">
            <text:p>1.5618427229</text:p>
          </table:table-cell>
          <table:table-cell table:formula="of:=[.F44]/[.F43]" office:value-type="float" office:value="1.37265403950818" calcext:value-type="float">
            <text:p>1.3726540395</text:p>
          </table:table-cell>
          <table:table-cell table:formula="of:=[.G44]/[.G43]" office:value-type="float" office:value="1.41298965790347" calcext:value-type="float">
            <text:p>1.4129896579</text:p>
          </table:table-cell>
          <table:table-cell table:formula="of:=[.H44]/[.H43]" office:value-type="float" office:value="1.13630699973874" calcext:value-type="float">
            <text:p>1.136306999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P 24T</text:p>
          </table:table-cell>
          <table:table-cell table:formula="of:=[.C46]/[.C45]" office:value-type="float" office:value="1.32652071077688" calcext:value-type="float">
            <text:p>1.3265207108</text:p>
          </table:table-cell>
          <table:table-cell table:formula="of:=[.D46]/[.D45]" office:value-type="float" office:value="0.82144485272445" calcext:value-type="float">
            <text:p>0.8214448527</text:p>
          </table:table-cell>
          <table:table-cell table:formula="of:=[.E46]/[.E45]" office:value-type="float" office:value="0.799500876577464" calcext:value-type="float">
            <text:p>0.7995008766</text:p>
          </table:table-cell>
          <table:table-cell table:formula="of:=[.F46]/[.F45]" office:value-type="float" office:value="1.84885143720685" calcext:value-type="float">
            <text:p>1.8488514372</text:p>
          </table:table-cell>
          <table:table-cell table:formula="of:=[.G46]/[.G45]" office:value-type="float" office:value="1.35181926136024" calcext:value-type="float">
            <text:p>1.3518192614</text:p>
          </table:table-cell>
          <table:table-cell table:formula="of:=[.H46]/[.H45]" office:value-type="float" office:value="0.824601504089105" calcext:value-type="float">
            <text:p>0.824601504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DP 4T</text:p>
          </table:table-cell>
          <table:table-cell table:formula="of:=[.C48]/[.C47]" office:value-type="float" office:value="0.902289341475888" calcext:value-type="float">
            <text:p>0.9022893415</text:p>
          </table:table-cell>
          <table:table-cell table:formula="of:=[.D48]/[.D47]" office:value-type="float" office:value="0.995282460651311" calcext:value-type="float">
            <text:p>0.9952824607</text:p>
          </table:table-cell>
          <table:table-cell table:formula="of:=[.E48]/[.E47]" office:value-type="float" office:value="1.00937373929139" calcext:value-type="float">
            <text:p>1.0093737393</text:p>
          </table:table-cell>
          <table:table-cell table:formula="of:=[.F48]/[.F47]" office:value-type="float" office:value="1.08344551294969" calcext:value-type="float">
            <text:p>1.0834455129</text:p>
          </table:table-cell>
          <table:table-cell table:formula="of:=[.G48]/[.G47]" office:value-type="float" office:value="1.00331319020408" calcext:value-type="float">
            <text:p>1.0033131902</text:p>
          </table:table-cell>
          <table:table-cell table:formula="of:=[.H48]/[.H47]" office:value-type="float" office:value="0.773210245032005" calcext:value-type="float">
            <text:p>0.77321024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me (ms)</text:p>
          </table:table-cell>
          <table:table-cell office:value-type="string" calcext:value-type="string">
            <text:p>Energy (J)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/>
          <table:table-cell office:value-type="string" calcext:value-type="string">
            <text:p>Si SP 1T</text:p>
          </table:table-cell>
          <table:table-cell office:value-type="float" office:value="26762" calcext:value-type="float">
            <text:p>26762</text:p>
          </table:table-cell>
          <table:table-cell office:value-type="float" office:value="86.0333" calcext:value-type="float">
            <text:p>86.0333</text:p>
          </table:table-cell>
          <table:table-cell office:value-type="float" office:value="77.4209" calcext:value-type="float">
            <text:p>77.4209</text:p>
          </table:table-cell>
          <table:table-cell office:value-type="float" office:value="0.712492" calcext:value-type="float">
            <text:p>0.712492</text:p>
          </table:table-cell>
          <table:table-cell office:value-type="float" office:value="3.24589" calcext:value-type="float">
            <text:p>3.24589</text:p>
          </table:table-cell>
          <table:table-cell office:value-type="float" office:value="4.65405" calcext:value-type="float">
            <text:p>4.65405</text:p>
          </table:table-cell>
        </table:table-row>
        <table:table-row table:style-name="ro1">
          <table:table-cell/>
          <table:table-cell office:value-type="string" calcext:value-type="string">
            <text:p>Co SP 1T</text:p>
          </table:table-cell>
          <table:table-cell office:value-type="float" office:value="33770" calcext:value-type="float">
            <text:p>33770</text:p>
          </table:table-cell>
          <table:table-cell office:value-type="float" office:value="113.104" calcext:value-type="float">
            <text:p>113.104</text:p>
          </table:table-cell>
          <table:table-cell office:value-type="float" office:value="103.168" calcext:value-type="float">
            <text:p>103.168</text:p>
          </table:table-cell>
          <table:table-cell office:value-type="float" office:value="0.84927" calcext:value-type="float">
            <text:p>0.84927</text:p>
          </table:table-cell>
          <table:table-cell office:value-type="float" office:value="3.94453" calcext:value-type="float">
            <text:p>3.94453</text:p>
          </table:table-cell>
          <table:table-cell office:value-type="float" office:value="5.14199" calcext:value-type="float">
            <text:p>5.14199</text:p>
          </table:table-cell>
        </table:table-row>
        <table:table-row table:style-name="ro1">
          <table:table-cell/>
          <table:table-cell office:value-type="string" calcext:value-type="string">
            <text:p>Si DP 1T</text:p>
          </table:table-cell>
          <table:table-cell office:value-type="float" office:value="49502" calcext:value-type="float">
            <text:p>49502</text:p>
          </table:table-cell>
          <table:table-cell office:value-type="float" office:value="137.752" calcext:value-type="float">
            <text:p>137.752</text:p>
          </table:table-cell>
          <table:table-cell office:value-type="float" office:value="121.429" calcext:value-type="float">
            <text:p>121.429</text:p>
          </table:table-cell>
          <table:table-cell office:value-type="float" office:value="1.15571" calcext:value-type="float">
            <text:p>1.15571</text:p>
          </table:table-cell>
          <table:table-cell office:value-type="float" office:value="5.21461" calcext:value-type="float">
            <text:p>5.21461</text:p>
          </table:table-cell>
          <table:table-cell office:value-type="float" office:value="9.9518" calcext:value-type="float">
            <text:p>9.9518</text:p>
          </table:table-cell>
        </table:table-row>
        <table:table-row table:style-name="ro1">
          <table:table-cell/>
          <table:table-cell office:value-type="string" calcext:value-type="string">
            <text:p>Co DP 1T</text:p>
          </table:table-cell>
          <table:table-cell office:value-type="float" office:value="72680" calcext:value-type="float">
            <text:p>72680</text:p>
          </table:table-cell>
          <table:table-cell office:value-type="float" office:value="209.916" calcext:value-type="float">
            <text:p>209.916</text:p>
          </table:table-cell>
          <table:table-cell office:value-type="float" office:value="189.653" calcext:value-type="float">
            <text:p>189.653</text:p>
          </table:table-cell>
          <table:table-cell office:value-type="float" office:value="1.58639" calcext:value-type="float">
            <text:p>1.58639</text:p>
          </table:table-cell>
          <table:table-cell office:value-type="float" office:value="7.36819" calcext:value-type="float">
            <text:p>7.36819</text:p>
          </table:table-cell>
          <table:table-cell office:value-type="float" office:value="11.3083" calcext:value-type="float">
            <text:p>11.3083</text:p>
          </table:table-cell>
        </table:table-row>
        <table:table-row table:style-name="ro1">
          <table:table-cell/>
          <table:table-cell office:value-type="string" calcext:value-type="string">
            <text:p>Si SP <text:s/>4T</text:p>
          </table:table-cell>
          <table:table-cell office:value-type="float" office:value="16489" calcext:value-type="float">
            <text:p>16489</text:p>
          </table:table-cell>
          <table:table-cell office:value-type="float" office:value="101.782" calcext:value-type="float">
            <text:p>101.782</text:p>
          </table:table-cell>
          <table:table-cell office:value-type="float" office:value="93.2034" calcext:value-type="float">
            <text:p>93.2034</text:p>
          </table:table-cell>
          <table:table-cell office:value-type="float" office:value="0.764956" calcext:value-type="float">
            <text:p>0.764956</text:p>
          </table:table-cell>
          <table:table-cell office:value-type="float" office:value="2.34106" calcext:value-type="float">
            <text:p>2.34106</text:p>
          </table:table-cell>
          <table:table-cell office:value-type="float" office:value="5.47308" calcext:value-type="float">
            <text:p>5.47308</text:p>
          </table:table-cell>
        </table:table-row>
        <table:table-row table:style-name="ro1">
          <table:table-cell/>
          <table:table-cell office:value-type="string" calcext:value-type="string">
            <text:p>Co SP <text:s/>4T</text:p>
          </table:table-cell>
          <table:table-cell office:value-type="float" office:value="21873" calcext:value-type="float">
            <text:p>21873</text:p>
          </table:table-cell>
          <table:table-cell office:value-type="float" office:value="83.6083" calcext:value-type="float">
            <text:p>83.6083</text:p>
          </table:table-cell>
          <table:table-cell office:value-type="float" office:value="74.5162" calcext:value-type="float">
            <text:p>74.5162</text:p>
          </table:table-cell>
          <table:table-cell office:value-type="float" office:value="1.41429" calcext:value-type="float">
            <text:p>1.41429</text:p>
          </table:table-cell>
          <table:table-cell office:value-type="float" office:value="3.16469" calcext:value-type="float">
            <text:p>3.16469</text:p>
          </table:table-cell>
          <table:table-cell office:value-type="float" office:value="4.51311" calcext:value-type="float">
            <text:p>4.51311</text:p>
          </table:table-cell>
        </table:table-row>
        <table:table-row table:style-name="ro1">
          <table:table-cell/>
          <table:table-cell office:value-type="string" calcext:value-type="string">
            <text:p>Si DP <text:s text:c="2"/>4T</text:p>
          </table:table-cell>
          <table:table-cell office:value-type="float" office:value="33241" calcext:value-type="float">
            <text:p>33241</text:p>
          </table:table-cell>
          <table:table-cell office:value-type="float" office:value="185.902" calcext:value-type="float">
            <text:p>185.902</text:p>
          </table:table-cell>
          <table:table-cell office:value-type="float" office:value="168.556" calcext:value-type="float">
            <text:p>168.556</text:p>
          </table:table-cell>
          <table:table-cell office:value-type="float" office:value="1.24057" calcext:value-type="float">
            <text:p>1.24057</text:p>
          </table:table-cell>
          <table:table-cell office:value-type="float" office:value="4.74769" calcext:value-type="float">
            <text:p>4.74769</text:p>
          </table:table-cell>
          <table:table-cell office:value-type="float" office:value="11.3577" calcext:value-type="float">
            <text:p>11.3577</text:p>
          </table:table-cell>
        </table:table-row>
        <table:table-row table:style-name="ro1">
          <table:table-cell/>
          <table:table-cell office:value-type="string" calcext:value-type="string">
            <text:p>Co DP <text:s/>4T</text:p>
          </table:table-cell>
          <table:table-cell office:value-type="float" office:value="29993" calcext:value-type="float">
            <text:p>29993</text:p>
          </table:table-cell>
          <table:table-cell office:value-type="float" office:value="185.025" calcext:value-type="float">
            <text:p>185.025</text:p>
          </table:table-cell>
          <table:table-cell office:value-type="float" office:value="170.136" calcext:value-type="float">
            <text:p>170.136</text:p>
          </table:table-cell>
          <table:table-cell office:value-type="float" office:value="1.34409" calcext:value-type="float">
            <text:p>1.34409</text:p>
          </table:table-cell>
          <table:table-cell office:value-type="float" office:value="4.76342" calcext:value-type="float">
            <text:p>4.76342</text:p>
          </table:table-cell>
          <table:table-cell office:value-type="float" office:value="8.78189" calcext:value-type="float">
            <text:p>8.78189</text:p>
          </table:table-cell>
        </table:table-row>
      </table:table>
      <table:table table:name="Odroid-XU3-A7 1D" table:style-name="ta1">
        <table:shapes>
          <draw:frame draw:z-index="0" draw:style-name="gr1" draw:text-style-name="P1" svg:width="466.5pt" svg:height="255.23pt" svg:x="429.85pt" svg:y="66.27pt">
            <loext:p draw:notify-on-update-of-ranges="'Odroid-XU3-A7 1D'.B41:'Odroid-XU3-A7 1D'.B48 'Odroid-XU3-A7 1D'.C40:'Odroid-XU3-A7 1D'.C40 'Odroid-XU3-A7 1D'.C41:'Odroid-XU3-A7 1D'.C48 'Odroid-XU3-A7 1D'.D40:'Odroid-XU3-A7 1D'.D40 'Odroid-XU3-A7 1D'.D41:'Odroid-XU3-A7 1D'.D4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29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/>
          <table:table-cell office:value-type="string" calcext:value-type="string">
            <text:p>SP 1T</text:p>
          </table:table-cell>
          <table:table-cell table:formula="of:=[.C42]/[.C41]" office:value-type="float" office:value="0.59166693030466" calcext:value-type="float">
            <text:p>0.5916669303</text:p>
          </table:table-cell>
          <table:table-cell table:formula="of:=[.D42]/[.D41]" office:value-type="float" office:value="0.610309370472258" calcext:value-type="float">
            <text:p>0.6103093705</text:p>
          </table:table-cell>
          <table:table-cell table:formula="of:=[.E42]/[.E41]" office:value-type="float" office:value="0.638285460788526" calcext:value-type="float">
            <text:p>0.6382854608</text:p>
          </table:table-cell>
          <table:table-cell table:formula="of:=[.F42]/[.F41]" office:value-type="float" office:value="0.61094344049073" calcext:value-type="float">
            <text:p>0.6109434405</text:p>
          </table:table-cell>
          <table:table-cell table:formula="of:=[.G42]/[.G41]" office:value-type="float" office:value="0.637962544358351" calcext:value-type="float">
            <text:p>0.6379625444</text:p>
          </table:table-cell>
          <table:table-cell table:formula="of:=[.H42]/[.H41]" office:value-type="float" office:value="0.549476087501276" calcext:value-type="float">
            <text:p>0.549476087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DP 1T</text:p>
          </table:table-cell>
          <table:table-cell table:formula="of:=[.C44]/[.C43]" office:value-type="float" office:value="0.589803258700416" calcext:value-type="float">
            <text:p>0.5898032587</text:p>
          </table:table-cell>
          <table:table-cell table:formula="of:=[.D44]/[.D43]" office:value-type="float" office:value="0.463726967450023" calcext:value-type="float">
            <text:p>0.4637269675</text:p>
          </table:table-cell>
          <table:table-cell table:formula="of:=[.E44]/[.E43]" office:value-type="float" office:value="0.245560414740257" calcext:value-type="float">
            <text:p>0.2455604147</text:p>
          </table:table-cell>
          <table:table-cell table:formula="of:=[.F44]/[.F43]" office:value-type="float" office:value="0.591100771277354" calcext:value-type="float">
            <text:p>0.5911007713</text:p>
          </table:table-cell>
          <table:table-cell table:formula="of:=[.G44]/[.G43]" office:value-type="float" office:value="0.600424632474906" calcext:value-type="float">
            <text:p>0.6004246325</text:p>
          </table:table-cell>
          <table:table-cell table:formula="of:=[.H44]/[.H43]" office:value-type="float" office:value="0.59482004516107" calcext:value-type="float">
            <text:p>0.594820045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P 24T</text:p>
          </table:table-cell>
          <table:table-cell table:formula="of:=[.C46]/[.C45]" office:value-type="float" office:value="0.662568505663135" calcext:value-type="float">
            <text:p>0.6625685057</text:p>
          </table:table-cell>
          <table:table-cell table:formula="of:=[.D46]/[.D45]" office:value-type="float" office:value="0.654122973420873" calcext:value-type="float">
            <text:p>0.6541229734</text:p>
          </table:table-cell>
          <table:table-cell table:formula="of:=[.E46]/[.E45]" office:value-type="float" office:value="0.695639629029884" calcext:value-type="float">
            <text:p>0.695639629</text:p>
          </table:table-cell>
          <table:table-cell table:formula="of:=[.F46]/[.F45]" office:value-type="float" office:value="0.67472972422609" calcext:value-type="float">
            <text:p>0.6747297242</text:p>
          </table:table-cell>
          <table:table-cell table:formula="of:=[.G46]/[.G45]" office:value-type="float" office:value="0.703314157078539" calcext:value-type="float">
            <text:p>0.7033141571</text:p>
          </table:table-cell>
          <table:table-cell table:formula="of:=[.H46]/[.H45]" office:value-type="float" office:value="0.560566273641863" calcext:value-type="float">
            <text:p>0.560566273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DP 4T</text:p>
          </table:table-cell>
          <table:table-cell table:formula="of:=[.C48]/[.C47]" office:value-type="float" office:value="0.546496635394666" calcext:value-type="float">
            <text:p>0.5464966354</text:p>
          </table:table-cell>
          <table:table-cell table:formula="of:=[.D48]/[.D47]" office:value-type="float" office:value="0.564183847115341" calcext:value-type="float">
            <text:p>0.5641838471</text:p>
          </table:table-cell>
          <table:table-cell table:formula="of:=[.E48]/[.E47]" office:value-type="float" office:value="0.559495769224716" calcext:value-type="float">
            <text:p>0.5594957692</text:p>
          </table:table-cell>
          <table:table-cell table:formula="of:=[.F48]/[.F47]" office:value-type="float" office:value="0.568153336615495" calcext:value-type="float">
            <text:p>0.5681533366</text:p>
          </table:table-cell>
          <table:table-cell table:formula="of:=[.G48]/[.G47]" office:value-type="float" office:value="0.566184189418522" calcext:value-type="float">
            <text:p>0.5661841894</text:p>
          </table:table-cell>
          <table:table-cell table:formula="of:=[.H48]/[.H47]" office:value-type="float" office:value="0.556848094182022" calcext:value-type="float">
            <text:p>0.556848094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me (ms)</text:p>
          </table:table-cell>
          <table:table-cell office:value-type="string" calcext:value-type="string">
            <text:p>Energy (J)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/>
          <table:table-cell office:value-type="string" calcext:value-type="string">
            <text:p>Si SP 1T</text:p>
          </table:table-cell>
          <table:table-cell office:value-type="float" office:value="600571" calcext:value-type="float">
            <text:p>600571</text:p>
          </table:table-cell>
          <table:table-cell office:value-type="float" office:value="313.346" calcext:value-type="float">
            <text:p>313.346</text:p>
          </table:table-cell>
          <table:table-cell office:value-type="float" office:value="57.2562" calcext:value-type="float">
            <text:p>57.2562</text:p>
          </table:table-cell>
          <table:table-cell office:value-type="float" office:value="144.927" calcext:value-type="float">
            <text:p>144.927</text:p>
          </table:table-cell>
          <table:table-cell office:value-type="float" office:value="57.2891" calcext:value-type="float">
            <text:p>57.2891</text:p>
          </table:table-cell>
          <table:table-cell office:value-type="float" office:value="53.8735" calcext:value-type="float">
            <text:p>53.8735</text:p>
          </table:table-cell>
        </table:table-row>
        <table:table-row table:style-name="ro1">
          <table:table-cell/>
          <table:table-cell office:value-type="string" calcext:value-type="string">
            <text:p>Co SP 1T</text:p>
          </table:table-cell>
          <table:table-cell office:value-type="float" office:value="355338" calcext:value-type="float">
            <text:p>355338</text:p>
          </table:table-cell>
          <table:table-cell office:value-type="float" office:value="191.238" calcext:value-type="float">
            <text:p>191.238</text:p>
          </table:table-cell>
          <table:table-cell office:value-type="float" office:value="36.5458" calcext:value-type="float">
            <text:p>36.5458</text:p>
          </table:table-cell>
          <table:table-cell office:value-type="float" office:value="88.5422" calcext:value-type="float">
            <text:p>88.5422</text:p>
          </table:table-cell>
          <table:table-cell office:value-type="float" office:value="36.5483" calcext:value-type="float">
            <text:p>36.5483</text:p>
          </table:table-cell>
          <table:table-cell office:value-type="float" office:value="29.6022" calcext:value-type="float">
            <text:p>29.6022</text:p>
          </table:table-cell>
        </table:table-row>
        <table:table-row table:style-name="ro1">
          <table:table-cell/>
          <table:table-cell office:value-type="string" calcext:value-type="string">
            <text:p>Si DP 1T</text:p>
          </table:table-cell>
          <table:table-cell office:value-type="float" office:value="1031761" calcext:value-type="float">
            <text:p>1031761</text:p>
          </table:table-cell>
          <table:table-cell office:value-type="float" office:value="705.469" calcext:value-type="float">
            <text:p>705.469</text:p>
          </table:table-cell>
          <table:table-cell office:value-type="float" office:value="263.876" calcext:value-type="float">
            <text:p>263.876</text:p>
          </table:table-cell>
          <table:table-cell office:value-type="float" office:value="245.437" calcext:value-type="float">
            <text:p>245.437</text:p>
          </table:table-cell>
          <table:table-cell office:value-type="float" office:value="105.503" calcext:value-type="float">
            <text:p>105.503</text:p>
          </table:table-cell>
          <table:table-cell office:value-type="float" office:value="90.6533" calcext:value-type="float">
            <text:p>90.6533</text:p>
          </table:table-cell>
        </table:table-row>
        <table:table-row table:style-name="ro1">
          <table:table-cell/>
          <table:table-cell office:value-type="string" calcext:value-type="string">
            <text:p>Co DP 1T</text:p>
          </table:table-cell>
          <table:table-cell office:value-type="float" office:value="608536" calcext:value-type="float">
            <text:p>608536</text:p>
          </table:table-cell>
          <table:table-cell office:value-type="float" office:value="327.145" calcext:value-type="float">
            <text:p>327.145</text:p>
          </table:table-cell>
          <table:table-cell office:value-type="float" office:value="64.7975" calcext:value-type="float">
            <text:p>64.7975</text:p>
          </table:table-cell>
          <table:table-cell office:value-type="float" office:value="145.078" calcext:value-type="float">
            <text:p>145.078</text:p>
          </table:table-cell>
          <table:table-cell office:value-type="float" office:value="63.3466" calcext:value-type="float">
            <text:p>63.3466</text:p>
          </table:table-cell>
          <table:table-cell office:value-type="float" office:value="53.9224" calcext:value-type="float">
            <text:p>53.9224</text:p>
          </table:table-cell>
        </table:table-row>
        <table:table-row table:style-name="ro1">
          <table:table-cell/>
          <table:table-cell office:value-type="string" calcext:value-type="string">
            <text:p>Si SP <text:s/>4T</text:p>
          </table:table-cell>
          <table:table-cell office:value-type="float" office:value="164220" calcext:value-type="float">
            <text:p>164220</text:p>
          </table:table-cell>
          <table:table-cell office:value-type="float" office:value="141.803" calcext:value-type="float">
            <text:p>141.803</text:p>
          </table:table-cell>
          <table:table-cell office:value-type="float" office:value="16.9825" calcext:value-type="float">
            <text:p>16.9825</text:p>
          </table:table-cell>
          <table:table-cell office:value-type="float" office:value="76.1167" calcext:value-type="float">
            <text:p>76.1167</text:p>
          </table:table-cell>
          <table:table-cell office:value-type="float" office:value="15.992" calcext:value-type="float">
            <text:p>15.992</text:p>
          </table:table-cell>
          <table:table-cell office:value-type="float" office:value="32.7121" calcext:value-type="float">
            <text:p>32.7121</text:p>
          </table:table-cell>
        </table:table-row>
        <table:table-row table:style-name="ro1">
          <table:table-cell/>
          <table:table-cell office:value-type="string" calcext:value-type="string">
            <text:p>Co SP <text:s/>4T</text:p>
          </table:table-cell>
          <table:table-cell office:value-type="float" office:value="108807" calcext:value-type="float">
            <text:p>108807</text:p>
          </table:table-cell>
          <table:table-cell office:value-type="float" office:value="92.7566" calcext:value-type="float">
            <text:p>92.7566</text:p>
          </table:table-cell>
          <table:table-cell office:value-type="float" office:value="11.8137" calcext:value-type="float">
            <text:p>11.8137</text:p>
          </table:table-cell>
          <table:table-cell office:value-type="float" office:value="51.3582" calcext:value-type="float">
            <text:p>51.3582</text:p>
          </table:table-cell>
          <table:table-cell office:value-type="float" office:value="11.2474" calcext:value-type="float">
            <text:p>11.2474</text:p>
          </table:table-cell>
          <table:table-cell office:value-type="float" office:value="18.3373" calcext:value-type="float">
            <text:p>18.3373</text:p>
          </table:table-cell>
        </table:table-row>
        <table:table-row table:style-name="ro1">
          <table:table-cell/>
          <table:table-cell office:value-type="string" calcext:value-type="string">
            <text:p>Si DP <text:s text:c="2"/>4T</text:p>
          </table:table-cell>
          <table:table-cell office:value-type="float" office:value="325744" calcext:value-type="float">
            <text:p>325744</text:p>
          </table:table-cell>
          <table:table-cell office:value-type="float" office:value="265.612" calcext:value-type="float">
            <text:p>265.612</text:p>
          </table:table-cell>
          <table:table-cell office:value-type="float" office:value="38.1254" calcext:value-type="float">
            <text:p>38.1254</text:p>
          </table:table-cell>
          <table:table-cell office:value-type="float" office:value="134.058" calcext:value-type="float">
            <text:p>134.058</text:p>
          </table:table-cell>
          <table:table-cell office:value-type="float" office:value="35.5319" calcext:value-type="float">
            <text:p>35.5319</text:p>
          </table:table-cell>
          <table:table-cell office:value-type="float" office:value="57.8964" calcext:value-type="float">
            <text:p>57.8964</text:p>
          </table:table-cell>
        </table:table-row>
        <table:table-row table:style-name="ro1">
          <table:table-cell/>
          <table:table-cell office:value-type="string" calcext:value-type="string">
            <text:p>Co DP <text:s/>4T</text:p>
          </table:table-cell>
          <table:table-cell office:value-type="float" office:value="178018" calcext:value-type="float">
            <text:p>178018</text:p>
          </table:table-cell>
          <table:table-cell office:value-type="float" office:value="149.854" calcext:value-type="float">
            <text:p>149.854</text:p>
          </table:table-cell>
          <table:table-cell office:value-type="float" office:value="21.331" calcext:value-type="float">
            <text:p>21.331</text:p>
          </table:table-cell>
          <table:table-cell office:value-type="float" office:value="76.1655" calcext:value-type="float">
            <text:p>76.1655</text:p>
          </table:table-cell>
          <table:table-cell office:value-type="float" office:value="20.1176" calcext:value-type="float">
            <text:p>20.1176</text:p>
          </table:table-cell>
          <table:table-cell office:value-type="float" office:value="32.2395" calcext:value-type="float">
            <text:p>32.2395</text:p>
          </table:table-cell>
        </table:table-row>
      </table:table>
      <table:table table:name="Odroid-XU3-A7 2D" table:style-name="ta1">
        <table:shapes>
          <draw:frame draw:z-index="0" draw:style-name="gr1" draw:text-style-name="P1" svg:width="466.5pt" svg:height="255.23pt" svg:x="429.85pt" svg:y="66.27pt">
            <loext:p draw:notify-on-update-of-ranges="'Odroid-XU3-A7 2D'.B41:'Odroid-XU3-A7 2D'.B48 'Odroid-XU3-A7 2D'.C40:'Odroid-XU3-A7 2D'.C40 'Odroid-XU3-A7 2D'.C41:'Odroid-XU3-A7 2D'.C48 'Odroid-XU3-A7 2D'.D40:'Odroid-XU3-A7 2D'.D40 'Odroid-XU3-A7 2D'.D41:'Odroid-XU3-A7 2D'.D4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29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/>
          <table:table-cell office:value-type="string" calcext:value-type="string">
            <text:p>SP 1T</text:p>
          </table:table-cell>
          <table:table-cell table:formula="of:=[.C42]/[.C41]" office:value-type="float" office:value="0.724181704331986" calcext:value-type="float">
            <text:p>0.7241817043</text:p>
          </table:table-cell>
          <table:table-cell table:formula="of:=[.D42]/[.D41]" office:value-type="float" office:value="0.759109430438636" calcext:value-type="float">
            <text:p>0.7591094304</text:p>
          </table:table-cell>
          <table:table-cell table:formula="of:=[.E42]/[.E41]" office:value-type="float" office:value="0.819513564861006" calcext:value-type="float">
            <text:p>0.8195135649</text:p>
          </table:table-cell>
          <table:table-cell table:formula="of:=[.F42]/[.F41]" office:value-type="float" office:value="0.763838203039142" calcext:value-type="float">
            <text:p>0.763838203</text:p>
          </table:table-cell>
          <table:table-cell table:formula="of:=[.G42]/[.G41]" office:value-type="float" office:value="0.753829426243219" calcext:value-type="float">
            <text:p>0.7538294262</text:p>
          </table:table-cell>
          <table:table-cell table:formula="of:=[.H42]/[.H41]" office:value-type="float" office:value="0.677356943285315" calcext:value-type="float">
            <text:p>0.677356943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DP 1T</text:p>
          </table:table-cell>
          <table:table-cell table:formula="of:=[.C44]/[.C43]" office:value-type="float" office:value="0.792475270843146" calcext:value-type="float">
            <text:p>0.7924752708</text:p>
          </table:table-cell>
          <table:table-cell table:formula="of:=[.D44]/[.D43]" office:value-type="float" office:value="0.82245037566755" calcext:value-type="float">
            <text:p>0.8224503757</text:p>
          </table:table-cell>
          <table:table-cell table:formula="of:=[.E44]/[.E43]" office:value-type="float" office:value="0.79509130981486" calcext:value-type="float">
            <text:p>0.7950913098</text:p>
          </table:table-cell>
          <table:table-cell table:formula="of:=[.F44]/[.F43]" office:value-type="float" office:value="0.821128367581864" calcext:value-type="float">
            <text:p>0.8211283676</text:p>
          </table:table-cell>
          <table:table-cell table:formula="of:=[.G44]/[.G43]" office:value-type="float" office:value="0.812651675418927" calcext:value-type="float">
            <text:p>0.8126516754</text:p>
          </table:table-cell>
          <table:table-cell table:formula="of:=[.H44]/[.H43]" office:value-type="float" office:value="0.879818914618485" calcext:value-type="float">
            <text:p>0.879818914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P 24T</text:p>
          </table:table-cell>
          <table:table-cell table:formula="of:=[.C46]/[.C45]" office:value-type="float" office:value="0.879839601769911" calcext:value-type="float">
            <text:p>0.8798396018</text:p>
          </table:table-cell>
          <table:table-cell table:formula="of:=[.D46]/[.D45]" office:value-type="float" office:value="0.845059927224718" calcext:value-type="float">
            <text:p>0.8450599272</text:p>
          </table:table-cell>
          <table:table-cell table:formula="of:=[.E46]/[.E45]" office:value-type="float" office:value="0.85155529091952" calcext:value-type="float">
            <text:p>0.8515552909</text:p>
          </table:table-cell>
          <table:table-cell table:formula="of:=[.F46]/[.F45]" office:value-type="float" office:value="0.856545366184116" calcext:value-type="float">
            <text:p>0.8565453662</text:p>
          </table:table-cell>
          <table:table-cell table:formula="of:=[.G46]/[.G45]" office:value-type="float" office:value="0.862073527515461" calcext:value-type="float">
            <text:p>0.8620735275</text:p>
          </table:table-cell>
          <table:table-cell table:formula="of:=[.H46]/[.H45]" office:value-type="float" office:value="0.798772578297184" calcext:value-type="float">
            <text:p>0.798772578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DP 4T</text:p>
          </table:table-cell>
          <table:table-cell table:formula="of:=[.C48]/[.C47]" office:value-type="float" office:value="0.814291605683004" calcext:value-type="float">
            <text:p>0.8142916057</text:p>
          </table:table-cell>
          <table:table-cell table:formula="of:=[.D48]/[.D47]" office:value-type="float" office:value="0.85923409629445" calcext:value-type="float">
            <text:p>0.8592340963</text:p>
          </table:table-cell>
          <table:table-cell table:formula="of:=[.E48]/[.E47]" office:value-type="float" office:value="0.913796160365382" calcext:value-type="float">
            <text:p>0.9137961604</text:p>
          </table:table-cell>
          <table:table-cell table:formula="of:=[.F48]/[.F47]" office:value-type="float" office:value="0.841546130587562" calcext:value-type="float">
            <text:p>0.8415461306</text:p>
          </table:table-cell>
          <table:table-cell table:formula="of:=[.G48]/[.G47]" office:value-type="float" office:value="0.836744755756535" calcext:value-type="float">
            <text:p>0.8367447558</text:p>
          </table:table-cell>
          <table:table-cell table:formula="of:=[.H48]/[.H47]" office:value-type="float" office:value="0.877672059791814" calcext:value-type="float">
            <text:p>0.877672059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me (ms)</text:p>
          </table:table-cell>
          <table:table-cell office:value-type="string" calcext:value-type="string">
            <text:p>Energy (J)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/>
          <table:table-cell office:value-type="string" calcext:value-type="string">
            <text:p>Si SP 1T</text:p>
          </table:table-cell>
          <table:table-cell office:value-type="float" office:value="175670" calcext:value-type="float">
            <text:p>175670</text:p>
          </table:table-cell>
          <table:table-cell office:value-type="float" office:value="90.3871" calcext:value-type="float">
            <text:p>90.3871</text:p>
          </table:table-cell>
          <table:table-cell office:value-type="float" office:value="16.7381" calcext:value-type="float">
            <text:p>16.7381</text:p>
          </table:table-cell>
          <table:table-cell office:value-type="float" office:value="43.1306" calcext:value-type="float">
            <text:p>43.1306</text:p>
          </table:table-cell>
          <table:table-cell office:value-type="float" office:value="16.7388" calcext:value-type="float">
            <text:p>16.7388</text:p>
          </table:table-cell>
          <table:table-cell office:value-type="float" office:value="13.7795" calcext:value-type="float">
            <text:p>13.7795</text:p>
          </table:table-cell>
        </table:table-row>
        <table:table-row table:style-name="ro1">
          <table:table-cell/>
          <table:table-cell office:value-type="string" calcext:value-type="string">
            <text:p>Co SP 1T</text:p>
          </table:table-cell>
          <table:table-cell office:value-type="float" office:value="127217" calcext:value-type="float">
            <text:p>127217</text:p>
          </table:table-cell>
          <table:table-cell office:value-type="float" office:value="68.6137" calcext:value-type="float">
            <text:p>68.6137</text:p>
          </table:table-cell>
          <table:table-cell office:value-type="float" office:value="13.7171" calcext:value-type="float">
            <text:p>13.7171</text:p>
          </table:table-cell>
          <table:table-cell office:value-type="float" office:value="32.9448" calcext:value-type="float">
            <text:p>32.9448</text:p>
          </table:table-cell>
          <table:table-cell office:value-type="float" office:value="12.6182" calcext:value-type="float">
            <text:p>12.6182</text:p>
          </table:table-cell>
          <table:table-cell office:value-type="float" office:value="9.33364" calcext:value-type="float">
            <text:p>9.33364</text:p>
          </table:table-cell>
        </table:table-row>
        <table:table-row table:style-name="ro1">
          <table:table-cell/>
          <table:table-cell office:value-type="string" calcext:value-type="string">
            <text:p>Si DP 1T</text:p>
          </table:table-cell>
          <table:table-cell office:value-type="float" office:value="339680" calcext:value-type="float">
            <text:p>339680</text:p>
          </table:table-cell>
          <table:table-cell office:value-type="float" office:value="173.957" calcext:value-type="float">
            <text:p>173.957</text:p>
          </table:table-cell>
          <table:table-cell office:value-type="float" office:value="35.7081" calcext:value-type="float">
            <text:p>35.7081</text:p>
          </table:table-cell>
          <table:table-cell office:value-type="float" office:value="78.7917" calcext:value-type="float">
            <text:p>78.7917</text:p>
          </table:table-cell>
          <table:table-cell office:value-type="float" office:value="34.6958" calcext:value-type="float">
            <text:p>34.6958</text:p>
          </table:table-cell>
          <table:table-cell office:value-type="float" office:value="24.7618" calcext:value-type="float">
            <text:p>24.7618</text:p>
          </table:table-cell>
        </table:table-row>
        <table:table-row table:style-name="ro1">
          <table:table-cell/>
          <table:table-cell office:value-type="string" calcext:value-type="string">
            <text:p>Co DP 1T</text:p>
          </table:table-cell>
          <table:table-cell office:value-type="float" office:value="269188" calcext:value-type="float">
            <text:p>269188</text:p>
          </table:table-cell>
          <table:table-cell office:value-type="float" office:value="143.071" calcext:value-type="float">
            <text:p>143.071</text:p>
          </table:table-cell>
          <table:table-cell office:value-type="float" office:value="28.3912" calcext:value-type="float">
            <text:p>28.3912</text:p>
          </table:table-cell>
          <table:table-cell office:value-type="float" office:value="64.6981" calcext:value-type="float">
            <text:p>64.6981</text:p>
          </table:table-cell>
          <table:table-cell office:value-type="float" office:value="28.1956" calcext:value-type="float">
            <text:p>28.1956</text:p>
          </table:table-cell>
          <table:table-cell office:value-type="float" office:value="21.7859" calcext:value-type="float">
            <text:p>21.7859</text:p>
          </table:table-cell>
        </table:table-row>
        <table:table-row table:style-name="ro1">
          <table:table-cell/>
          <table:table-cell office:value-type="string" calcext:value-type="string">
            <text:p>Si SP <text:s/>4T</text:p>
          </table:table-cell>
          <table:table-cell office:value-type="float" office:value="57856" calcext:value-type="float">
            <text:p>57856</text:p>
          </table:table-cell>
          <table:table-cell office:value-type="float" office:value="49.3849" calcext:value-type="float">
            <text:p>49.3849</text:p>
          </table:table-cell>
          <table:table-cell office:value-type="float" office:value="6.41552" calcext:value-type="float">
            <text:p>6.41552</text:p>
          </table:table-cell>
          <table:table-cell office:value-type="float" office:value="27.1612" calcext:value-type="float">
            <text:p>27.1612</text:p>
          </table:table-cell>
          <table:table-cell office:value-type="float" office:value="5.97137" calcext:value-type="float">
            <text:p>5.97137</text:p>
          </table:table-cell>
          <table:table-cell office:value-type="float" office:value="9.83688" calcext:value-type="float">
            <text:p>9.83688</text:p>
          </table:table-cell>
        </table:table-row>
        <table:table-row table:style-name="ro1">
          <table:table-cell/>
          <table:table-cell office:value-type="string" calcext:value-type="string">
            <text:p>Co SP <text:s/>4T</text:p>
          </table:table-cell>
          <table:table-cell office:value-type="float" office:value="50904" calcext:value-type="float">
            <text:p>50904</text:p>
          </table:table-cell>
          <table:table-cell office:value-type="float" office:value="41.7332" calcext:value-type="float">
            <text:p>41.7332</text:p>
          </table:table-cell>
          <table:table-cell office:value-type="float" office:value="5.46317" calcext:value-type="float">
            <text:p>5.46317</text:p>
          </table:table-cell>
          <table:table-cell office:value-type="float" office:value="23.2648" calcext:value-type="float">
            <text:p>23.2648</text:p>
          </table:table-cell>
          <table:table-cell office:value-type="float" office:value="5.14776" calcext:value-type="float">
            <text:p>5.14776</text:p>
          </table:table-cell>
          <table:table-cell office:value-type="float" office:value="7.85743" calcext:value-type="float">
            <text:p>7.85743</text:p>
          </table:table-cell>
        </table:table-row>
        <table:table-row table:style-name="ro1">
          <table:table-cell/>
          <table:table-cell office:value-type="string" calcext:value-type="string">
            <text:p>Si DP <text:s text:c="2"/>4T</text:p>
          </table:table-cell>
          <table:table-cell office:value-type="float" office:value="123667" calcext:value-type="float">
            <text:p>123667</text:p>
          </table:table-cell>
          <table:table-cell office:value-type="float" office:value="94.7012" calcext:value-type="float">
            <text:p>94.7012</text:p>
          </table:table-cell>
          <table:table-cell office:value-type="float" office:value="14.1003" calcext:value-type="float">
            <text:p>14.1003</text:p>
          </table:table-cell>
          <table:table-cell office:value-type="float" office:value="47.7243" calcext:value-type="float">
            <text:p>47.7243</text:p>
          </table:table-cell>
          <table:table-cell office:value-type="float" office:value="12.9809" calcext:value-type="float">
            <text:p>12.9809</text:p>
          </table:table-cell>
          <table:table-cell office:value-type="float" office:value="19.8957" calcext:value-type="float">
            <text:p>19.8957</text:p>
          </table:table-cell>
        </table:table-row>
        <table:table-row table:style-name="ro1">
          <table:table-cell/>
          <table:table-cell office:value-type="string" calcext:value-type="string">
            <text:p>Co DP <text:s/>4T</text:p>
          </table:table-cell>
          <table:table-cell office:value-type="float" office:value="100701" calcext:value-type="float">
            <text:p>100701</text:p>
          </table:table-cell>
          <table:table-cell office:value-type="float" office:value="81.3705" calcext:value-type="float">
            <text:p>81.3705</text:p>
          </table:table-cell>
          <table:table-cell office:value-type="float" office:value="12.8848" calcext:value-type="float">
            <text:p>12.8848</text:p>
          </table:table-cell>
          <table:table-cell office:value-type="float" office:value="40.1622" calcext:value-type="float">
            <text:p>40.1622</text:p>
          </table:table-cell>
          <table:table-cell office:value-type="float" office:value="10.8617" calcext:value-type="float">
            <text:p>10.8617</text:p>
          </table:table-cell>
          <table:table-cell office:value-type="float" office:value="17.4619" calcext:value-type="float">
            <text:p>17.4619</text:p>
          </table:table-cell>
        </table:table-row>
      </table:table>
      <table:table table:name="Odroid-XU3-A7 3D" table:style-name="ta1">
        <table:shapes>
          <draw:frame draw:z-index="0" draw:style-name="gr1" draw:text-style-name="P1" svg:width="466.5pt" svg:height="255.23pt" svg:x="429.85pt" svg:y="66.27pt">
            <loext:p draw:notify-on-update-of-ranges="'Odroid-XU3-A7 3D'.B41:'Odroid-XU3-A7 3D'.B48 'Odroid-XU3-A7 3D'.C40:'Odroid-XU3-A7 3D'.C40 'Odroid-XU3-A7 3D'.C41:'Odroid-XU3-A7 3D'.C48 'Odroid-XU3-A7 3D'.D40:'Odroid-XU3-A7 3D'.D40 'Odroid-XU3-A7 3D'.D41:'Odroid-XU3-A7 3D'.D4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29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/>
          <table:table-cell office:value-type="string" calcext:value-type="string">
            <text:p>SP 1T</text:p>
          </table:table-cell>
          <table:table-cell table:formula="of:=[.C42]/[.C41]" office:value-type="float" office:value="1.17576681792259" calcext:value-type="float">
            <text:p>1.1757668179</text:p>
          </table:table-cell>
          <table:table-cell table:formula="of:=[.D42]/[.D41]" office:value-type="float" office:value="1.21040731350463" calcext:value-type="float">
            <text:p>1.2104073135</text:p>
          </table:table-cell>
          <table:table-cell table:formula="of:=[.E42]/[.E41]" office:value-type="float" office:value="1.23281836757234" calcext:value-type="float">
            <text:p>1.2328183676</text:p>
          </table:table-cell>
          <table:table-cell table:formula="of:=[.F42]/[.F41]" office:value-type="float" office:value="1.25254205657309" calcext:value-type="float">
            <text:p>1.2525420566</text:p>
          </table:table-cell>
          <table:table-cell table:formula="of:=[.G42]/[.G41]" office:value-type="float" office:value="1.2715037248879" calcext:value-type="float">
            <text:p>1.2715037249</text:p>
          </table:table-cell>
          <table:table-cell table:formula="of:=[.H42]/[.H41]" office:value-type="float" office:value="1.0077960449333" calcext:value-type="float">
            <text:p>1.007796044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DP 1T</text:p>
          </table:table-cell>
          <table:table-cell table:formula="of:=[.C44]/[.C43]" office:value-type="float" office:value="1.2410966540832" calcext:value-type="float">
            <text:p>1.2410966541</text:p>
          </table:table-cell>
          <table:table-cell table:formula="of:=[.D44]/[.D43]" office:value-type="float" office:value="1.27511665935468" calcext:value-type="float">
            <text:p>1.2751166594</text:p>
          </table:table-cell>
          <table:table-cell table:formula="of:=[.E44]/[.E43]" office:value-type="float" office:value="1.23424862276716" calcext:value-type="float">
            <text:p>1.2342486228</text:p>
          </table:table-cell>
          <table:table-cell table:formula="of:=[.F44]/[.F43]" office:value-type="float" office:value="1.33280706166307" calcext:value-type="float">
            <text:p>1.3328070617</text:p>
          </table:table-cell>
          <table:table-cell table:formula="of:=[.G44]/[.G43]" office:value-type="float" office:value="1.28585286929218" calcext:value-type="float">
            <text:p>1.2858528693</text:p>
          </table:table-cell>
          <table:table-cell table:formula="of:=[.H44]/[.H43]" office:value-type="float" office:value="1.15107844207309" calcext:value-type="float">
            <text:p>1.151078442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P 24T</text:p>
          </table:table-cell>
          <table:table-cell table:formula="of:=[.C46]/[.C45]" office:value-type="float" office:value="1.19071611849778" calcext:value-type="float">
            <text:p>1.1907161185</text:p>
          </table:table-cell>
          <table:table-cell table:formula="of:=[.D46]/[.D45]" office:value-type="float" office:value="1.21264447394786" calcext:value-type="float">
            <text:p>1.2126444739</text:p>
          </table:table-cell>
          <table:table-cell table:formula="of:=[.E46]/[.E45]" office:value-type="float" office:value="1.05320061446807" calcext:value-type="float">
            <text:p>1.0532006145</text:p>
          </table:table-cell>
          <table:table-cell table:formula="of:=[.F46]/[.F45]" office:value-type="float" office:value="1.36051227536312" calcext:value-type="float">
            <text:p>1.3605122754</text:p>
          </table:table-cell>
          <table:table-cell table:formula="of:=[.G46]/[.G45]" office:value-type="float" office:value="1.14608458402421" calcext:value-type="float">
            <text:p>1.146084584</text:p>
          </table:table-cell>
          <table:table-cell table:formula="of:=[.H46]/[.H45]" office:value-type="float" office:value="0.96652691947344" calcext:value-type="float">
            <text:p>0.966526919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DP 4T</text:p>
          </table:table-cell>
          <table:table-cell table:formula="of:=[.C48]/[.C47]" office:value-type="float" office:value="1.20875762471975" calcext:value-type="float">
            <text:p>1.2087576247</text:p>
          </table:table-cell>
          <table:table-cell table:formula="of:=[.D48]/[.D47]" office:value-type="float" office:value="1.30231405062417" calcext:value-type="float">
            <text:p>1.3023140506</text:p>
          </table:table-cell>
          <table:table-cell table:formula="of:=[.E48]/[.E47]" office:value-type="float" office:value="1.22831329516037" calcext:value-type="float">
            <text:p>1.2283132952</text:p>
          </table:table-cell>
          <table:table-cell table:formula="of:=[.F48]/[.F47]" office:value-type="float" office:value="1.44025244107202" calcext:value-type="float">
            <text:p>1.4402524411</text:p>
          </table:table-cell>
          <table:table-cell table:formula="of:=[.G48]/[.G47]" office:value-type="float" office:value="1.26292059700335" calcext:value-type="float">
            <text:p>1.262920597</text:p>
          </table:table-cell>
          <table:table-cell table:formula="of:=[.H48]/[.H47]" office:value-type="float" office:value="1.05208081038339" calcext:value-type="float">
            <text:p>1.052080810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me (ms)</text:p>
          </table:table-cell>
          <table:table-cell office:value-type="string" calcext:value-type="string">
            <text:p>Energy (J)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/>
          <table:table-cell office:value-type="string" calcext:value-type="string">
            <text:p>Si SP 1T</text:p>
          </table:table-cell>
          <table:table-cell office:value-type="float" office:value="161316" calcext:value-type="float">
            <text:p>161316</text:p>
          </table:table-cell>
          <table:table-cell office:value-type="float" office:value="79.8304" calcext:value-type="float">
            <text:p>79.8304</text:p>
          </table:table-cell>
          <table:table-cell office:value-type="float" office:value="14.4864" calcext:value-type="float">
            <text:p>14.4864</text:p>
          </table:table-cell>
          <table:table-cell office:value-type="float" office:value="37.509" calcext:value-type="float">
            <text:p>37.509</text:p>
          </table:table-cell>
          <table:table-cell office:value-type="float" office:value="14.1615" calcext:value-type="float">
            <text:p>14.1615</text:p>
          </table:table-cell>
          <table:table-cell office:value-type="float" office:value="13.6736" calcext:value-type="float">
            <text:p>13.6736</text:p>
          </table:table-cell>
        </table:table-row>
        <table:table-row table:style-name="ro1">
          <table:table-cell/>
          <table:table-cell office:value-type="string" calcext:value-type="string">
            <text:p>Co SP 1T</text:p>
          </table:table-cell>
          <table:table-cell office:value-type="float" office:value="189670" calcext:value-type="float">
            <text:p>189670</text:p>
          </table:table-cell>
          <table:table-cell office:value-type="float" office:value="96.6273" calcext:value-type="float">
            <text:p>96.6273</text:p>
          </table:table-cell>
          <table:table-cell office:value-type="float" office:value="17.8591" calcext:value-type="float">
            <text:p>17.8591</text:p>
          </table:table-cell>
          <table:table-cell office:value-type="float" office:value="46.9816" calcext:value-type="float">
            <text:p>46.9816</text:p>
          </table:table-cell>
          <table:table-cell office:value-type="float" office:value="18.0064" calcext:value-type="float">
            <text:p>18.0064</text:p>
          </table:table-cell>
          <table:table-cell office:value-type="float" office:value="13.7802" calcext:value-type="float">
            <text:p>13.7802</text:p>
          </table:table-cell>
        </table:table-row>
        <table:table-row table:style-name="ro1">
          <table:table-cell/>
          <table:table-cell office:value-type="string" calcext:value-type="string">
            <text:p>Si DP 1T</text:p>
          </table:table-cell>
          <table:table-cell office:value-type="float" office:value="290593" calcext:value-type="float">
            <text:p>290593</text:p>
          </table:table-cell>
          <table:table-cell office:value-type="float" office:value="150.438" calcext:value-type="float">
            <text:p>150.438</text:p>
          </table:table-cell>
          <table:table-cell office:value-type="float" office:value="30.2418" calcext:value-type="float">
            <text:p>30.2418</text:p>
          </table:table-cell>
          <table:table-cell office:value-type="float" office:value="67.2023" calcext:value-type="float">
            <text:p>67.2023</text:p>
          </table:table-cell>
          <table:table-cell office:value-type="float" office:value="29.1727" calcext:value-type="float">
            <text:p>29.1727</text:p>
          </table:table-cell>
          <table:table-cell office:value-type="float" office:value="23.8214" calcext:value-type="float">
            <text:p>23.8214</text:p>
          </table:table-cell>
        </table:table-row>
        <table:table-row table:style-name="ro1">
          <table:table-cell/>
          <table:table-cell office:value-type="string" calcext:value-type="string">
            <text:p>Co DP 1T</text:p>
          </table:table-cell>
          <table:table-cell office:value-type="float" office:value="360654" calcext:value-type="float">
            <text:p>360654</text:p>
          </table:table-cell>
          <table:table-cell office:value-type="float" office:value="191.826" calcext:value-type="float">
            <text:p>191.826</text:p>
          </table:table-cell>
          <table:table-cell office:value-type="float" office:value="37.3259" calcext:value-type="float">
            <text:p>37.3259</text:p>
          </table:table-cell>
          <table:table-cell office:value-type="float" office:value="89.5677" calcext:value-type="float">
            <text:p>89.5677</text:p>
          </table:table-cell>
          <table:table-cell office:value-type="float" office:value="37.5118" calcext:value-type="float">
            <text:p>37.5118</text:p>
          </table:table-cell>
          <table:table-cell office:value-type="float" office:value="27.4203" calcext:value-type="float">
            <text:p>27.4203</text:p>
          </table:table-cell>
        </table:table-row>
        <table:table-row table:style-name="ro1">
          <table:table-cell/>
          <table:table-cell office:value-type="string" calcext:value-type="string">
            <text:p>Si SP <text:s/>4T</text:p>
          </table:table-cell>
          <table:table-cell office:value-type="float" office:value="42870" calcext:value-type="float">
            <text:p>42870</text:p>
          </table:table-cell>
          <table:table-cell office:value-type="float" office:value="36.8319" calcext:value-type="float">
            <text:p>36.8319</text:p>
          </table:table-cell>
          <table:table-cell office:value-type="float" office:value="5.12964" calcext:value-type="float">
            <text:p>5.12964</text:p>
          </table:table-cell>
          <table:table-cell office:value-type="float" office:value="19.8487" calcext:value-type="float">
            <text:p>19.8487</text:p>
          </table:table-cell>
          <table:table-cell office:value-type="float" office:value="4.45687" calcext:value-type="float">
            <text:p>4.45687</text:p>
          </table:table-cell>
          <table:table-cell office:value-type="float" office:value="7.39669" calcext:value-type="float">
            <text:p>7.39669</text:p>
          </table:table-cell>
        </table:table-row>
        <table:table-row table:style-name="ro1">
          <table:table-cell/>
          <table:table-cell office:value-type="string" calcext:value-type="string">
            <text:p>Co SP <text:s/>4T</text:p>
          </table:table-cell>
          <table:table-cell office:value-type="float" office:value="51046" calcext:value-type="float">
            <text:p>51046</text:p>
          </table:table-cell>
          <table:table-cell office:value-type="float" office:value="44.664" calcext:value-type="float">
            <text:p>44.664</text:p>
          </table:table-cell>
          <table:table-cell office:value-type="float" office:value="5.40254" calcext:value-type="float">
            <text:p>5.40254</text:p>
          </table:table-cell>
          <table:table-cell office:value-type="float" office:value="27.0044" calcext:value-type="float">
            <text:p>27.0044</text:p>
          </table:table-cell>
          <table:table-cell office:value-type="float" office:value="5.10795" calcext:value-type="float">
            <text:p>5.10795</text:p>
          </table:table-cell>
          <table:table-cell office:value-type="float" office:value="7.1491" calcext:value-type="float">
            <text:p>7.1491</text:p>
          </table:table-cell>
        </table:table-row>
        <table:table-row table:style-name="ro1">
          <table:table-cell/>
          <table:table-cell office:value-type="string" calcext:value-type="string">
            <text:p>Si DP <text:s text:c="2"/>4T</text:p>
          </table:table-cell>
          <table:table-cell office:value-type="float" office:value="79839" calcext:value-type="float">
            <text:p>79839</text:p>
          </table:table-cell>
          <table:table-cell office:value-type="float" office:value="63.7324" calcext:value-type="float">
            <text:p>63.7324</text:p>
          </table:table-cell>
          <table:table-cell office:value-type="float" office:value="8.86142" calcext:value-type="float">
            <text:p>8.86142</text:p>
          </table:table-cell>
          <table:table-cell office:value-type="float" office:value="32.5779" calcext:value-type="float">
            <text:p>32.5779</text:p>
          </table:table-cell>
          <table:table-cell office:value-type="float" office:value="8.25523" calcext:value-type="float">
            <text:p>8.25523</text:p>
          </table:table-cell>
          <table:table-cell office:value-type="float" office:value="14.0378" calcext:value-type="float">
            <text:p>14.0378</text:p>
          </table:table-cell>
        </table:table-row>
        <table:table-row table:style-name="ro1">
          <table:table-cell/>
          <table:table-cell office:value-type="string" calcext:value-type="string">
            <text:p>Co DP <text:s/>4T</text:p>
          </table:table-cell>
          <table:table-cell office:value-type="float" office:value="96506" calcext:value-type="float">
            <text:p>96506</text:p>
          </table:table-cell>
          <table:table-cell office:value-type="float" office:value="82.9996" calcext:value-type="float">
            <text:p>82.9996</text:p>
          </table:table-cell>
          <table:table-cell office:value-type="float" office:value="10.8846" calcext:value-type="float">
            <text:p>10.8846</text:p>
          </table:table-cell>
          <table:table-cell office:value-type="float" office:value="46.9204" calcext:value-type="float">
            <text:p>46.9204</text:p>
          </table:table-cell>
          <table:table-cell office:value-type="float" office:value="10.4257" calcext:value-type="float">
            <text:p>10.4257</text:p>
          </table:table-cell>
          <table:table-cell office:value-type="float" office:value="14.7689" calcext:value-type="float">
            <text:p>14.7689</text:p>
          </table:table-cell>
        </table:table-row>
      </table:table>
      <table:table table:name="Summary1D" table:style-name="ta1">
        <table:shapes>
          <draw:frame draw:z-index="0" draw:style-name="gr1" draw:text-style-name="P1" svg:width="453.23pt" svg:height="297.41pt" svg:x="524.21pt" svg:y="670.11pt">
            <loext:p draw:notify-on-update-of-ranges="Summary1D.C56:Summary1D.C67 Summary1D.D55:Summary1D.D55 Summary1D.D56:Summary1D.D67 Summary1D.E55:Summary1D.E55 Summary1D.E56:Summary1D.E6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row table:style-name="ro1" table:number-rows-repeated="30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Hornet</text:p>
          </table:table-cell>
          <table:table-cell table:number-columns-repeated="3"/>
          <table:table-cell office:value-type="string" calcext:value-type="string">
            <text:p>Cortex A-15</text:p>
          </table:table-cell>
          <table:table-cell table:number-columns-repeated="3"/>
          <table:table-cell office:value-type="string" calcext:value-type="string">
            <text:p>Cortex A-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im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 1T</text:p>
          </table:table-cell>
          <table:table-cell table:formula="of:=[.E44]/[.E43]" office:value-type="float" office:value="0.84566289527125" calcext:value-type="float">
            <text:p>0.8456628953</text:p>
          </table:table-cell>
          <table:table-cell table:style-name="ce1" table:formula="of:=[.F44]/[.F43]" office:value-type="float" office:value="0.785348360655738" calcext:value-type="float">
            <text:p>0.7853483607</text:p>
          </table:table-cell>
          <table:table-cell/>
          <table:table-cell office:value-type="string" calcext:value-type="string">
            <text:p>SP 1T</text:p>
          </table:table-cell>
          <table:table-cell table:formula="of:=[.I44]/[.I43]" office:value-type="float" office:value="0.799208856336138" calcext:value-type="float">
            <text:p>0.7992088563</text:p>
          </table:table-cell>
          <table:table-cell table:style-name="ce1" table:formula="of:=[.J44]/[.J43]" office:value-type="float" office:value="0.748792249656472" calcext:value-type="float">
            <text:p>0.7487922497</text:p>
          </table:table-cell>
          <table:table-cell/>
          <table:table-cell office:value-type="string" calcext:value-type="string">
            <text:p>SP 1T</text:p>
          </table:table-cell>
          <table:table-cell table:formula="of:=[.M44]/[.M43]" office:value-type="float" office:value="0.59166693030466" calcext:value-type="float">
            <text:p>0.5916669303</text:p>
          </table:table-cell>
          <table:table-cell table:formula="of:=[.N44]/[.N43]" office:value-type="float" office:value="0.610309370472258" calcext:value-type="float">
            <text:p>0.610309370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DP 1T</text:p>
          </table:table-cell>
          <table:table-cell table:style-name="ce1" table:formula="of:=[.E46]/[.E45]" office:value-type="float" office:value="0.524453964235874" calcext:value-type="float">
            <text:p>0.5244539642</text:p>
          </table:table-cell>
          <table:table-cell table:formula="of:=[.F46]/[.F45]" office:value-type="float" office:value="0.533582709891937" calcext:value-type="float">
            <text:p>0.5335827099</text:p>
          </table:table-cell>
          <table:table-cell/>
          <table:table-cell office:value-type="string" calcext:value-type="string">
            <text:p>DP 1T</text:p>
          </table:table-cell>
          <table:table-cell table:formula="of:=[.I46]/[.I45]" office:value-type="float" office:value="0.613286738480383" calcext:value-type="float">
            <text:p>0.6132867385</text:p>
          </table:table-cell>
          <table:table-cell table:formula="of:=[.J46]/[.J45]" office:value-type="float" office:value="0.662582224213954" calcext:value-type="float">
            <text:p>0.6625822242</text:p>
          </table:table-cell>
          <table:table-cell/>
          <table:table-cell office:value-type="string" calcext:value-type="string">
            <text:p>DP 1T</text:p>
          </table:table-cell>
          <table:table-cell table:formula="of:=[.M46]/[.M45]" office:value-type="float" office:value="0.589803258700416" calcext:value-type="float">
            <text:p>0.5898032587</text:p>
          </table:table-cell>
          <table:table-cell table:formula="of:=[.N46]/[.N45]" office:value-type="float" office:value="0.463726967450023" calcext:value-type="float">
            <text:p>0.463726967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P 24T</text:p>
          </table:table-cell>
          <table:table-cell table:style-name="ce1" table:formula="of:=[.E48]/[.E47]" office:value-type="float" office:value="0.50147940216979" calcext:value-type="float">
            <text:p>0.5014794022</text:p>
          </table:table-cell>
          <table:table-cell table:style-name="ce1" table:formula="of:=[.F48]/[.F47]" office:value-type="float" office:value="0.480690221857025" calcext:value-type="float">
            <text:p>0.4806902219</text:p>
          </table:table-cell>
          <table:table-cell/>
          <table:table-cell office:value-type="string" calcext:value-type="string">
            <text:p>SP 4T</text:p>
          </table:table-cell>
          <table:table-cell table:formula="of:=[.I48]/[.I47]" office:value-type="float" office:value="0.495066912467568" calcext:value-type="float">
            <text:p>0.4950669125</text:p>
          </table:table-cell>
          <table:table-cell table:formula="of:=[.J48]/[.J47]" office:value-type="float" office:value="0.484681646808779" calcext:value-type="float">
            <text:p>0.4846816468</text:p>
          </table:table-cell>
          <table:table-cell/>
          <table:table-cell office:value-type="string" calcext:value-type="string">
            <text:p>SP 4T</text:p>
          </table:table-cell>
          <table:table-cell table:formula="of:=[.M48]/[.M47]" office:value-type="float" office:value="0.662568505663135" calcext:value-type="float">
            <text:p>0.6625685057</text:p>
          </table:table-cell>
          <table:table-cell table:formula="of:=[.N48]/[.N47]" office:value-type="float" office:value="0.654122973420873" calcext:value-type="float">
            <text:p>0.654122973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DP 24T</text:p>
          </table:table-cell>
          <table:table-cell table:formula="of:=[.E50]/[.E49]" office:value-type="float" office:value="0.498108639733696" calcext:value-type="float">
            <text:p>0.4981086397</text:p>
          </table:table-cell>
          <table:table-cell table:formula="of:=[.F50]/[.F49]" office:value-type="float" office:value="0.467178401270514" calcext:value-type="float">
            <text:p>0.4671784013</text:p>
          </table:table-cell>
          <table:table-cell/>
          <table:table-cell office:value-type="string" calcext:value-type="string">
            <text:p>DP 4T</text:p>
          </table:table-cell>
          <table:table-cell table:formula="of:=[.I50]/[.I49]" office:value-type="float" office:value="0.49709337877392" calcext:value-type="float">
            <text:p>0.4970933788</text:p>
          </table:table-cell>
          <table:table-cell table:formula="of:=[.J50]/[.J49]" office:value-type="float" office:value="0.453962916733888" calcext:value-type="float">
            <text:p>0.4539629167</text:p>
          </table:table-cell>
          <table:table-cell/>
          <table:table-cell office:value-type="string" calcext:value-type="string">
            <text:p>DP 4T</text:p>
          </table:table-cell>
          <table:table-cell table:formula="of:=[.M50]/[.M49]" office:value-type="float" office:value="0.546496635394666" calcext:value-type="float">
            <text:p>0.5464966354</text:p>
          </table:table-cell>
          <table:table-cell table:formula="of:=[.N50]/[.N49]" office:value-type="float" office:value="0.564183847115341" calcext:value-type="float">
            <text:p>0.5641838471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Time (ms)</text:p>
          </table:table-cell>
          <table:table-cell office:value-type="string" calcext:value-type="string">
            <text:p>Energy (J)</text:p>
          </table:table-cell>
          <table:table-cell table:number-columns-repeated="2"/>
          <table:table-cell office:value-type="string" calcext:value-type="string">
            <text:p>Time (ms)</text:p>
          </table:table-cell>
          <table:table-cell office:value-type="string" calcext:value-type="string">
            <text:p>Energy (J)</text:p>
          </table:table-cell>
          <table:table-cell table:number-columns-repeated="2"/>
          <table:table-cell office:value-type="string" calcext:value-type="string">
            <text:p>Time (ms)</text:p>
          </table:table-cell>
          <table:table-cell office:value-type="string" calcext:value-type="string">
            <text:p>Energy (J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 SP 1T</text:p>
          </table:table-cell>
          <table:table-cell office:value-type="float" office:value="44811" calcext:value-type="float">
            <text:p>44811</text:p>
          </table:table-cell>
          <table:table-cell office:value-type="float" office:value="5856" calcext:value-type="float">
            <text:p>5856</text:p>
          </table:table-cell>
          <table:table-cell/>
          <table:table-cell office:value-type="string" calcext:value-type="string">
            <text:p>Si SP 1T</text:p>
          </table:table-cell>
          <table:table-cell office:value-type="float" office:value="71542" calcext:value-type="float">
            <text:p>71542</text:p>
          </table:table-cell>
          <table:table-cell office:value-type="float" office:value="231.422" calcext:value-type="float">
            <text:p>231.422</text:p>
          </table:table-cell>
          <table:table-cell/>
          <table:table-cell office:value-type="string" calcext:value-type="string">
            <text:p>Si SP 1T</text:p>
          </table:table-cell>
          <table:table-cell office:value-type="float" office:value="600571" calcext:value-type="float">
            <text:p>600571</text:p>
          </table:table-cell>
          <table:table-cell office:value-type="float" office:value="313.346" calcext:value-type="float">
            <text:p>313.34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 SP 1T</text:p>
          </table:table-cell>
          <table:table-cell office:value-type="float" office:value="37895" calcext:value-type="float">
            <text:p>37895</text:p>
          </table:table-cell>
          <table:table-cell office:value-type="float" office:value="4599" calcext:value-type="float">
            <text:p>4599</text:p>
          </table:table-cell>
          <table:table-cell/>
          <table:table-cell office:value-type="string" calcext:value-type="string">
            <text:p>Co SP 1T</text:p>
          </table:table-cell>
          <table:table-cell office:value-type="float" office:value="57177" calcext:value-type="float">
            <text:p>57177</text:p>
          </table:table-cell>
          <table:table-cell office:value-type="float" office:value="173.287" calcext:value-type="float">
            <text:p>173.287</text:p>
          </table:table-cell>
          <table:table-cell/>
          <table:table-cell office:value-type="string" calcext:value-type="string">
            <text:p>Co SP 1T</text:p>
          </table:table-cell>
          <table:table-cell office:value-type="float" office:value="355338" calcext:value-type="float">
            <text:p>355338</text:p>
          </table:table-cell>
          <table:table-cell office:value-type="float" office:value="191.238" calcext:value-type="float">
            <text:p>191.23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 DP 1T</text:p>
          </table:table-cell>
          <table:table-cell office:value-type="float" office:value="92439" calcext:value-type="float">
            <text:p>92439</text:p>
          </table:table-cell>
          <table:table-cell office:value-type="float" office:value="12030" calcext:value-type="float">
            <text:p>12030</text:p>
          </table:table-cell>
          <table:table-cell/>
          <table:table-cell office:value-type="string" calcext:value-type="string">
            <text:p>Si DP 1T</text:p>
          </table:table-cell>
          <table:table-cell office:value-type="float" office:value="111028" calcext:value-type="float">
            <text:p>111028</text:p>
          </table:table-cell>
          <table:table-cell office:value-type="float" office:value="319.097" calcext:value-type="float">
            <text:p>319.097</text:p>
          </table:table-cell>
          <table:table-cell/>
          <table:table-cell office:value-type="string" calcext:value-type="string">
            <text:p>Si DP 1T</text:p>
          </table:table-cell>
          <table:table-cell office:value-type="float" office:value="1031761" calcext:value-type="float">
            <text:p>1031761</text:p>
          </table:table-cell>
          <table:table-cell office:value-type="float" office:value="705.469" calcext:value-type="float">
            <text:p>705.4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 DP 1T</text:p>
          </table:table-cell>
          <table:table-cell office:value-type="float" office:value="48480" calcext:value-type="float">
            <text:p>48480</text:p>
          </table:table-cell>
          <table:table-cell office:value-type="float" office:value="6419" calcext:value-type="float">
            <text:p>6419</text:p>
          </table:table-cell>
          <table:table-cell/>
          <table:table-cell office:value-type="string" calcext:value-type="string">
            <text:p>Co DP 1T</text:p>
          </table:table-cell>
          <table:table-cell office:value-type="float" office:value="68092" calcext:value-type="float">
            <text:p>68092</text:p>
          </table:table-cell>
          <table:table-cell office:value-type="float" office:value="211.428" calcext:value-type="float">
            <text:p>211.428</text:p>
          </table:table-cell>
          <table:table-cell/>
          <table:table-cell office:value-type="string" calcext:value-type="string">
            <text:p>Co DP 1T</text:p>
          </table:table-cell>
          <table:table-cell office:value-type="float" office:value="608536" calcext:value-type="float">
            <text:p>608536</text:p>
          </table:table-cell>
          <table:table-cell office:value-type="float" office:value="327.145" calcext:value-type="float">
            <text:p>327.14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 SP 24T</text:p>
          </table:table-cell>
          <table:table-cell office:value-type="float" office:value="13181" calcext:value-type="float">
            <text:p>13181</text:p>
          </table:table-cell>
          <table:table-cell office:value-type="float" office:value="3651" calcext:value-type="float">
            <text:p>3651</text:p>
          </table:table-cell>
          <table:table-cell/>
          <table:table-cell office:value-type="string" calcext:value-type="string">
            <text:p>Si SP <text:s/>4T</text:p>
          </table:table-cell>
          <table:table-cell office:value-type="float" office:value="58584" calcext:value-type="float">
            <text:p>58584</text:p>
          </table:table-cell>
          <table:table-cell office:value-type="float" office:value="364.171" calcext:value-type="float">
            <text:p>364.171</text:p>
          </table:table-cell>
          <table:table-cell/>
          <table:table-cell office:value-type="string" calcext:value-type="string">
            <text:p>Si SP <text:s/>4T</text:p>
          </table:table-cell>
          <table:table-cell office:value-type="float" office:value="164220" calcext:value-type="float">
            <text:p>164220</text:p>
          </table:table-cell>
          <table:table-cell office:value-type="float" office:value="141.803" calcext:value-type="float">
            <text:p>141.8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 SP 24T</text:p>
          </table:table-cell>
          <table:table-cell office:value-type="float" office:value="6610" calcext:value-type="float">
            <text:p>6610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string" calcext:value-type="string">
            <text:p>Co SP <text:s/>4T</text:p>
          </table:table-cell>
          <table:table-cell office:value-type="float" office:value="29003" calcext:value-type="float">
            <text:p>29003</text:p>
          </table:table-cell>
          <table:table-cell office:value-type="float" office:value="176.507" calcext:value-type="float">
            <text:p>176.507</text:p>
          </table:table-cell>
          <table:table-cell/>
          <table:table-cell office:value-type="string" calcext:value-type="string">
            <text:p>Co SP <text:s/>4T</text:p>
          </table:table-cell>
          <table:table-cell office:value-type="float" office:value="108807" calcext:value-type="float">
            <text:p>108807</text:p>
          </table:table-cell>
          <table:table-cell office:value-type="float" office:value="92.7566" calcext:value-type="float">
            <text:p>92.756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 DP 24T</text:p>
          </table:table-cell>
          <table:table-cell office:value-type="float" office:value="26436" calcext:value-type="float">
            <text:p>26436</text:p>
          </table:table-cell>
          <table:table-cell office:value-type="float" office:value="7556" calcext:value-type="float">
            <text:p>7556</text:p>
          </table:table-cell>
          <table:table-cell/>
          <table:table-cell office:value-type="string" calcext:value-type="string">
            <text:p>Si DP <text:s text:c="2"/>4T</text:p>
          </table:table-cell>
          <table:table-cell office:value-type="float" office:value="122651" calcext:value-type="float">
            <text:p>122651</text:p>
          </table:table-cell>
          <table:table-cell office:value-type="float" office:value="706.626" calcext:value-type="float">
            <text:p>706.626</text:p>
          </table:table-cell>
          <table:table-cell/>
          <table:table-cell office:value-type="string" calcext:value-type="string">
            <text:p>Si DP <text:s text:c="2"/>4T</text:p>
          </table:table-cell>
          <table:table-cell office:value-type="float" office:value="325744" calcext:value-type="float">
            <text:p>325744</text:p>
          </table:table-cell>
          <table:table-cell office:value-type="float" office:value="265.612" calcext:value-type="float">
            <text:p>265.6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 DP 24T</text:p>
          </table:table-cell>
          <table:table-cell office:value-type="float" office:value="13168" calcext:value-type="float">
            <text:p>13168</text:p>
          </table:table-cell>
          <table:table-cell office:value-type="float" office:value="3530" calcext:value-type="float">
            <text:p>3530</text:p>
          </table:table-cell>
          <table:table-cell/>
          <table:table-cell office:value-type="string" calcext:value-type="string">
            <text:p>Co DP <text:s/>4T</text:p>
          </table:table-cell>
          <table:table-cell office:value-type="float" office:value="60969" calcext:value-type="float">
            <text:p>60969</text:p>
          </table:table-cell>
          <table:table-cell office:value-type="float" office:value="320.782" calcext:value-type="float">
            <text:p>320.782</text:p>
          </table:table-cell>
          <table:table-cell/>
          <table:table-cell office:value-type="string" calcext:value-type="string">
            <text:p>Co DP <text:s/>4T</text:p>
          </table:table-cell>
          <table:table-cell office:value-type="float" office:value="178018" calcext:value-type="float">
            <text:p>178018</text:p>
          </table:table-cell>
          <table:table-cell office:value-type="float" office:value="149.854" calcext:value-type="float">
            <text:p>149.854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Energ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ornet 1Th-SP</text:p>
          </table:table-cell>
          <table:table-cell table:formula="of:=[.E44]/[.E43]" office:value-type="float" office:value="0.84566289527125" calcext:value-type="float">
            <text:p>0.8456628953</text:p>
          </table:table-cell>
          <table:table-cell table:style-name="ce1" table:formula="of:=[.F44]/[.F43]" office:value-type="float" office:value="0.785348360655738" calcext:value-type="float">
            <text:p>0.785348360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ornet 1Th-DP</text:p>
          </table:table-cell>
          <table:table-cell table:formula="of:=[.E46]/[.E45]" office:value-type="float" office:value="0.524453964235874" calcext:value-type="float">
            <text:p>0.5244539642</text:p>
          </table:table-cell>
          <table:table-cell table:formula="of:=[.F46]/[.F45]" office:value-type="float" office:value="0.533582709891937" calcext:value-type="float">
            <text:p>0.533582709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ornet 24Th-SP</text:p>
          </table:table-cell>
          <table:table-cell table:formula="of:=[.E48]/[.E47]" office:value-type="float" office:value="0.50147940216979" calcext:value-type="float">
            <text:p>0.5014794022</text:p>
          </table:table-cell>
          <table:table-cell table:formula="of:=[.F48]/[.F47]" office:value-type="float" office:value="0.480690221857025" calcext:value-type="float">
            <text:p>0.480690221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ornet 24Th-DP</text:p>
          </table:table-cell>
          <table:table-cell table:formula="of:=[.E50]/[.E49]" office:value-type="float" office:value="0.498108639733696" calcext:value-type="float">
            <text:p>0.4981086397</text:p>
          </table:table-cell>
          <table:table-cell table:formula="of:=[.F50]/[.F49]" office:value-type="float" office:value="0.467178401270514" calcext:value-type="float">
            <text:p>0.467178401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-15 1Th-SP</text:p>
          </table:table-cell>
          <table:table-cell table:formula="of:=[.I44]/[.I43]" office:value-type="float" office:value="0.799208856336138" calcext:value-type="float">
            <text:p>0.7992088563</text:p>
          </table:table-cell>
          <table:table-cell table:formula="of:=[.J44]/[.J43]" office:value-type="float" office:value="0.748792249656472" calcext:value-type="float">
            <text:p>0.748792249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-15 1Th-DP</text:p>
          </table:table-cell>
          <table:table-cell table:formula="of:=[.I46]/[.I45]" office:value-type="float" office:value="0.613286738480383" calcext:value-type="float">
            <text:p>0.6132867385</text:p>
          </table:table-cell>
          <table:table-cell table:formula="of:=[.J46]/[.J45]" office:value-type="float" office:value="0.662582224213954" calcext:value-type="float">
            <text:p>0.662582224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-15 4Th-SP</text:p>
          </table:table-cell>
          <table:table-cell table:formula="of:=[.I48]/[.I47]" office:value-type="float" office:value="0.495066912467568" calcext:value-type="float">
            <text:p>0.4950669125</text:p>
          </table:table-cell>
          <table:table-cell table:formula="of:=[.J48]/[.J47]" office:value-type="float" office:value="0.484681646808779" calcext:value-type="float">
            <text:p>0.484681646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-15 4Th-DP</text:p>
          </table:table-cell>
          <table:table-cell table:formula="of:=[.I50]/[.I49]" office:value-type="float" office:value="0.49709337877392" calcext:value-type="float">
            <text:p>0.4970933788</text:p>
          </table:table-cell>
          <table:table-cell table:formula="of:=[.J50]/[.J49]" office:value-type="float" office:value="0.453962916733888" calcext:value-type="float">
            <text:p>0.453962916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-7 1Th-SP</text:p>
          </table:table-cell>
          <table:table-cell table:formula="of:=[.M44]/[.M43]" office:value-type="float" office:value="0.59166693030466" calcext:value-type="float">
            <text:p>0.5916669303</text:p>
          </table:table-cell>
          <table:table-cell table:formula="of:=[.N44]/[.N43]" office:value-type="float" office:value="0.610309370472258" calcext:value-type="float">
            <text:p>0.610309370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-7 1Th-DP</text:p>
          </table:table-cell>
          <table:table-cell table:formula="of:=[.M46]/[.M45]" office:value-type="float" office:value="0.589803258700416" calcext:value-type="float">
            <text:p>0.5898032587</text:p>
          </table:table-cell>
          <table:table-cell table:style-name="ce1" table:formula="of:=[.N46]/[.N45]" office:value-type="float" office:value="0.463726967450023" calcext:value-type="float">
            <text:p>0.463726967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-7 4Th-SP</text:p>
          </table:table-cell>
          <table:table-cell table:formula="of:=[.M48]/[.M47]" office:value-type="float" office:value="0.662568505663135" calcext:value-type="float">
            <text:p>0.6625685057</text:p>
          </table:table-cell>
          <table:table-cell table:formula="of:=[.N48]/[.N47]" office:value-type="float" office:value="0.654122973420873" calcext:value-type="float">
            <text:p>0.654122973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-7 4Th-DP</text:p>
          </table:table-cell>
          <table:table-cell table:formula="of:=[.M50]/[.M49]" office:value-type="float" office:value="0.546496635394666" calcext:value-type="float">
            <text:p>0.5464966354</text:p>
          </table:table-cell>
          <table:table-cell table:style-name="ce1" table:formula="of:=[.N50]/[.N49]" office:value-type="float" office:value="0.564183847115341" calcext:value-type="float">
            <text:p>0.5641838471</text:p>
          </table:table-cell>
          <table:table-cell table:number-columns-repeated="9"/>
        </table:table-row>
      </table:table>
      <table:table table:name="Summary2D" table:style-name="ta1">
        <table:shapes>
          <draw:frame draw:z-index="0" draw:style-name="gr1" draw:text-style-name="P1" svg:width="453.23pt" svg:height="297.41pt" svg:x="524.21pt" svg:y="670.11pt">
            <loext:p draw:notify-on-update-of-ranges="Summary2D.C56:Summary2D.C67 Summary2D.D55:Summary2D.D55 Summary2D.D56:Summary2D.D67 Summary2D.E55:Summary2D.E55 Summary2D.E56:Summary2D.E6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row table:style-name="ro1" table:number-rows-repeated="30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Hornet</text:p>
          </table:table-cell>
          <table:table-cell table:number-columns-repeated="3"/>
          <table:table-cell office:value-type="string" calcext:value-type="string">
            <text:p>Cortex A-15</text:p>
          </table:table-cell>
          <table:table-cell table:number-columns-repeated="3"/>
          <table:table-cell office:value-type="string" calcext:value-type="string">
            <text:p>Cortex A-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im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 1T</text:p>
          </table:table-cell>
          <table:table-cell table:formula="of:=[.E44]/[.E43]" office:value-type="float" office:value="1.38104665742757" calcext:value-type="float">
            <text:p>1.3810466574</text:p>
          </table:table-cell>
          <table:table-cell table:formula="of:=[.F44]/[.F43]" office:value-type="float" office:value="1.33574879227053" calcext:value-type="float">
            <text:p>1.3357487923</text:p>
          </table:table-cell>
          <table:table-cell/>
          <table:table-cell office:value-type="string" calcext:value-type="string">
            <text:p>SP 1T</text:p>
          </table:table-cell>
          <table:table-cell table:formula="of:=[.I44]/[.I43]" office:value-type="float" office:value="0.62581534966737" calcext:value-type="float">
            <text:p>0.6258153497</text:p>
          </table:table-cell>
          <table:table-cell table:formula="of:=[.J44]/[.J43]" office:value-type="float" office:value="0.724657427867475" calcext:value-type="float">
            <text:p>0.7246574279</text:p>
          </table:table-cell>
          <table:table-cell/>
          <table:table-cell office:value-type="string" calcext:value-type="string">
            <text:p>SP 1T</text:p>
          </table:table-cell>
          <table:table-cell table:formula="of:=[.M44]/[.M43]" office:value-type="float" office:value="0.724181704331986" calcext:value-type="float">
            <text:p>0.7241817043</text:p>
          </table:table-cell>
          <table:table-cell table:formula="of:=[.N44]/[.N43]" office:value-type="float" office:value="0.759109430438636" calcext:value-type="float">
            <text:p>0.759109430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DP 1T</text:p>
          </table:table-cell>
          <table:table-cell table:formula="of:=[.E46]/[.E45]" office:value-type="float" office:value="0.916847876839339" calcext:value-type="float">
            <text:p>0.9168478768</text:p>
          </table:table-cell>
          <table:table-cell table:formula="of:=[.F46]/[.F45]" office:value-type="float" office:value="0.921862487129619" calcext:value-type="float">
            <text:p>0.9218624871</text:p>
          </table:table-cell>
          <table:table-cell/>
          <table:table-cell office:value-type="string" calcext:value-type="string">
            <text:p>DP 1T</text:p>
          </table:table-cell>
          <table:table-cell table:formula="of:=[.I46]/[.I45]" office:value-type="float" office:value="0.692342162312732" calcext:value-type="float">
            <text:p>0.6923421623</text:p>
          </table:table-cell>
          <table:table-cell table:formula="of:=[.J46]/[.J45]" office:value-type="float" office:value="0.804279795005997" calcext:value-type="float">
            <text:p>0.804279795</text:p>
          </table:table-cell>
          <table:table-cell/>
          <table:table-cell office:value-type="string" calcext:value-type="string">
            <text:p>DP 1T</text:p>
          </table:table-cell>
          <table:table-cell table:formula="of:=[.M46]/[.M45]" office:value-type="float" office:value="0.792475270843146" calcext:value-type="float">
            <text:p>0.7924752708</text:p>
          </table:table-cell>
          <table:table-cell table:formula="of:=[.N46]/[.N45]" office:value-type="float" office:value="0.82245037566755" calcext:value-type="float">
            <text:p>0.822450375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P 24T</text:p>
          </table:table-cell>
          <table:table-cell table:formula="of:=[.E48]/[.E47]" office:value-type="float" office:value="0.514970774185852" calcext:value-type="float">
            <text:p>0.5149707742</text:p>
          </table:table-cell>
          <table:table-cell table:formula="of:=[.F48]/[.F47]" office:value-type="float" office:value="0.511749347258486" calcext:value-type="float">
            <text:p>0.5117493473</text:p>
          </table:table-cell>
          <table:table-cell/>
          <table:table-cell office:value-type="string" calcext:value-type="string">
            <text:p>SP 4T</text:p>
          </table:table-cell>
          <table:table-cell table:formula="of:=[.I48]/[.I47]" office:value-type="float" office:value="0.686587748534651" calcext:value-type="float">
            <text:p>0.6865877485</text:p>
          </table:table-cell>
          <table:table-cell table:formula="of:=[.J48]/[.J47]" office:value-type="float" office:value="0.669528599949604" calcext:value-type="float">
            <text:p>0.6695285999</text:p>
          </table:table-cell>
          <table:table-cell/>
          <table:table-cell office:value-type="string" calcext:value-type="string">
            <text:p>SP 4T</text:p>
          </table:table-cell>
          <table:table-cell table:formula="of:=[.M48]/[.M47]" office:value-type="float" office:value="0.879839601769911" calcext:value-type="float">
            <text:p>0.8798396018</text:p>
          </table:table-cell>
          <table:table-cell table:formula="of:=[.N48]/[.N47]" office:value-type="float" office:value="0.845059927224718" calcext:value-type="float">
            <text:p>0.845059927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DP 24T</text:p>
          </table:table-cell>
          <table:table-cell table:formula="of:=[.E50]/[.E49]" office:value-type="float" office:value="0.521788240889364" calcext:value-type="float">
            <text:p>0.5217882409</text:p>
          </table:table-cell>
          <table:table-cell table:formula="of:=[.F50]/[.F49]" office:value-type="float" office:value="0.53554295682512" calcext:value-type="float">
            <text:p>0.5355429568</text:p>
          </table:table-cell>
          <table:table-cell/>
          <table:table-cell office:value-type="string" calcext:value-type="string">
            <text:p>DP 4T</text:p>
          </table:table-cell>
          <table:table-cell table:formula="of:=[.I50]/[.I49]" office:value-type="float" office:value="0.760605178935118" calcext:value-type="float">
            <text:p>0.7606051789</text:p>
          </table:table-cell>
          <table:table-cell table:formula="of:=[.J50]/[.J49]" office:value-type="float" office:value="0.797855134489537" calcext:value-type="float">
            <text:p>0.7978551345</text:p>
          </table:table-cell>
          <table:table-cell/>
          <table:table-cell office:value-type="string" calcext:value-type="string">
            <text:p>DP 4T</text:p>
          </table:table-cell>
          <table:table-cell table:formula="of:=[.M50]/[.M49]" office:value-type="float" office:value="0.814291605683004" calcext:value-type="float">
            <text:p>0.8142916057</text:p>
          </table:table-cell>
          <table:table-cell table:formula="of:=[.N50]/[.N49]" office:value-type="float" office:value="0.85923409629445" calcext:value-type="float">
            <text:p>0.859234096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Time (ms)</text:p>
          </table:table-cell>
          <table:table-cell office:value-type="string" calcext:value-type="string">
            <text:p>Energy (J)</text:p>
          </table:table-cell>
          <table:table-cell table:number-columns-repeated="2"/>
          <table:table-cell office:value-type="string" calcext:value-type="string">
            <text:p>Time (ms)</text:p>
          </table:table-cell>
          <table:table-cell office:value-type="string" calcext:value-type="string">
            <text:p>Energy (J)</text:p>
          </table:table-cell>
          <table:table-cell table:number-columns-repeated="2"/>
          <table:table-cell office:value-type="string" calcext:value-type="string">
            <text:p>Time (ms)</text:p>
          </table:table-cell>
          <table:table-cell office:value-type="string" calcext:value-type="string">
            <text:p>Energy (J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 SP 1T</text:p>
          </table:table-cell>
          <table:table-cell office:value-type="float" office:value="45459" calcext:value-type="float">
            <text:p>45459</text:p>
          </table:table-cell>
          <table:table-cell office:value-type="float" office:value="5382" calcext:value-type="float">
            <text:p>5382</text:p>
          </table:table-cell>
          <table:table-cell/>
          <table:table-cell office:value-type="string" calcext:value-type="string">
            <text:p>Si SP 1T</text:p>
          </table:table-cell>
          <table:table-cell office:value-type="float" office:value="61630" calcext:value-type="float">
            <text:p>61630</text:p>
          </table:table-cell>
          <table:table-cell office:value-type="float" office:value="141.649" calcext:value-type="float">
            <text:p>141.649</text:p>
          </table:table-cell>
          <table:table-cell/>
          <table:table-cell office:value-type="string" calcext:value-type="string">
            <text:p>Si SP 1T</text:p>
          </table:table-cell>
          <table:table-cell office:value-type="float" office:value="175670" calcext:value-type="float">
            <text:p>175670</text:p>
          </table:table-cell>
          <table:table-cell office:value-type="float" office:value="90.3871" calcext:value-type="float">
            <text:p>90.387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 SP 1T</text:p>
          </table:table-cell>
          <table:table-cell office:value-type="float" office:value="62781" calcext:value-type="float">
            <text:p>62781</text:p>
          </table:table-cell>
          <table:table-cell office:value-type="float" office:value="7189" calcext:value-type="float">
            <text:p>7189</text:p>
          </table:table-cell>
          <table:table-cell/>
          <table:table-cell office:value-type="string" calcext:value-type="string">
            <text:p>Co SP 1T</text:p>
          </table:table-cell>
          <table:table-cell office:value-type="float" office:value="38569" calcext:value-type="float">
            <text:p>38569</text:p>
          </table:table-cell>
          <table:table-cell office:value-type="float" office:value="102.647" calcext:value-type="float">
            <text:p>102.647</text:p>
          </table:table-cell>
          <table:table-cell/>
          <table:table-cell office:value-type="string" calcext:value-type="string">
            <text:p>Co SP 1T</text:p>
          </table:table-cell>
          <table:table-cell office:value-type="float" office:value="127217" calcext:value-type="float">
            <text:p>127217</text:p>
          </table:table-cell>
          <table:table-cell office:value-type="float" office:value="68.6137" calcext:value-type="float">
            <text:p>68.613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 DP 1T</text:p>
          </table:table-cell>
          <table:table-cell office:value-type="float" office:value="74959" calcext:value-type="float">
            <text:p>74959</text:p>
          </table:table-cell>
          <table:table-cell office:value-type="float" office:value="8741" calcext:value-type="float">
            <text:p>8741</text:p>
          </table:table-cell>
          <table:table-cell/>
          <table:table-cell office:value-type="string" calcext:value-type="string">
            <text:p>Si DP 1T</text:p>
          </table:table-cell>
          <table:table-cell office:value-type="float" office:value="82569" calcext:value-type="float">
            <text:p>82569</text:p>
          </table:table-cell>
          <table:table-cell office:value-type="float" office:value="183.42" calcext:value-type="float">
            <text:p>183.42</text:p>
          </table:table-cell>
          <table:table-cell/>
          <table:table-cell office:value-type="string" calcext:value-type="string">
            <text:p>Si DP 1T</text:p>
          </table:table-cell>
          <table:table-cell office:value-type="float" office:value="339680" calcext:value-type="float">
            <text:p>339680</text:p>
          </table:table-cell>
          <table:table-cell office:value-type="float" office:value="173.957" calcext:value-type="float">
            <text:p>173.9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 DP 1T</text:p>
          </table:table-cell>
          <table:table-cell office:value-type="float" office:value="68726" calcext:value-type="float">
            <text:p>68726</text:p>
          </table:table-cell>
          <table:table-cell office:value-type="float" office:value="8058" calcext:value-type="float">
            <text:p>8058</text:p>
          </table:table-cell>
          <table:table-cell/>
          <table:table-cell office:value-type="string" calcext:value-type="string">
            <text:p>Co DP 1T</text:p>
          </table:table-cell>
          <table:table-cell office:value-type="float" office:value="57166" calcext:value-type="float">
            <text:p>57166</text:p>
          </table:table-cell>
          <table:table-cell office:value-type="float" office:value="147.521" calcext:value-type="float">
            <text:p>147.521</text:p>
          </table:table-cell>
          <table:table-cell/>
          <table:table-cell office:value-type="string" calcext:value-type="string">
            <text:p>Co DP 1T</text:p>
          </table:table-cell>
          <table:table-cell office:value-type="float" office:value="269188" calcext:value-type="float">
            <text:p>269188</text:p>
          </table:table-cell>
          <table:table-cell office:value-type="float" office:value="143.071" calcext:value-type="float">
            <text:p>143.07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 SP 24T</text:p>
          </table:table-cell>
          <table:table-cell office:value-type="float" office:value="8383" calcext:value-type="float">
            <text:p>8383</text:p>
          </table:table-cell>
          <table:table-cell office:value-type="float" office:value="2298" calcext:value-type="float">
            <text:p>2298</text:p>
          </table:table-cell>
          <table:table-cell/>
          <table:table-cell office:value-type="string" calcext:value-type="string">
            <text:p>Si SP <text:s/>4T</text:p>
          </table:table-cell>
          <table:table-cell office:value-type="float" office:value="17402" calcext:value-type="float">
            <text:p>17402</text:p>
          </table:table-cell>
          <table:table-cell office:value-type="float" office:value="103.182" calcext:value-type="float">
            <text:p>103.182</text:p>
          </table:table-cell>
          <table:table-cell/>
          <table:table-cell office:value-type="string" calcext:value-type="string">
            <text:p>Si SP <text:s/>4T</text:p>
          </table:table-cell>
          <table:table-cell office:value-type="float" office:value="57856" calcext:value-type="float">
            <text:p>57856</text:p>
          </table:table-cell>
          <table:table-cell office:value-type="float" office:value="49.3849" calcext:value-type="float">
            <text:p>49.38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 SP 24T</text:p>
          </table:table-cell>
          <table:table-cell office:value-type="float" office:value="4317" calcext:value-type="float">
            <text:p>4317</text:p>
          </table:table-cell>
          <table:table-cell office:value-type="float" office:value="1176" calcext:value-type="float">
            <text:p>1176</text:p>
          </table:table-cell>
          <table:table-cell/>
          <table:table-cell office:value-type="string" calcext:value-type="string">
            <text:p>Co SP <text:s/>4T</text:p>
          </table:table-cell>
          <table:table-cell office:value-type="float" office:value="11948" calcext:value-type="float">
            <text:p>11948</text:p>
          </table:table-cell>
          <table:table-cell office:value-type="float" office:value="69.0833" calcext:value-type="float">
            <text:p>69.0833</text:p>
          </table:table-cell>
          <table:table-cell/>
          <table:table-cell office:value-type="string" calcext:value-type="string">
            <text:p>Co SP <text:s/>4T</text:p>
          </table:table-cell>
          <table:table-cell office:value-type="float" office:value="50904" calcext:value-type="float">
            <text:p>50904</text:p>
          </table:table-cell>
          <table:table-cell office:value-type="float" office:value="41.7332" calcext:value-type="float">
            <text:p>41.733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 DP 24T</text:p>
          </table:table-cell>
          <table:table-cell office:value-type="float" office:value="16821" calcext:value-type="float">
            <text:p>16821</text:p>
          </table:table-cell>
          <table:table-cell office:value-type="float" office:value="4586" calcext:value-type="float">
            <text:p>4586</text:p>
          </table:table-cell>
          <table:table-cell/>
          <table:table-cell office:value-type="string" calcext:value-type="string">
            <text:p>Si DP <text:s text:c="2"/>4T</text:p>
          </table:table-cell>
          <table:table-cell office:value-type="float" office:value="34370" calcext:value-type="float">
            <text:p>34370</text:p>
          </table:table-cell>
          <table:table-cell office:value-type="float" office:value="200.945" calcext:value-type="float">
            <text:p>200.945</text:p>
          </table:table-cell>
          <table:table-cell/>
          <table:table-cell office:value-type="string" calcext:value-type="string">
            <text:p>Si DP <text:s text:c="2"/>4T</text:p>
          </table:table-cell>
          <table:table-cell office:value-type="float" office:value="123667" calcext:value-type="float">
            <text:p>123667</text:p>
          </table:table-cell>
          <table:table-cell office:value-type="float" office:value="94.7012" calcext:value-type="float">
            <text:p>94.70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 DP 24T</text:p>
          </table:table-cell>
          <table:table-cell office:value-type="float" office:value="8777" calcext:value-type="float">
            <text:p>8777</text:p>
          </table:table-cell>
          <table:table-cell office:value-type="float" office:value="2456" calcext:value-type="float">
            <text:p>2456</text:p>
          </table:table-cell>
          <table:table-cell/>
          <table:table-cell office:value-type="string" calcext:value-type="string">
            <text:p>Co DP <text:s/>4T</text:p>
          </table:table-cell>
          <table:table-cell office:value-type="float" office:value="26142" calcext:value-type="float">
            <text:p>26142</text:p>
          </table:table-cell>
          <table:table-cell office:value-type="float" office:value="160.325" calcext:value-type="float">
            <text:p>160.325</text:p>
          </table:table-cell>
          <table:table-cell/>
          <table:table-cell office:value-type="string" calcext:value-type="string">
            <text:p>Co DP <text:s/>4T</text:p>
          </table:table-cell>
          <table:table-cell office:value-type="float" office:value="100701" calcext:value-type="float">
            <text:p>100701</text:p>
          </table:table-cell>
          <table:table-cell office:value-type="float" office:value="81.3705" calcext:value-type="float">
            <text:p>81.3705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Energ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ornet 1Th-SP</text:p>
          </table:table-cell>
          <table:table-cell table:formula="of:=[.E44]/[.E43]" office:value-type="float" office:value="1.38104665742757" calcext:value-type="float">
            <text:p>1.3810466574</text:p>
          </table:table-cell>
          <table:table-cell table:style-name="ce1" table:formula="of:=[.F44]/[.F43]" office:value-type="float" office:value="1.33574879227053" calcext:value-type="float">
            <text:p>1.335748792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ornet 1Th-DP</text:p>
          </table:table-cell>
          <table:table-cell table:formula="of:=[.E46]/[.E45]" office:value-type="float" office:value="0.916847876839339" calcext:value-type="float">
            <text:p>0.9168478768</text:p>
          </table:table-cell>
          <table:table-cell table:formula="of:=[.F46]/[.F45]" office:value-type="float" office:value="0.921862487129619" calcext:value-type="float">
            <text:p>0.921862487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ornet 24Th-SP</text:p>
          </table:table-cell>
          <table:table-cell table:formula="of:=[.E48]/[.E47]" office:value-type="float" office:value="0.514970774185852" calcext:value-type="float">
            <text:p>0.5149707742</text:p>
          </table:table-cell>
          <table:table-cell table:formula="of:=[.F48]/[.F47]" office:value-type="float" office:value="0.511749347258486" calcext:value-type="float">
            <text:p>0.511749347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ornet 24Th-DP</text:p>
          </table:table-cell>
          <table:table-cell table:formula="of:=[.E50]/[.E49]" office:value-type="float" office:value="0.521788240889364" calcext:value-type="float">
            <text:p>0.5217882409</text:p>
          </table:table-cell>
          <table:table-cell table:formula="of:=[.F50]/[.F49]" office:value-type="float" office:value="0.53554295682512" calcext:value-type="float">
            <text:p>0.535542956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-15 1Th-SP</text:p>
          </table:table-cell>
          <table:table-cell table:formula="of:=[.I44]/[.I43]" office:value-type="float" office:value="0.62581534966737" calcext:value-type="float">
            <text:p>0.6258153497</text:p>
          </table:table-cell>
          <table:table-cell table:formula="of:=[.J44]/[.J43]" office:value-type="float" office:value="0.724657427867475" calcext:value-type="float">
            <text:p>0.724657427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-15 1Th-DP</text:p>
          </table:table-cell>
          <table:table-cell table:formula="of:=[.I46]/[.I45]" office:value-type="float" office:value="0.692342162312732" calcext:value-type="float">
            <text:p>0.6923421623</text:p>
          </table:table-cell>
          <table:table-cell table:formula="of:=[.J46]/[.J45]" office:value-type="float" office:value="0.804279795005997" calcext:value-type="float">
            <text:p>0.80427979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-15 4Th-SP</text:p>
          </table:table-cell>
          <table:table-cell table:formula="of:=[.I48]/[.I47]" office:value-type="float" office:value="0.686587748534651" calcext:value-type="float">
            <text:p>0.6865877485</text:p>
          </table:table-cell>
          <table:table-cell table:formula="of:=[.J48]/[.J47]" office:value-type="float" office:value="0.669528599949604" calcext:value-type="float">
            <text:p>0.669528599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-15 4Th-DP</text:p>
          </table:table-cell>
          <table:table-cell table:formula="of:=[.I50]/[.I49]" office:value-type="float" office:value="0.760605178935118" calcext:value-type="float">
            <text:p>0.7606051789</text:p>
          </table:table-cell>
          <table:table-cell table:formula="of:=[.J50]/[.J49]" office:value-type="float" office:value="0.797855134489537" calcext:value-type="float">
            <text:p>0.797855134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-7 1Th-SP</text:p>
          </table:table-cell>
          <table:table-cell table:formula="of:=[.M44]/[.M43]" office:value-type="float" office:value="0.724181704331986" calcext:value-type="float">
            <text:p>0.7241817043</text:p>
          </table:table-cell>
          <table:table-cell table:formula="of:=[.N44]/[.N43]" office:value-type="float" office:value="0.759109430438636" calcext:value-type="float">
            <text:p>0.759109430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-7 1Th-DP</text:p>
          </table:table-cell>
          <table:table-cell table:formula="of:=[.M46]/[.M45]" office:value-type="float" office:value="0.792475270843146" calcext:value-type="float">
            <text:p>0.7924752708</text:p>
          </table:table-cell>
          <table:table-cell table:style-name="ce1" table:formula="of:=[.N46]/[.N45]" office:value-type="float" office:value="0.82245037566755" calcext:value-type="float">
            <text:p>0.822450375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-7 4Th-SP</text:p>
          </table:table-cell>
          <table:table-cell table:formula="of:=[.M48]/[.M47]" office:value-type="float" office:value="0.879839601769911" calcext:value-type="float">
            <text:p>0.8798396018</text:p>
          </table:table-cell>
          <table:table-cell table:formula="of:=[.N48]/[.N47]" office:value-type="float" office:value="0.845059927224718" calcext:value-type="float">
            <text:p>0.845059927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-7 4Th-DP</text:p>
          </table:table-cell>
          <table:table-cell table:formula="of:=[.M50]/[.M49]" office:value-type="float" office:value="0.814291605683004" calcext:value-type="float">
            <text:p>0.8142916057</text:p>
          </table:table-cell>
          <table:table-cell table:style-name="ce1" table:formula="of:=[.N50]/[.N49]" office:value-type="float" office:value="0.85923409629445" calcext:value-type="float">
            <text:p>0.8592340963</text:p>
          </table:table-cell>
          <table:table-cell table:number-columns-repeated="9"/>
        </table:table-row>
      </table:table>
      <table:table table:name="Summary3D" table:style-name="ta1">
        <table:shapes>
          <draw:frame draw:z-index="0" draw:style-name="gr1" draw:text-style-name="P1" svg:width="453.23pt" svg:height="297.41pt" svg:x="524.21pt" svg:y="670.11pt">
            <loext:p draw:notify-on-update-of-ranges="Summary3D.C56:Summary3D.C67 Summary3D.D55:Summary3D.D55 Summary3D.D56:Summary3D.D67 Summary3D.E55:Summary3D.E55 Summary3D.E56:Summary3D.E67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row table:style-name="ro1" table:number-rows-repeated="30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Hornet</text:p>
          </table:table-cell>
          <table:table-cell table:number-columns-repeated="3"/>
          <table:table-cell office:value-type="string" calcext:value-type="string">
            <text:p>Cortex A-15</text:p>
          </table:table-cell>
          <table:table-cell table:number-columns-repeated="3"/>
          <table:table-cell office:value-type="string" calcext:value-type="string">
            <text:p>Cortex A-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im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 1T</text:p>
          </table:table-cell>
          <table:table-cell table:formula="of:=[.E44]/[.E43]" office:value-type="float" office:value="1.9567704413274" calcext:value-type="float">
            <text:p>1.9567704413</text:p>
          </table:table-cell>
          <table:table-cell table:formula="of:=[.F44]/[.F43]" office:value-type="float" office:value="1.91644423813392" calcext:value-type="float">
            <text:p>1.9164442381</text:p>
          </table:table-cell>
          <table:table-cell/>
          <table:table-cell office:value-type="string" calcext:value-type="string">
            <text:p>SP 1T</text:p>
          </table:table-cell>
          <table:table-cell table:formula="of:=[.I44]/[.I43]" office:value-type="float" office:value="1.2618638367835" calcext:value-type="float">
            <text:p>1.2618638368</text:p>
          </table:table-cell>
          <table:table-cell table:formula="of:=[.J44]/[.J43]" office:value-type="float" office:value="1.31465374453845" calcext:value-type="float">
            <text:p>1.3146537445</text:p>
          </table:table-cell>
          <table:table-cell/>
          <table:table-cell office:value-type="string" calcext:value-type="string">
            <text:p>SP 1T</text:p>
          </table:table-cell>
          <table:table-cell table:formula="of:=[.M44]/[.M43]" office:value-type="float" office:value="1.17576681792259" calcext:value-type="float">
            <text:p>1.1757668179</text:p>
          </table:table-cell>
          <table:table-cell table:formula="of:=[.N44]/[.N43]" office:value-type="float" office:value="1.21040731350463" calcext:value-type="float">
            <text:p>1.210407313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DP 1T</text:p>
          </table:table-cell>
          <table:table-cell table:formula="of:=[.E46]/[.E45]" office:value-type="float" office:value="1.32441950229423" calcext:value-type="float">
            <text:p>1.3244195023</text:p>
          </table:table-cell>
          <table:table-cell table:formula="of:=[.F46]/[.F45]" office:value-type="float" office:value="1.28834965233433" calcext:value-type="float">
            <text:p>1.2883496523</text:p>
          </table:table-cell>
          <table:table-cell/>
          <table:table-cell office:value-type="string" calcext:value-type="string">
            <text:p>DP 1T</text:p>
          </table:table-cell>
          <table:table-cell table:formula="of:=[.I46]/[.I45]" office:value-type="float" office:value="1.46822350612096" calcext:value-type="float">
            <text:p>1.4682235061</text:p>
          </table:table-cell>
          <table:table-cell table:formula="of:=[.J46]/[.J45]" office:value-type="float" office:value="1.52386898193856" calcext:value-type="float">
            <text:p>1.5238689819</text:p>
          </table:table-cell>
          <table:table-cell/>
          <table:table-cell office:value-type="string" calcext:value-type="string">
            <text:p>DP 1T</text:p>
          </table:table-cell>
          <table:table-cell table:formula="of:=[.M46]/[.M45]" office:value-type="float" office:value="1.2410966540832" calcext:value-type="float">
            <text:p>1.2410966541</text:p>
          </table:table-cell>
          <table:table-cell table:formula="of:=[.N46]/[.N45]" office:value-type="float" office:value="1.27511665935468" calcext:value-type="float">
            <text:p>1.275116659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P 24T</text:p>
          </table:table-cell>
          <table:table-cell table:formula="of:=[.E48]/[.E47]" office:value-type="float" office:value="0.785156775669493" calcext:value-type="float">
            <text:p>0.7851567757</text:p>
          </table:table-cell>
          <table:table-cell table:formula="of:=[.F48]/[.F47]" office:value-type="float" office:value="0.806069578090303" calcext:value-type="float">
            <text:p>0.8060695781</text:p>
          </table:table-cell>
          <table:table-cell/>
          <table:table-cell office:value-type="string" calcext:value-type="string">
            <text:p>SP 4T</text:p>
          </table:table-cell>
          <table:table-cell table:formula="of:=[.I48]/[.I47]" office:value-type="float" office:value="1.32652071077688" calcext:value-type="float">
            <text:p>1.3265207108</text:p>
          </table:table-cell>
          <table:table-cell table:formula="of:=[.J48]/[.J47]" office:value-type="float" office:value="0.82144485272445" calcext:value-type="float">
            <text:p>0.8214448527</text:p>
          </table:table-cell>
          <table:table-cell/>
          <table:table-cell office:value-type="string" calcext:value-type="string">
            <text:p>SP 4T</text:p>
          </table:table-cell>
          <table:table-cell table:formula="of:=[.M48]/[.M47]" office:value-type="float" office:value="1.19071611849778" calcext:value-type="float">
            <text:p>1.1907161185</text:p>
          </table:table-cell>
          <table:table-cell table:formula="of:=[.N48]/[.N47]" office:value-type="float" office:value="1.21264447394786" calcext:value-type="float">
            <text:p>1.212644473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DP 24T</text:p>
          </table:table-cell>
          <table:table-cell table:formula="of:=[.E50]/[.E49]" office:value-type="float" office:value="0.708094241544589" calcext:value-type="float">
            <text:p>0.7080942415</text:p>
          </table:table-cell>
          <table:table-cell table:formula="of:=[.F50]/[.F49]" office:value-type="float" office:value="0.732165050956997" calcext:value-type="float">
            <text:p>0.732165051</text:p>
          </table:table-cell>
          <table:table-cell/>
          <table:table-cell office:value-type="string" calcext:value-type="string">
            <text:p>DP 4T</text:p>
          </table:table-cell>
          <table:table-cell table:formula="of:=[.I50]/[.I49]" office:value-type="float" office:value="0.902289341475888" calcext:value-type="float">
            <text:p>0.9022893415</text:p>
          </table:table-cell>
          <table:table-cell table:formula="of:=[.J50]/[.J49]" office:value-type="float" office:value="0.995282460651311" calcext:value-type="float">
            <text:p>0.9952824607</text:p>
          </table:table-cell>
          <table:table-cell/>
          <table:table-cell office:value-type="string" calcext:value-type="string">
            <text:p>DP 4T</text:p>
          </table:table-cell>
          <table:table-cell table:formula="of:=[.M50]/[.M49]" office:value-type="float" office:value="1.20875762471975" calcext:value-type="float">
            <text:p>1.2087576247</text:p>
          </table:table-cell>
          <table:table-cell table:formula="of:=[.N50]/[.N49]" office:value-type="float" office:value="1.30231405062417" calcext:value-type="float">
            <text:p>1.3023140506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Time (ms)</text:p>
          </table:table-cell>
          <table:table-cell office:value-type="string" calcext:value-type="string">
            <text:p>Energy (J)</text:p>
          </table:table-cell>
          <table:table-cell table:number-columns-repeated="2"/>
          <table:table-cell office:value-type="string" calcext:value-type="string">
            <text:p>Time (ms)</text:p>
          </table:table-cell>
          <table:table-cell office:value-type="string" calcext:value-type="string">
            <text:p>Energy (J)</text:p>
          </table:table-cell>
          <table:table-cell table:number-columns-repeated="2"/>
          <table:table-cell office:value-type="string" calcext:value-type="string">
            <text:p>Time (ms)</text:p>
          </table:table-cell>
          <table:table-cell office:value-type="string" calcext:value-type="string">
            <text:p>Energy (J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 SP 1T</text:p>
          </table:table-cell>
          <table:table-cell office:value-type="float" office:value="73075" calcext:value-type="float">
            <text:p>73075</text:p>
          </table:table-cell>
          <table:table-cell office:value-type="float" office:value="8617" calcext:value-type="float">
            <text:p>8617</text:p>
          </table:table-cell>
          <table:table-cell/>
          <table:table-cell office:value-type="string" calcext:value-type="string">
            <text:p>Si SP 1T</text:p>
          </table:table-cell>
          <table:table-cell office:value-type="float" office:value="26762" calcext:value-type="float">
            <text:p>26762</text:p>
          </table:table-cell>
          <table:table-cell office:value-type="float" office:value="86.0333" calcext:value-type="float">
            <text:p>86.0333</text:p>
          </table:table-cell>
          <table:table-cell/>
          <table:table-cell office:value-type="string" calcext:value-type="string">
            <text:p>Si SP 1T</text:p>
          </table:table-cell>
          <table:table-cell office:value-type="float" office:value="161316" calcext:value-type="float">
            <text:p>161316</text:p>
          </table:table-cell>
          <table:table-cell office:value-type="float" office:value="79.8304" calcext:value-type="float">
            <text:p>79.830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 SP 1T</text:p>
          </table:table-cell>
          <table:table-cell office:value-type="float" office:value="142991" calcext:value-type="float">
            <text:p>142991</text:p>
          </table:table-cell>
          <table:table-cell office:value-type="float" office:value="16514" calcext:value-type="float">
            <text:p>16514</text:p>
          </table:table-cell>
          <table:table-cell/>
          <table:table-cell office:value-type="string" calcext:value-type="string">
            <text:p>Co SP 1T</text:p>
          </table:table-cell>
          <table:table-cell office:value-type="float" office:value="33770" calcext:value-type="float">
            <text:p>33770</text:p>
          </table:table-cell>
          <table:table-cell office:value-type="float" office:value="113.104" calcext:value-type="float">
            <text:p>113.104</text:p>
          </table:table-cell>
          <table:table-cell/>
          <table:table-cell office:value-type="string" calcext:value-type="string">
            <text:p>Co SP 1T</text:p>
          </table:table-cell>
          <table:table-cell office:value-type="float" office:value="189670" calcext:value-type="float">
            <text:p>189670</text:p>
          </table:table-cell>
          <table:table-cell office:value-type="float" office:value="96.6273" calcext:value-type="float">
            <text:p>96.62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 DP 1T</text:p>
          </table:table-cell>
          <table:table-cell office:value-type="float" office:value="115289" calcext:value-type="float">
            <text:p>115289</text:p>
          </table:table-cell>
          <table:table-cell office:value-type="float" office:value="14094" calcext:value-type="float">
            <text:p>14094</text:p>
          </table:table-cell>
          <table:table-cell/>
          <table:table-cell office:value-type="string" calcext:value-type="string">
            <text:p>Si DP 1T</text:p>
          </table:table-cell>
          <table:table-cell office:value-type="float" office:value="49502" calcext:value-type="float">
            <text:p>49502</text:p>
          </table:table-cell>
          <table:table-cell office:value-type="float" office:value="137.752" calcext:value-type="float">
            <text:p>137.752</text:p>
          </table:table-cell>
          <table:table-cell/>
          <table:table-cell office:value-type="string" calcext:value-type="string">
            <text:p>Si DP 1T</text:p>
          </table:table-cell>
          <table:table-cell office:value-type="float" office:value="290593" calcext:value-type="float">
            <text:p>290593</text:p>
          </table:table-cell>
          <table:table-cell office:value-type="float" office:value="150.438" calcext:value-type="float">
            <text:p>150.43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 DP 1T</text:p>
          </table:table-cell>
          <table:table-cell office:value-type="float" office:value="152691" calcext:value-type="float">
            <text:p>152691</text:p>
          </table:table-cell>
          <table:table-cell office:value-type="float" office:value="18158" calcext:value-type="float">
            <text:p>18158</text:p>
          </table:table-cell>
          <table:table-cell/>
          <table:table-cell office:value-type="string" calcext:value-type="string">
            <text:p>Co DP 1T</text:p>
          </table:table-cell>
          <table:table-cell office:value-type="float" office:value="72680" calcext:value-type="float">
            <text:p>72680</text:p>
          </table:table-cell>
          <table:table-cell office:value-type="float" office:value="209.916" calcext:value-type="float">
            <text:p>209.916</text:p>
          </table:table-cell>
          <table:table-cell/>
          <table:table-cell office:value-type="string" calcext:value-type="string">
            <text:p>Co DP 1T</text:p>
          </table:table-cell>
          <table:table-cell office:value-type="float" office:value="360654" calcext:value-type="float">
            <text:p>360654</text:p>
          </table:table-cell>
          <table:table-cell office:value-type="float" office:value="191.826" calcext:value-type="float">
            <text:p>191.82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 SP 24T</text:p>
          </table:table-cell>
          <table:table-cell office:value-type="float" office:value="14862" calcext:value-type="float">
            <text:p>14862</text:p>
          </table:table-cell>
          <table:table-cell office:value-type="float" office:value="4053" calcext:value-type="float">
            <text:p>4053</text:p>
          </table:table-cell>
          <table:table-cell/>
          <table:table-cell office:value-type="string" calcext:value-type="string">
            <text:p>Si SP <text:s/>4T</text:p>
          </table:table-cell>
          <table:table-cell office:value-type="float" office:value="16489" calcext:value-type="float">
            <text:p>16489</text:p>
          </table:table-cell>
          <table:table-cell office:value-type="float" office:value="101.782" calcext:value-type="float">
            <text:p>101.782</text:p>
          </table:table-cell>
          <table:table-cell/>
          <table:table-cell office:value-type="string" calcext:value-type="string">
            <text:p>Si SP <text:s/>4T</text:p>
          </table:table-cell>
          <table:table-cell office:value-type="float" office:value="42870" calcext:value-type="float">
            <text:p>42870</text:p>
          </table:table-cell>
          <table:table-cell office:value-type="float" office:value="36.8319" calcext:value-type="float">
            <text:p>36.83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 SP 24T</text:p>
          </table:table-cell>
          <table:table-cell office:value-type="float" office:value="11669" calcext:value-type="float">
            <text:p>11669</text:p>
          </table:table-cell>
          <table:table-cell office:value-type="float" office:value="3267" calcext:value-type="float">
            <text:p>3267</text:p>
          </table:table-cell>
          <table:table-cell/>
          <table:table-cell office:value-type="string" calcext:value-type="string">
            <text:p>Co SP <text:s/>4T</text:p>
          </table:table-cell>
          <table:table-cell office:value-type="float" office:value="21873" calcext:value-type="float">
            <text:p>21873</text:p>
          </table:table-cell>
          <table:table-cell office:value-type="float" office:value="83.6083" calcext:value-type="float">
            <text:p>83.6083</text:p>
          </table:table-cell>
          <table:table-cell/>
          <table:table-cell office:value-type="string" calcext:value-type="string">
            <text:p>Co SP <text:s/>4T</text:p>
          </table:table-cell>
          <table:table-cell office:value-type="float" office:value="51046" calcext:value-type="float">
            <text:p>51046</text:p>
          </table:table-cell>
          <table:table-cell office:value-type="float" office:value="44.664" calcext:value-type="float">
            <text:p>44.66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 DP 24T</text:p>
          </table:table-cell>
          <table:table-cell office:value-type="float" office:value="29626" calcext:value-type="float">
            <text:p>29626</text:p>
          </table:table-cell>
          <table:table-cell office:value-type="float" office:value="8046" calcext:value-type="float">
            <text:p>8046</text:p>
          </table:table-cell>
          <table:table-cell/>
          <table:table-cell office:value-type="string" calcext:value-type="string">
            <text:p>Si DP <text:s text:c="2"/>4T</text:p>
          </table:table-cell>
          <table:table-cell office:value-type="float" office:value="33241" calcext:value-type="float">
            <text:p>33241</text:p>
          </table:table-cell>
          <table:table-cell office:value-type="float" office:value="185.902" calcext:value-type="float">
            <text:p>185.902</text:p>
          </table:table-cell>
          <table:table-cell/>
          <table:table-cell office:value-type="string" calcext:value-type="string">
            <text:p>Si DP <text:s text:c="2"/>4T</text:p>
          </table:table-cell>
          <table:table-cell office:value-type="float" office:value="79839" calcext:value-type="float">
            <text:p>79839</text:p>
          </table:table-cell>
          <table:table-cell office:value-type="float" office:value="63.7324" calcext:value-type="float">
            <text:p>63.73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 DP 24T</text:p>
          </table:table-cell>
          <table:table-cell office:value-type="float" office:value="20978" calcext:value-type="float">
            <text:p>20978</text:p>
          </table:table-cell>
          <table:table-cell office:value-type="float" office:value="5891" calcext:value-type="float">
            <text:p>5891</text:p>
          </table:table-cell>
          <table:table-cell/>
          <table:table-cell office:value-type="string" calcext:value-type="string">
            <text:p>Co DP <text:s/>4T</text:p>
          </table:table-cell>
          <table:table-cell office:value-type="float" office:value="29993" calcext:value-type="float">
            <text:p>29993</text:p>
          </table:table-cell>
          <table:table-cell office:value-type="float" office:value="185.025" calcext:value-type="float">
            <text:p>185.025</text:p>
          </table:table-cell>
          <table:table-cell/>
          <table:table-cell office:value-type="string" calcext:value-type="string">
            <text:p>Co DP <text:s/>4T</text:p>
          </table:table-cell>
          <table:table-cell office:value-type="float" office:value="96506" calcext:value-type="float">
            <text:p>96506</text:p>
          </table:table-cell>
          <table:table-cell office:value-type="float" office:value="82.9996" calcext:value-type="float">
            <text:p>82.9996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Energ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ornet 1Th-SP</text:p>
          </table:table-cell>
          <table:table-cell table:formula="of:=[.E44]/[.E43]" office:value-type="float" office:value="1.9567704413274" calcext:value-type="float">
            <text:p>1.9567704413</text:p>
          </table:table-cell>
          <table:table-cell table:style-name="ce1" table:formula="of:=[.F44]/[.F43]" office:value-type="float" office:value="1.91644423813392" calcext:value-type="float">
            <text:p>1.916444238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ornet 1Th-DP</text:p>
          </table:table-cell>
          <table:table-cell table:formula="of:=[.E46]/[.E45]" office:value-type="float" office:value="1.32441950229423" calcext:value-type="float">
            <text:p>1.3244195023</text:p>
          </table:table-cell>
          <table:table-cell table:formula="of:=[.F46]/[.F45]" office:value-type="float" office:value="1.28834965233433" calcext:value-type="float">
            <text:p>1.288349652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ornet 24Th-SP</text:p>
          </table:table-cell>
          <table:table-cell table:formula="of:=[.E48]/[.E47]" office:value-type="float" office:value="0.785156775669493" calcext:value-type="float">
            <text:p>0.7851567757</text:p>
          </table:table-cell>
          <table:table-cell table:formula="of:=[.F48]/[.F47]" office:value-type="float" office:value="0.806069578090303" calcext:value-type="float">
            <text:p>0.806069578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ornet 24Th-DP</text:p>
          </table:table-cell>
          <table:table-cell table:formula="of:=[.E50]/[.E49]" office:value-type="float" office:value="0.708094241544589" calcext:value-type="float">
            <text:p>0.7080942415</text:p>
          </table:table-cell>
          <table:table-cell table:formula="of:=[.F50]/[.F49]" office:value-type="float" office:value="0.732165050956997" calcext:value-type="float">
            <text:p>0.73216505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-15 1Th-SP</text:p>
          </table:table-cell>
          <table:table-cell table:formula="of:=[.I44]/[.I43]" office:value-type="float" office:value="1.2618638367835" calcext:value-type="float">
            <text:p>1.2618638368</text:p>
          </table:table-cell>
          <table:table-cell table:formula="of:=[.J44]/[.J43]" office:value-type="float" office:value="1.31465374453845" calcext:value-type="float">
            <text:p>1.314653744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-15 1Th-DP</text:p>
          </table:table-cell>
          <table:table-cell table:formula="of:=[.I46]/[.I45]" office:value-type="float" office:value="1.46822350612096" calcext:value-type="float">
            <text:p>1.4682235061</text:p>
          </table:table-cell>
          <table:table-cell table:formula="of:=[.J46]/[.J45]" office:value-type="float" office:value="1.52386898193856" calcext:value-type="float">
            <text:p>1.523868981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-15 4Th-SP</text:p>
          </table:table-cell>
          <table:table-cell table:formula="of:=[.I48]/[.I47]" office:value-type="float" office:value="1.32652071077688" calcext:value-type="float">
            <text:p>1.3265207108</text:p>
          </table:table-cell>
          <table:table-cell table:formula="of:=[.J48]/[.J47]" office:value-type="float" office:value="0.82144485272445" calcext:value-type="float">
            <text:p>0.821444852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-15 4Th-DP</text:p>
          </table:table-cell>
          <table:table-cell table:formula="of:=[.I50]/[.I49]" office:value-type="float" office:value="0.902289341475888" calcext:value-type="float">
            <text:p>0.9022893415</text:p>
          </table:table-cell>
          <table:table-cell table:formula="of:=[.J50]/[.J49]" office:value-type="float" office:value="0.995282460651311" calcext:value-type="float">
            <text:p>0.995282460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-7 1Th-SP</text:p>
          </table:table-cell>
          <table:table-cell table:formula="of:=[.M44]/[.M43]" office:value-type="float" office:value="1.17576681792259" calcext:value-type="float">
            <text:p>1.1757668179</text:p>
          </table:table-cell>
          <table:table-cell table:formula="of:=[.N44]/[.N43]" office:value-type="float" office:value="1.21040731350463" calcext:value-type="float">
            <text:p>1.210407313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-7 1Th-DP</text:p>
          </table:table-cell>
          <table:table-cell table:formula="of:=[.M46]/[.M45]" office:value-type="float" office:value="1.2410966540832" calcext:value-type="float">
            <text:p>1.2410966541</text:p>
          </table:table-cell>
          <table:table-cell table:style-name="ce1" table:formula="of:=[.N46]/[.N45]" office:value-type="float" office:value="1.27511665935468" calcext:value-type="float">
            <text:p>1.275116659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-7 4Th-SP</text:p>
          </table:table-cell>
          <table:table-cell table:formula="of:=[.M48]/[.M47]" office:value-type="float" office:value="1.19071611849778" calcext:value-type="float">
            <text:p>1.1907161185</text:p>
          </table:table-cell>
          <table:table-cell table:formula="of:=[.N48]/[.N47]" office:value-type="float" office:value="1.21264447394786" calcext:value-type="float">
            <text:p>1.212644473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-7 4Th-DP</text:p>
          </table:table-cell>
          <table:table-cell table:formula="of:=[.M50]/[.M49]" office:value-type="float" office:value="1.20875762471975" calcext:value-type="float">
            <text:p>1.2087576247</text:p>
          </table:table-cell>
          <table:table-cell table:style-name="ce1" table:formula="of:=[.N50]/[.N49]" office:value-type="float" office:value="1.30231405062417" calcext:value-type="float">
            <text:p>1.302314050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 style:data-style-name="N2" text:time-value="15:45:18.4375286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Rubio</meta:initial-creator>
    <meta:creation-date>2015-08-29T18:03:10.868967789</meta:creation-date>
    <meta:generator>LibreOffice/5.0.3.2$Linux_X86_64 LibreOffice_project/00m0$Build-2</meta:generator>
    <dc:date>2015-12-10T15:45:59.116845590</dc:date>
    <dc:creator>Daniel Rubio</dc:creator>
    <meta:editing-duration>PT5H36M40S</meta:editing-duration>
    <meta:editing-cycles>89</meta:editing-cycles>
    <meta:document-statistic meta:table-count="12" meta:cell-count="1179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458cm" svg:height="9.005cm" xlink:href=".." xlink:type="simple" chart:class="chart:bar" chart:style-name="ch1">
        <chart:legend svg:x="14.197cm" svg:y="7.463cm" style:legend-expansion="custom" chartooo:width="2.195cm" chartooo:height="1.096cm" style:legend-expansion-aspect-ratio="2.00273722627737" chart:style-name="ch2"/>
        <chart:plot-area chart:style-name="ch3" table:cell-range-address="'Hornet 2D'.B40:'Hornet 2D'.D48" chart:data-source-has-labels="both" svg:x="0.328cm" svg:y="0.179cm" svg:width="14.668cm" svg:height="9.039cm">
          <chartooo:coordinate-region svg:x="1.505cm" svg:y="0.378cm" svg:width="12.313cm" svg:height="7.795cm"/>
          <chart:axis chart:dimension="x" chart:name="primary-x" chart:style-name="ch4" chartooo:axis-type="auto">
            <chartooo:date-scale/>
            <chart:categories table:cell-range-address="'Hornet 2D'.B41:'Hornet 2D'.B4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Hornet 2D'.C41:'Hornet 2D'.C48" chart:label-cell-address="'Hornet 2D'.C40:'Hornet 2D'.C40" chart:class="chart:bar">
            <chart:data-point chart:repeated="8"/>
          </chart:series>
          <chart:series chart:attached-axis="secondary-y" chart:style-name="ch9" chart:values-cell-range-address="'Hornet 2D'.D41:'Hornet 2D'.D48" chart:label-cell-address="'Hornet 2D'.D40:'Hornet 2D'.D4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'Hornet 2D'.C40:'Hornet 2D'.C40</svg:desc>
                </draw:g>
              </table:table-cell>
              <table:table-cell office:value-type="string">
                <text:p>Energy (J)</text:p>
                <draw:g>
                  <svg:desc>'Hornet 2D'.D40:'Hornet 2D'.D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 SP 1T</text:p>
                <draw:g>
                  <svg:desc>'Hornet 2D'.B41:'Hornet 2D'.B48</svg:desc>
                </draw:g>
              </table:table-cell>
              <table:table-cell office:value-type="float" office:value="45459">
                <text:p>45459</text:p>
                <draw:g>
                  <svg:desc>'Hornet 2D'.C41:'Hornet 2D'.C48</svg:desc>
                </draw:g>
              </table:table-cell>
              <table:table-cell office:value-type="float" office:value="5382">
                <text:p>5382</text:p>
                <draw:g>
                  <svg:desc>'Hornet 2D'.D41:'Hornet 2D'.D48</svg:desc>
                </draw:g>
              </table:table-cell>
            </table:table-row>
            <table:table-row>
              <table:table-cell office:value-type="string">
                <text:p>Co SP 1T</text:p>
              </table:table-cell>
              <table:table-cell office:value-type="float" office:value="62781">
                <text:p>62781</text:p>
              </table:table-cell>
              <table:table-cell office:value-type="float" office:value="7189">
                <text:p>7189</text:p>
              </table:table-cell>
            </table:table-row>
            <table:table-row>
              <table:table-cell office:value-type="string">
                <text:p>Si DP 1T</text:p>
              </table:table-cell>
              <table:table-cell office:value-type="float" office:value="74959">
                <text:p>74959</text:p>
              </table:table-cell>
              <table:table-cell office:value-type="float" office:value="8741">
                <text:p>8741</text:p>
              </table:table-cell>
            </table:table-row>
            <table:table-row>
              <table:table-cell office:value-type="string">
                <text:p>Co DP 1T</text:p>
              </table:table-cell>
              <table:table-cell office:value-type="float" office:value="68726">
                <text:p>68726</text:p>
              </table:table-cell>
              <table:table-cell office:value-type="float" office:value="8058">
                <text:p>8058</text:p>
              </table:table-cell>
            </table:table-row>
            <table:table-row>
              <table:table-cell office:value-type="string">
                <text:p>Si SP 24T</text:p>
              </table:table-cell>
              <table:table-cell office:value-type="float" office:value="8383">
                <text:p>8383</text:p>
              </table:table-cell>
              <table:table-cell office:value-type="float" office:value="2298">
                <text:p>2298</text:p>
              </table:table-cell>
            </table:table-row>
            <table:table-row>
              <table:table-cell office:value-type="string">
                <text:p>Co SP 24T</text:p>
              </table:table-cell>
              <table:table-cell office:value-type="float" office:value="4317">
                <text:p>4317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Si DP 24T</text:p>
              </table:table-cell>
              <table:table-cell office:value-type="float" office:value="16821">
                <text:p>16821</text:p>
              </table:table-cell>
              <table:table-cell office:value-type="float" office:value="4586">
                <text:p>4586</text:p>
              </table:table-cell>
            </table:table-row>
            <table:table-row>
              <table:table-cell office:value-type="string">
                <text:p>Co DP 24T</text:p>
              </table:table-cell>
              <table:table-cell office:value-type="float" office:value="8777">
                <text:p>8777</text:p>
              </table:table-cell>
              <table:table-cell office:value-type="float" office:value="2456">
                <text:p>24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10.493cm" xlink:href=".." xlink:type="simple" chart:class="chart:bar" chart:style-name="ch1">
        <chart:title svg:x="4.036cm" svg:y="0.345cm" chart:style-name="ch2">
          <text:p>2D Stencil Results - Normalized Usage</text:p>
        </chart:title>
        <chart:legend chart:legend-position="end" svg:x="14.15cm" svg:y="4.698cm" style:legend-expansion="high" chart:style-name="ch3"/>
        <chart:plot-area chart:style-name="ch4" table:cell-range-address="Summary2D.C55:Summary2D.E67" chart:data-source-has-labels="both" svg:x="0.319cm" svg:y="1.359cm" svg:width="13.512cm" svg:height="8.925cm">
          <chartooo:coordinate-region svg:x="1.537cm" svg:y="1.359cm" svg:width="12.294cm" svg:height="6.456cm"/>
          <chart:axis chart:dimension="x" chart:name="primary-x" chart:style-name="ch5" chartooo:axis-type="auto">
            <chartooo:date-scale/>
            <chart:categories table:cell-range-address="Summary2D.C56:Summary2D.C6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ummary2D.D56:Summary2D.D67" chart:label-cell-address="Summary2D.D55:Summary2D.D55" chart:class="chart:bar">
            <chart:data-point chart:repeated="12"/>
          </chart:series>
          <chart:series chart:style-name="ch9" chart:values-cell-range-address="Summary2D.E56:Summary2D.E67" chart:label-cell-address="Summary2D.E55:Summary2D.E55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ummary2D.D55:Summary2D.D55</svg:desc>
                </draw:g>
              </table:table-cell>
              <table:table-cell office:value-type="string">
                <text:p>Energy</text:p>
                <draw:g>
                  <svg:desc>Summary2D.E55:Summary2D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ornet 1Th-SP</text:p>
                <draw:g>
                  <svg:desc>Summary2D.C56:Summary2D.C67</svg:desc>
                </draw:g>
              </table:table-cell>
              <table:table-cell office:value-type="float" office:value="1.38104665742757">
                <text:p>1.38104665742757</text:p>
                <draw:g>
                  <svg:desc>Summary2D.D56:Summary2D.D67</svg:desc>
                </draw:g>
              </table:table-cell>
              <table:table-cell office:value-type="float" office:value="1.33574879227053">
                <text:p>1.33574879227053</text:p>
                <draw:g>
                  <svg:desc>Summary2D.E56:Summary2D.E67</svg:desc>
                </draw:g>
              </table:table-cell>
            </table:table-row>
            <table:table-row>
              <table:table-cell office:value-type="string">
                <text:p>Hornet 1Th-DP</text:p>
              </table:table-cell>
              <table:table-cell office:value-type="float" office:value="0.916847876839339">
                <text:p>0.916847876839339</text:p>
              </table:table-cell>
              <table:table-cell office:value-type="float" office:value="0.921862487129619">
                <text:p>0.921862487129619</text:p>
              </table:table-cell>
            </table:table-row>
            <table:table-row>
              <table:table-cell office:value-type="string">
                <text:p>Hornet 24Th-SP</text:p>
              </table:table-cell>
              <table:table-cell office:value-type="float" office:value="0.514970774185852">
                <text:p>0.514970774185852</text:p>
              </table:table-cell>
              <table:table-cell office:value-type="float" office:value="0.511749347258486">
                <text:p>0.511749347258486</text:p>
              </table:table-cell>
            </table:table-row>
            <table:table-row>
              <table:table-cell office:value-type="string">
                <text:p>Hornet 24Th-DP</text:p>
              </table:table-cell>
              <table:table-cell office:value-type="float" office:value="0.521788240889364">
                <text:p>0.521788240889364</text:p>
              </table:table-cell>
              <table:table-cell office:value-type="float" office:value="0.53554295682512">
                <text:p>0.53554295682512</text:p>
              </table:table-cell>
            </table:table-row>
            <table:table-row>
              <table:table-cell office:value-type="string">
                <text:p>A-15 1Th-SP</text:p>
              </table:table-cell>
              <table:table-cell office:value-type="float" office:value="0.62581534966737">
                <text:p>0.62581534966737</text:p>
              </table:table-cell>
              <table:table-cell office:value-type="float" office:value="0.724657427867475">
                <text:p>0.724657427867475</text:p>
              </table:table-cell>
            </table:table-row>
            <table:table-row>
              <table:table-cell office:value-type="string">
                <text:p>A-15 1Th-DP</text:p>
              </table:table-cell>
              <table:table-cell office:value-type="float" office:value="0.692342162312732">
                <text:p>0.692342162312732</text:p>
              </table:table-cell>
              <table:table-cell office:value-type="float" office:value="0.804279795005997">
                <text:p>0.804279795005997</text:p>
              </table:table-cell>
            </table:table-row>
            <table:table-row>
              <table:table-cell office:value-type="string">
                <text:p>A-15 4Th-SP</text:p>
              </table:table-cell>
              <table:table-cell office:value-type="float" office:value="0.686587748534651">
                <text:p>0.686587748534651</text:p>
              </table:table-cell>
              <table:table-cell office:value-type="float" office:value="0.669528599949604">
                <text:p>0.669528599949604</text:p>
              </table:table-cell>
            </table:table-row>
            <table:table-row>
              <table:table-cell office:value-type="string">
                <text:p>A-15 4Th-DP</text:p>
              </table:table-cell>
              <table:table-cell office:value-type="float" office:value="0.760605178935118">
                <text:p>0.760605178935118</text:p>
              </table:table-cell>
              <table:table-cell office:value-type="float" office:value="0.797855134489537">
                <text:p>0.797855134489537</text:p>
              </table:table-cell>
            </table:table-row>
            <table:table-row>
              <table:table-cell office:value-type="string">
                <text:p>A-7 1Th-SP</text:p>
              </table:table-cell>
              <table:table-cell office:value-type="float" office:value="0.724181704331986">
                <text:p>0.724181704331986</text:p>
              </table:table-cell>
              <table:table-cell office:value-type="float" office:value="0.759109430438636">
                <text:p>0.759109430438636</text:p>
              </table:table-cell>
            </table:table-row>
            <table:table-row>
              <table:table-cell office:value-type="string">
                <text:p>A-7 1Th-DP</text:p>
              </table:table-cell>
              <table:table-cell office:value-type="float" office:value="0.792475270843146">
                <text:p>0.792475270843146</text:p>
              </table:table-cell>
              <table:table-cell office:value-type="float" office:value="0.82245037566755">
                <text:p>0.82245037566755</text:p>
              </table:table-cell>
            </table:table-row>
            <table:table-row>
              <table:table-cell office:value-type="string">
                <text:p>A-7 4Th-SP</text:p>
              </table:table-cell>
              <table:table-cell office:value-type="float" office:value="0.879839601769911">
                <text:p>0.879839601769911</text:p>
              </table:table-cell>
              <table:table-cell office:value-type="float" office:value="0.845059927224718">
                <text:p>0.845059927224718</text:p>
              </table:table-cell>
            </table:table-row>
            <table:table-row>
              <table:table-cell office:value-type="string">
                <text:p>A-7 4Th-DP</text:p>
              </table:table-cell>
              <table:table-cell office:value-type="float" office:value="0.814291605683004">
                <text:p>0.814291605683004</text:p>
              </table:table-cell>
              <table:table-cell office:value-type="float" office:value="0.85923409629445">
                <text:p>0.8592340962944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10.493cm" xlink:href=".." xlink:type="simple" chart:class="chart:bar" chart:style-name="ch1">
        <chart:title svg:x="4.036cm" svg:y="0.345cm" chart:style-name="ch2">
          <text:p>3D Stencil Results - Normalized Usage</text:p>
        </chart:title>
        <chart:legend chart:legend-position="end" svg:x="14.15cm" svg:y="4.698cm" style:legend-expansion="high" chart:style-name="ch3"/>
        <chart:plot-area chart:style-name="ch4" table:cell-range-address="Summary3D.C55:Summary3D.E67" chart:data-source-has-labels="both" svg:x="0.319cm" svg:y="1.359cm" svg:width="13.512cm" svg:height="8.925cm">
          <chartooo:coordinate-region svg:x="1.537cm" svg:y="1.359cm" svg:width="12.294cm" svg:height="6.456cm"/>
          <chart:axis chart:dimension="x" chart:name="primary-x" chart:style-name="ch5" chartooo:axis-type="auto">
            <chartooo:date-scale/>
            <chart:categories table:cell-range-address="Summary3D.C56:Summary3D.C6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ummary3D.D56:Summary3D.D67" chart:label-cell-address="Summary3D.D55:Summary3D.D55" chart:class="chart:bar">
            <chart:data-point chart:repeated="12"/>
          </chart:series>
          <chart:series chart:style-name="ch9" chart:values-cell-range-address="Summary3D.E56:Summary3D.E67" chart:label-cell-address="Summary3D.E55:Summary3D.E55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ummary3D.D55:Summary3D.D55</svg:desc>
                </draw:g>
              </table:table-cell>
              <table:table-cell office:value-type="string">
                <text:p>Energy</text:p>
                <draw:g>
                  <svg:desc>Summary3D.E55:Summary3D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ornet 1Th-SP</text:p>
                <draw:g>
                  <svg:desc>Summary3D.C56:Summary3D.C67</svg:desc>
                </draw:g>
              </table:table-cell>
              <table:table-cell office:value-type="float" office:value="1.9567704413274">
                <text:p>1.9567704413274</text:p>
                <draw:g>
                  <svg:desc>Summary3D.D56:Summary3D.D67</svg:desc>
                </draw:g>
              </table:table-cell>
              <table:table-cell office:value-type="float" office:value="1.91644423813392">
                <text:p>1.91644423813392</text:p>
                <draw:g>
                  <svg:desc>Summary3D.E56:Summary3D.E67</svg:desc>
                </draw:g>
              </table:table-cell>
            </table:table-row>
            <table:table-row>
              <table:table-cell office:value-type="string">
                <text:p>Hornet 1Th-DP</text:p>
              </table:table-cell>
              <table:table-cell office:value-type="float" office:value="1.32441950229423">
                <text:p>1.32441950229423</text:p>
              </table:table-cell>
              <table:table-cell office:value-type="float" office:value="1.28834965233433">
                <text:p>1.28834965233433</text:p>
              </table:table-cell>
            </table:table-row>
            <table:table-row>
              <table:table-cell office:value-type="string">
                <text:p>Hornet 24Th-SP</text:p>
              </table:table-cell>
              <table:table-cell office:value-type="float" office:value="0.785156775669493">
                <text:p>0.785156775669493</text:p>
              </table:table-cell>
              <table:table-cell office:value-type="float" office:value="0.806069578090303">
                <text:p>0.806069578090303</text:p>
              </table:table-cell>
            </table:table-row>
            <table:table-row>
              <table:table-cell office:value-type="string">
                <text:p>Hornet 24Th-DP</text:p>
              </table:table-cell>
              <table:table-cell office:value-type="float" office:value="0.708094241544589">
                <text:p>0.708094241544589</text:p>
              </table:table-cell>
              <table:table-cell office:value-type="float" office:value="0.732165050956997">
                <text:p>0.732165050956997</text:p>
              </table:table-cell>
            </table:table-row>
            <table:table-row>
              <table:table-cell office:value-type="string">
                <text:p>A-15 1Th-SP</text:p>
              </table:table-cell>
              <table:table-cell office:value-type="float" office:value="1.2618638367835">
                <text:p>1.2618638367835</text:p>
              </table:table-cell>
              <table:table-cell office:value-type="float" office:value="1.31465374453845">
                <text:p>1.31465374453845</text:p>
              </table:table-cell>
            </table:table-row>
            <table:table-row>
              <table:table-cell office:value-type="string">
                <text:p>A-15 1Th-DP</text:p>
              </table:table-cell>
              <table:table-cell office:value-type="float" office:value="1.46822350612096">
                <text:p>1.46822350612096</text:p>
              </table:table-cell>
              <table:table-cell office:value-type="float" office:value="1.52386898193856">
                <text:p>1.52386898193856</text:p>
              </table:table-cell>
            </table:table-row>
            <table:table-row>
              <table:table-cell office:value-type="string">
                <text:p>A-15 4Th-SP</text:p>
              </table:table-cell>
              <table:table-cell office:value-type="float" office:value="1.32652071077688">
                <text:p>1.32652071077688</text:p>
              </table:table-cell>
              <table:table-cell office:value-type="float" office:value="0.82144485272445">
                <text:p>0.82144485272445</text:p>
              </table:table-cell>
            </table:table-row>
            <table:table-row>
              <table:table-cell office:value-type="string">
                <text:p>A-15 4Th-DP</text:p>
              </table:table-cell>
              <table:table-cell office:value-type="float" office:value="0.902289341475888">
                <text:p>0.902289341475888</text:p>
              </table:table-cell>
              <table:table-cell office:value-type="float" office:value="0.995282460651311">
                <text:p>0.995282460651311</text:p>
              </table:table-cell>
            </table:table-row>
            <table:table-row>
              <table:table-cell office:value-type="string">
                <text:p>A-7 1Th-SP</text:p>
              </table:table-cell>
              <table:table-cell office:value-type="float" office:value="1.17576681792259">
                <text:p>1.17576681792259</text:p>
              </table:table-cell>
              <table:table-cell office:value-type="float" office:value="1.21040731350463">
                <text:p>1.21040731350463</text:p>
              </table:table-cell>
            </table:table-row>
            <table:table-row>
              <table:table-cell office:value-type="string">
                <text:p>A-7 1Th-DP</text:p>
              </table:table-cell>
              <table:table-cell office:value-type="float" office:value="1.2410966540832">
                <text:p>1.2410966540832</text:p>
              </table:table-cell>
              <table:table-cell office:value-type="float" office:value="1.27511665935468">
                <text:p>1.27511665935468</text:p>
              </table:table-cell>
            </table:table-row>
            <table:table-row>
              <table:table-cell office:value-type="string">
                <text:p>A-7 4Th-SP</text:p>
              </table:table-cell>
              <table:table-cell office:value-type="float" office:value="1.19071611849778">
                <text:p>1.19071611849778</text:p>
              </table:table-cell>
              <table:table-cell office:value-type="float" office:value="1.21264447394786">
                <text:p>1.21264447394786</text:p>
              </table:table-cell>
            </table:table-row>
            <table:table-row>
              <table:table-cell office:value-type="string">
                <text:p>A-7 4Th-DP</text:p>
              </table:table-cell>
              <table:table-cell office:value-type="float" office:value="1.20875762471975">
                <text:p>1.20875762471975</text:p>
              </table:table-cell>
              <table:table-cell office:value-type="float" office:value="1.30231405062417">
                <text:p>1.3023140506241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458cm" svg:height="9.005cm" xlink:href=".." xlink:type="simple" chart:class="chart:bar" chart:style-name="ch1">
        <chart:legend svg:x="14.197cm" svg:y="7.463cm" style:legend-expansion="custom" chartooo:width="2.195cm" chartooo:height="1.096cm" style:legend-expansion-aspect-ratio="2.00273722627737" chart:style-name="ch2"/>
        <chart:plot-area chart:style-name="ch3" table:cell-range-address="'Hornet 1D'.B41:'Hornet 1D'.D48 'Hornet 1D'.C40:'Hornet 1D'.D40" chart:data-source-has-labels="both" svg:x="0.143cm" svg:y="0.178cm" svg:width="14.853cm" svg:height="9.04cm">
          <chartooo:coordinate-region svg:x="1.505cm" svg:y="0.378cm" svg:width="12.313cm" svg:height="7.795cm"/>
          <chart:axis chart:dimension="x" chart:name="primary-x" chart:style-name="ch4" chartooo:axis-type="auto">
            <chartooo:date-scale/>
            <chart:categories table:cell-range-address="'Hornet 1D'.B41:'Hornet 1D'.B4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Hornet 1D'.C41:'Hornet 1D'.C48" chart:label-cell-address="'Hornet 1D'.C40:'Hornet 1D'.C40" chart:class="chart:bar">
            <chart:data-point chart:repeated="8"/>
          </chart:series>
          <chart:series chart:attached-axis="secondary-y" chart:style-name="ch9" chart:values-cell-range-address="'Hornet 1D'.D41:'Hornet 1D'.D48" chart:label-cell-address="'Hornet 1D'.D40:'Hornet 1D'.D4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'Hornet 1D'.C40:'Hornet 1D'.C40</svg:desc>
                </draw:g>
              </table:table-cell>
              <table:table-cell office:value-type="string">
                <text:p>Energy (J)</text:p>
                <draw:g>
                  <svg:desc>'Hornet 1D'.D40:'Hornet 1D'.D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 SP 1T</text:p>
                <draw:g>
                  <svg:desc>'Hornet 1D'.B41:'Hornet 1D'.B48</svg:desc>
                </draw:g>
              </table:table-cell>
              <table:table-cell office:value-type="float" office:value="44811">
                <text:p>44811</text:p>
                <draw:g>
                  <svg:desc>'Hornet 1D'.C41:'Hornet 1D'.C48</svg:desc>
                </draw:g>
              </table:table-cell>
              <table:table-cell office:value-type="float" office:value="5856">
                <text:p>5856</text:p>
                <draw:g>
                  <svg:desc>'Hornet 1D'.D41:'Hornet 1D'.D48</svg:desc>
                </draw:g>
              </table:table-cell>
            </table:table-row>
            <table:table-row>
              <table:table-cell office:value-type="string">
                <text:p>Co SP 1T</text:p>
              </table:table-cell>
              <table:table-cell office:value-type="float" office:value="37895">
                <text:p>37895</text:p>
              </table:table-cell>
              <table:table-cell office:value-type="float" office:value="4599">
                <text:p>4599</text:p>
              </table:table-cell>
            </table:table-row>
            <table:table-row>
              <table:table-cell office:value-type="string">
                <text:p>Si DP 1T</text:p>
              </table:table-cell>
              <table:table-cell office:value-type="float" office:value="92439">
                <text:p>92439</text:p>
              </table:table-cell>
              <table:table-cell office:value-type="float" office:value="12030">
                <text:p>12030</text:p>
              </table:table-cell>
            </table:table-row>
            <table:table-row>
              <table:table-cell office:value-type="string">
                <text:p>Co DP 1T</text:p>
              </table:table-cell>
              <table:table-cell office:value-type="float" office:value="48480">
                <text:p>48480</text:p>
              </table:table-cell>
              <table:table-cell office:value-type="float" office:value="6419">
                <text:p>6419</text:p>
              </table:table-cell>
            </table:table-row>
            <table:table-row>
              <table:table-cell office:value-type="string">
                <text:p>Si SP 24T</text:p>
              </table:table-cell>
              <table:table-cell office:value-type="float" office:value="13181">
                <text:p>13181</text:p>
              </table:table-cell>
              <table:table-cell office:value-type="float" office:value="3651">
                <text:p>3651</text:p>
              </table:table-cell>
            </table:table-row>
            <table:table-row>
              <table:table-cell office:value-type="string">
                <text:p>Co SP 24T</text:p>
              </table:table-cell>
              <table:table-cell office:value-type="float" office:value="6610">
                <text:p>6610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string">
                <text:p>Si DP 24T</text:p>
              </table:table-cell>
              <table:table-cell office:value-type="float" office:value="26436">
                <text:p>26436</text:p>
              </table:table-cell>
              <table:table-cell office:value-type="float" office:value="7556">
                <text:p>7556</text:p>
              </table:table-cell>
            </table:table-row>
            <table:table-row>
              <table:table-cell office:value-type="string">
                <text:p>Co DP 24T</text:p>
              </table:table-cell>
              <table:table-cell office:value-type="float" office:value="13168">
                <text:p>13168</text:p>
              </table:table-cell>
              <table:table-cell office:value-type="float" office:value="3530">
                <text:p>353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458cm" svg:height="9.005cm" xlink:href=".." xlink:type="simple" chart:class="chart:bar" chart:style-name="ch1">
        <chart:legend svg:x="14.197cm" svg:y="7.463cm" style:legend-expansion="custom" chartooo:width="2.195cm" chartooo:height="1.096cm" style:legend-expansion-aspect-ratio="2.00273722627737" chart:style-name="ch2"/>
        <chart:plot-area chart:style-name="ch3" table:cell-range-address="'Hornet 3D'.B40:'Hornet 3D'.D48" chart:data-source-has-labels="both" svg:x="0.143cm" svg:y="0.179cm" svg:width="14.853cm" svg:height="9.039cm">
          <chartooo:coordinate-region svg:x="1.505cm" svg:y="0.378cm" svg:width="12.313cm" svg:height="7.795cm"/>
          <chart:axis chart:dimension="x" chart:name="primary-x" chart:style-name="ch4" chartooo:axis-type="auto">
            <chartooo:date-scale/>
            <chart:categories table:cell-range-address="'Hornet 3D'.B41:'Hornet 3D'.B4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Hornet 3D'.C41:'Hornet 3D'.C48" chart:label-cell-address="'Hornet 3D'.C40:'Hornet 3D'.C40" chart:class="chart:bar">
            <chart:data-point chart:repeated="8"/>
          </chart:series>
          <chart:series chart:attached-axis="secondary-y" chart:style-name="ch9" chart:values-cell-range-address="'Hornet 3D'.D41:'Hornet 3D'.D48" chart:label-cell-address="'Hornet 3D'.D40:'Hornet 3D'.D4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'Hornet 3D'.C40:'Hornet 3D'.C40</svg:desc>
                </draw:g>
              </table:table-cell>
              <table:table-cell office:value-type="string">
                <text:p>Energy (J)</text:p>
                <draw:g>
                  <svg:desc>'Hornet 3D'.D40:'Hornet 3D'.D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 SP 1T</text:p>
                <draw:g>
                  <svg:desc>'Hornet 3D'.B41:'Hornet 3D'.B48</svg:desc>
                </draw:g>
              </table:table-cell>
              <table:table-cell office:value-type="float" office:value="73075">
                <text:p>73075</text:p>
                <draw:g>
                  <svg:desc>'Hornet 3D'.C41:'Hornet 3D'.C48</svg:desc>
                </draw:g>
              </table:table-cell>
              <table:table-cell office:value-type="float" office:value="8617">
                <text:p>8617</text:p>
                <draw:g>
                  <svg:desc>'Hornet 3D'.D41:'Hornet 3D'.D48</svg:desc>
                </draw:g>
              </table:table-cell>
            </table:table-row>
            <table:table-row>
              <table:table-cell office:value-type="string">
                <text:p>Co SP 1T</text:p>
              </table:table-cell>
              <table:table-cell office:value-type="float" office:value="142991">
                <text:p>142991</text:p>
              </table:table-cell>
              <table:table-cell office:value-type="float" office:value="16514">
                <text:p>16514</text:p>
              </table:table-cell>
            </table:table-row>
            <table:table-row>
              <table:table-cell office:value-type="string">
                <text:p>Si DP 1T</text:p>
              </table:table-cell>
              <table:table-cell office:value-type="float" office:value="115289">
                <text:p>115289</text:p>
              </table:table-cell>
              <table:table-cell office:value-type="float" office:value="14094">
                <text:p>14094</text:p>
              </table:table-cell>
            </table:table-row>
            <table:table-row>
              <table:table-cell office:value-type="string">
                <text:p>Co DP 1T</text:p>
              </table:table-cell>
              <table:table-cell office:value-type="float" office:value="152691">
                <text:p>152691</text:p>
              </table:table-cell>
              <table:table-cell office:value-type="float" office:value="18158">
                <text:p>18158</text:p>
              </table:table-cell>
            </table:table-row>
            <table:table-row>
              <table:table-cell office:value-type="string">
                <text:p>Si SP 24T</text:p>
              </table:table-cell>
              <table:table-cell office:value-type="float" office:value="14862">
                <text:p>14862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Co SP 24T</text:p>
              </table:table-cell>
              <table:table-cell office:value-type="float" office:value="11669">
                <text:p>11669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string">
                <text:p>Si DP 24T</text:p>
              </table:table-cell>
              <table:table-cell office:value-type="float" office:value="29626">
                <text:p>29626</text:p>
              </table:table-cell>
              <table:table-cell office:value-type="float" office:value="8046">
                <text:p>8046</text:p>
              </table:table-cell>
            </table:table-row>
            <table:table-row>
              <table:table-cell office:value-type="string">
                <text:p>Co DP 24T</text:p>
              </table:table-cell>
              <table:table-cell office:value-type="float" office:value="20978">
                <text:p>20978</text:p>
              </table:table-cell>
              <table:table-cell office:value-type="float" office:value="5891">
                <text:p>58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458cm" svg:height="9.005cm" xlink:href=".." xlink:type="simple" chart:class="chart:bar" chart:style-name="ch1">
        <chart:legend svg:x="14.197cm" svg:y="7.463cm" style:legend-expansion="custom" chartooo:width="2.195cm" chartooo:height="1.096cm" style:legend-expansion-aspect-ratio="2.00273722627737" chart:style-name="ch2"/>
        <chart:plot-area chart:style-name="ch3" table:cell-range-address="'Odroid-XU3-A15 1D'.B40:'Odroid-XU3-A15 1D'.D48" chart:data-source-has-labels="both" svg:x="0.143cm" svg:y="0.179cm" svg:width="14.483cm" svg:height="9.039cm">
          <chartooo:coordinate-region svg:x="1.505cm" svg:y="0.378cm" svg:width="12.313cm" svg:height="7.795cm"/>
          <chart:axis chart:dimension="x" chart:name="primary-x" chart:style-name="ch4" chartooo:axis-type="auto">
            <chartooo:date-scale/>
            <chart:categories table:cell-range-address="'Odroid-XU3-A15 1D'.B41:'Odroid-XU3-A15 1D'.B4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Odroid-XU3-A15 1D'.C41:'Odroid-XU3-A15 1D'.C48" chart:label-cell-address="'Odroid-XU3-A15 1D'.C40:'Odroid-XU3-A15 1D'.C40" chart:class="chart:bar">
            <chart:data-point chart:repeated="8"/>
          </chart:series>
          <chart:series chart:attached-axis="secondary-y" chart:style-name="ch9" chart:values-cell-range-address="'Odroid-XU3-A15 1D'.D41:'Odroid-XU3-A15 1D'.D48" chart:label-cell-address="'Odroid-XU3-A15 1D'.D40:'Odroid-XU3-A15 1D'.D4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'Odroid-XU3-A15 1D'.C40:'Odroid-XU3-A15 1D'.C40</svg:desc>
                </draw:g>
              </table:table-cell>
              <table:table-cell office:value-type="string">
                <text:p>Energy (J)</text:p>
                <draw:g>
                  <svg:desc>'Odroid-XU3-A15 1D'.D40:'Odroid-XU3-A15 1D'.D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 SP 1T</text:p>
                <draw:g>
                  <svg:desc>'Odroid-XU3-A15 1D'.B41:'Odroid-XU3-A15 1D'.B48</svg:desc>
                </draw:g>
              </table:table-cell>
              <table:table-cell office:value-type="float" office:value="71542">
                <text:p>71542</text:p>
                <draw:g>
                  <svg:desc>'Odroid-XU3-A15 1D'.C41:'Odroid-XU3-A15 1D'.C48</svg:desc>
                </draw:g>
              </table:table-cell>
              <table:table-cell office:value-type="float" office:value="231.422">
                <text:p>231.422</text:p>
                <draw:g>
                  <svg:desc>'Odroid-XU3-A15 1D'.D41:'Odroid-XU3-A15 1D'.D48</svg:desc>
                </draw:g>
              </table:table-cell>
            </table:table-row>
            <table:table-row>
              <table:table-cell office:value-type="string">
                <text:p>Co SP 1T</text:p>
              </table:table-cell>
              <table:table-cell office:value-type="float" office:value="57177">
                <text:p>57177</text:p>
              </table:table-cell>
              <table:table-cell office:value-type="float" office:value="173.287">
                <text:p>173.287</text:p>
              </table:table-cell>
            </table:table-row>
            <table:table-row>
              <table:table-cell office:value-type="string">
                <text:p>Si DP 1T</text:p>
              </table:table-cell>
              <table:table-cell office:value-type="float" office:value="111028">
                <text:p>111028</text:p>
              </table:table-cell>
              <table:table-cell office:value-type="float" office:value="319.097">
                <text:p>319.097</text:p>
              </table:table-cell>
            </table:table-row>
            <table:table-row>
              <table:table-cell office:value-type="string">
                <text:p>Co DP 1T</text:p>
              </table:table-cell>
              <table:table-cell office:value-type="float" office:value="68092">
                <text:p>68092</text:p>
              </table:table-cell>
              <table:table-cell office:value-type="float" office:value="211.428">
                <text:p>211.428</text:p>
              </table:table-cell>
            </table:table-row>
            <table:table-row>
              <table:table-cell office:value-type="string">
                <text:p>Si SP  4T</text:p>
              </table:table-cell>
              <table:table-cell office:value-type="float" office:value="58584">
                <text:p>58584</text:p>
              </table:table-cell>
              <table:table-cell office:value-type="float" office:value="364.171">
                <text:p>364.171</text:p>
              </table:table-cell>
            </table:table-row>
            <table:table-row>
              <table:table-cell office:value-type="string">
                <text:p>Co SP  4T</text:p>
              </table:table-cell>
              <table:table-cell office:value-type="float" office:value="29003">
                <text:p>29003</text:p>
              </table:table-cell>
              <table:table-cell office:value-type="float" office:value="176.507">
                <text:p>176.507</text:p>
              </table:table-cell>
            </table:table-row>
            <table:table-row>
              <table:table-cell office:value-type="string">
                <text:p>Si DP   4T</text:p>
              </table:table-cell>
              <table:table-cell office:value-type="float" office:value="122651">
                <text:p>122651</text:p>
              </table:table-cell>
              <table:table-cell office:value-type="float" office:value="706.626">
                <text:p>706.626</text:p>
              </table:table-cell>
            </table:table-row>
            <table:table-row>
              <table:table-cell office:value-type="string">
                <text:p>Co DP  4T</text:p>
              </table:table-cell>
              <table:table-cell office:value-type="float" office:value="60969">
                <text:p>60969</text:p>
              </table:table-cell>
              <table:table-cell office:value-type="float" office:value="320.782">
                <text:p>320.7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458cm" svg:height="9.005cm" xlink:href=".." xlink:type="simple" chart:class="chart:bar" chart:style-name="ch1">
        <chart:legend svg:x="14.197cm" svg:y="7.463cm" style:legend-expansion="custom" chartooo:width="2.195cm" chartooo:height="1.096cm" style:legend-expansion-aspect-ratio="2.00273722627737" chart:style-name="ch2"/>
        <chart:plot-area chart:style-name="ch3" table:cell-range-address="'Odroid-XU3-A15 2D'.B40:'Odroid-XU3-A15 2D'.D48" chart:data-source-has-labels="both" svg:x="0.328cm" svg:y="0.179cm" svg:width="14.298cm" svg:height="9.039cm">
          <chartooo:coordinate-region svg:x="1.505cm" svg:y="0.378cm" svg:width="12.313cm" svg:height="7.795cm"/>
          <chart:axis chart:dimension="x" chart:name="primary-x" chart:style-name="ch4" chartooo:axis-type="auto">
            <chartooo:date-scale/>
            <chart:categories table:cell-range-address="'Odroid-XU3-A15 2D'.B41:'Odroid-XU3-A15 2D'.B4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Odroid-XU3-A15 2D'.C41:'Odroid-XU3-A15 2D'.C48" chart:label-cell-address="'Odroid-XU3-A15 2D'.C40:'Odroid-XU3-A15 2D'.C40" chart:class="chart:bar">
            <chart:data-point chart:repeated="8"/>
          </chart:series>
          <chart:series chart:attached-axis="secondary-y" chart:style-name="ch9" chart:values-cell-range-address="'Odroid-XU3-A15 2D'.D41:'Odroid-XU3-A15 2D'.D48" chart:label-cell-address="'Odroid-XU3-A15 2D'.D40:'Odroid-XU3-A15 2D'.D4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'Odroid-XU3-A15 2D'.C40:'Odroid-XU3-A15 2D'.C40</svg:desc>
                </draw:g>
              </table:table-cell>
              <table:table-cell office:value-type="string">
                <text:p>Energy (J)</text:p>
                <draw:g>
                  <svg:desc>'Odroid-XU3-A15 2D'.D40:'Odroid-XU3-A15 2D'.D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 SP 1T</text:p>
                <draw:g>
                  <svg:desc>'Odroid-XU3-A15 2D'.B41:'Odroid-XU3-A15 2D'.B48</svg:desc>
                </draw:g>
              </table:table-cell>
              <table:table-cell office:value-type="float" office:value="61630">
                <text:p>61630</text:p>
                <draw:g>
                  <svg:desc>'Odroid-XU3-A15 2D'.C41:'Odroid-XU3-A15 2D'.C48</svg:desc>
                </draw:g>
              </table:table-cell>
              <table:table-cell office:value-type="float" office:value="141.649">
                <text:p>141.649</text:p>
                <draw:g>
                  <svg:desc>'Odroid-XU3-A15 2D'.D41:'Odroid-XU3-A15 2D'.D48</svg:desc>
                </draw:g>
              </table:table-cell>
            </table:table-row>
            <table:table-row>
              <table:table-cell office:value-type="string">
                <text:p>Co SP 1T</text:p>
              </table:table-cell>
              <table:table-cell office:value-type="float" office:value="38569">
                <text:p>38569</text:p>
              </table:table-cell>
              <table:table-cell office:value-type="float" office:value="102.647">
                <text:p>102.647</text:p>
              </table:table-cell>
            </table:table-row>
            <table:table-row>
              <table:table-cell office:value-type="string">
                <text:p>Si DP 1T</text:p>
              </table:table-cell>
              <table:table-cell office:value-type="float" office:value="82569">
                <text:p>82569</text:p>
              </table:table-cell>
              <table:table-cell office:value-type="float" office:value="183.42">
                <text:p>183.42</text:p>
              </table:table-cell>
            </table:table-row>
            <table:table-row>
              <table:table-cell office:value-type="string">
                <text:p>Co DP 1T</text:p>
              </table:table-cell>
              <table:table-cell office:value-type="float" office:value="57166">
                <text:p>57166</text:p>
              </table:table-cell>
              <table:table-cell office:value-type="float" office:value="147.521">
                <text:p>147.521</text:p>
              </table:table-cell>
            </table:table-row>
            <table:table-row>
              <table:table-cell office:value-type="string">
                <text:p>Si SP  4T</text:p>
              </table:table-cell>
              <table:table-cell office:value-type="float" office:value="17402">
                <text:p>17402</text:p>
              </table:table-cell>
              <table:table-cell office:value-type="float" office:value="103.182">
                <text:p>103.182</text:p>
              </table:table-cell>
            </table:table-row>
            <table:table-row>
              <table:table-cell office:value-type="string">
                <text:p>Co SP  4T</text:p>
              </table:table-cell>
              <table:table-cell office:value-type="float" office:value="11948">
                <text:p>11948</text:p>
              </table:table-cell>
              <table:table-cell office:value-type="float" office:value="69.0833">
                <text:p>69.0833</text:p>
              </table:table-cell>
            </table:table-row>
            <table:table-row>
              <table:table-cell office:value-type="string">
                <text:p>Si DP   4T</text:p>
              </table:table-cell>
              <table:table-cell office:value-type="float" office:value="34370">
                <text:p>34370</text:p>
              </table:table-cell>
              <table:table-cell office:value-type="float" office:value="200.945">
                <text:p>200.945</text:p>
              </table:table-cell>
            </table:table-row>
            <table:table-row>
              <table:table-cell office:value-type="string">
                <text:p>Co DP  4T</text:p>
              </table:table-cell>
              <table:table-cell office:value-type="float" office:value="26142">
                <text:p>26142</text:p>
              </table:table-cell>
              <table:table-cell office:value-type="float" office:value="160.325">
                <text:p>160.3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458cm" svg:height="9.005cm" xlink:href=".." xlink:type="simple" chart:class="chart:bar" chart:style-name="ch1">
        <chart:legend svg:x="14.197cm" svg:y="7.463cm" style:legend-expansion="custom" chartooo:width="2.195cm" chartooo:height="1.096cm" style:legend-expansion-aspect-ratio="2.00273722627737" chart:style-name="ch2"/>
        <chart:plot-area chart:style-name="ch3" table:cell-range-address="'Odroid-XU3-A15 3D'.B40:'Odroid-XU3-A15 3D'.D48" chart:data-source-has-labels="both" svg:x="0.328cm" svg:y="0.179cm" svg:width="14.298cm" svg:height="9.039cm">
          <chartooo:coordinate-region svg:x="1.505cm" svg:y="0.378cm" svg:width="12.313cm" svg:height="7.795cm"/>
          <chart:axis chart:dimension="x" chart:name="primary-x" chart:style-name="ch4" chartooo:axis-type="auto">
            <chartooo:date-scale/>
            <chart:categories table:cell-range-address="'Odroid-XU3-A15 3D'.B41:'Odroid-XU3-A15 3D'.B4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Odroid-XU3-A15 3D'.C41:'Odroid-XU3-A15 3D'.C48" chart:label-cell-address="'Odroid-XU3-A15 3D'.C40:'Odroid-XU3-A15 3D'.C40" chart:class="chart:bar">
            <chart:data-point chart:repeated="8"/>
          </chart:series>
          <chart:series chart:attached-axis="secondary-y" chart:style-name="ch9" chart:values-cell-range-address="'Odroid-XU3-A15 3D'.D41:'Odroid-XU3-A15 3D'.D48" chart:label-cell-address="'Odroid-XU3-A15 3D'.D40:'Odroid-XU3-A15 3D'.D4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'Odroid-XU3-A15 3D'.C40:'Odroid-XU3-A15 3D'.C40</svg:desc>
                </draw:g>
              </table:table-cell>
              <table:table-cell office:value-type="string">
                <text:p>Energy (J)</text:p>
                <draw:g>
                  <svg:desc>'Odroid-XU3-A15 3D'.D40:'Odroid-XU3-A15 3D'.D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 SP 1T</text:p>
                <draw:g>
                  <svg:desc>'Odroid-XU3-A15 3D'.B41:'Odroid-XU3-A15 3D'.B48</svg:desc>
                </draw:g>
              </table:table-cell>
              <table:table-cell office:value-type="float" office:value="26762">
                <text:p>26762</text:p>
                <draw:g>
                  <svg:desc>'Odroid-XU3-A15 3D'.C41:'Odroid-XU3-A15 3D'.C48</svg:desc>
                </draw:g>
              </table:table-cell>
              <table:table-cell office:value-type="float" office:value="86.0333">
                <text:p>86.0333</text:p>
                <draw:g>
                  <svg:desc>'Odroid-XU3-A15 3D'.D41:'Odroid-XU3-A15 3D'.D48</svg:desc>
                </draw:g>
              </table:table-cell>
            </table:table-row>
            <table:table-row>
              <table:table-cell office:value-type="string">
                <text:p>Co SP 1T</text:p>
              </table:table-cell>
              <table:table-cell office:value-type="float" office:value="33770">
                <text:p>33770</text:p>
              </table:table-cell>
              <table:table-cell office:value-type="float" office:value="113.104">
                <text:p>113.104</text:p>
              </table:table-cell>
            </table:table-row>
            <table:table-row>
              <table:table-cell office:value-type="string">
                <text:p>Si DP 1T</text:p>
              </table:table-cell>
              <table:table-cell office:value-type="float" office:value="49502">
                <text:p>49502</text:p>
              </table:table-cell>
              <table:table-cell office:value-type="float" office:value="137.752">
                <text:p>137.752</text:p>
              </table:table-cell>
            </table:table-row>
            <table:table-row>
              <table:table-cell office:value-type="string">
                <text:p>Co DP 1T</text:p>
              </table:table-cell>
              <table:table-cell office:value-type="float" office:value="72680">
                <text:p>72680</text:p>
              </table:table-cell>
              <table:table-cell office:value-type="float" office:value="209.916">
                <text:p>209.916</text:p>
              </table:table-cell>
            </table:table-row>
            <table:table-row>
              <table:table-cell office:value-type="string">
                <text:p>Si SP  4T</text:p>
              </table:table-cell>
              <table:table-cell office:value-type="float" office:value="16489">
                <text:p>16489</text:p>
              </table:table-cell>
              <table:table-cell office:value-type="float" office:value="101.782">
                <text:p>101.782</text:p>
              </table:table-cell>
            </table:table-row>
            <table:table-row>
              <table:table-cell office:value-type="string">
                <text:p>Co SP  4T</text:p>
              </table:table-cell>
              <table:table-cell office:value-type="float" office:value="21873">
                <text:p>21873</text:p>
              </table:table-cell>
              <table:table-cell office:value-type="float" office:value="83.6083">
                <text:p>83.6083</text:p>
              </table:table-cell>
            </table:table-row>
            <table:table-row>
              <table:table-cell office:value-type="string">
                <text:p>Si DP   4T</text:p>
              </table:table-cell>
              <table:table-cell office:value-type="float" office:value="33241">
                <text:p>33241</text:p>
              </table:table-cell>
              <table:table-cell office:value-type="float" office:value="185.902">
                <text:p>185.902</text:p>
              </table:table-cell>
            </table:table-row>
            <table:table-row>
              <table:table-cell office:value-type="string">
                <text:p>Co DP  4T</text:p>
              </table:table-cell>
              <table:table-cell office:value-type="float" office:value="29993">
                <text:p>29993</text:p>
              </table:table-cell>
              <table:table-cell office:value-type="float" office:value="185.025">
                <text:p>185.0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458cm" svg:height="9.005cm" xlink:href=".." xlink:type="simple" chart:class="chart:bar" chart:style-name="ch1">
        <chart:legend svg:x="14.197cm" svg:y="7.463cm" style:legend-expansion="custom" chartooo:width="2.195cm" chartooo:height="1.096cm" style:legend-expansion-aspect-ratio="2.00273722627737" chart:style-name="ch2"/>
        <chart:plot-area chart:style-name="ch3" table:cell-range-address="'Odroid-XU3-A7 1D'.B40:'Odroid-XU3-A7 1D'.D48" chart:data-source-has-labels="both" svg:x="-0.042cm" svg:y="0.179cm" svg:width="14.668cm" svg:height="9.039cm">
          <chartooo:coordinate-region svg:x="1.505cm" svg:y="0.378cm" svg:width="12.313cm" svg:height="7.795cm"/>
          <chart:axis chart:dimension="x" chart:name="primary-x" chart:style-name="ch4" chartooo:axis-type="auto">
            <chartooo:date-scale/>
            <chart:categories table:cell-range-address="'Odroid-XU3-A7 1D'.B41:'Odroid-XU3-A7 1D'.B4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Odroid-XU3-A7 1D'.C41:'Odroid-XU3-A7 1D'.C48" chart:label-cell-address="'Odroid-XU3-A7 1D'.C40:'Odroid-XU3-A7 1D'.C40" chart:class="chart:bar">
            <chart:data-point chart:repeated="8"/>
          </chart:series>
          <chart:series chart:attached-axis="secondary-y" chart:style-name="ch9" chart:values-cell-range-address="'Odroid-XU3-A7 1D'.D41:'Odroid-XU3-A7 1D'.D48" chart:label-cell-address="'Odroid-XU3-A7 1D'.D40:'Odroid-XU3-A7 1D'.D4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'Odroid-XU3-A7 1D'.C40:'Odroid-XU3-A7 1D'.C40</svg:desc>
                </draw:g>
              </table:table-cell>
              <table:table-cell office:value-type="string">
                <text:p>Energy (J)</text:p>
                <draw:g>
                  <svg:desc>'Odroid-XU3-A7 1D'.D40:'Odroid-XU3-A7 1D'.D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 SP 1T</text:p>
                <draw:g>
                  <svg:desc>'Odroid-XU3-A7 1D'.B41:'Odroid-XU3-A7 1D'.B48</svg:desc>
                </draw:g>
              </table:table-cell>
              <table:table-cell office:value-type="float" office:value="600571">
                <text:p>600571</text:p>
                <draw:g>
                  <svg:desc>'Odroid-XU3-A7 1D'.C41:'Odroid-XU3-A7 1D'.C48</svg:desc>
                </draw:g>
              </table:table-cell>
              <table:table-cell office:value-type="float" office:value="313.346">
                <text:p>313.346</text:p>
                <draw:g>
                  <svg:desc>'Odroid-XU3-A7 1D'.D41:'Odroid-XU3-A7 1D'.D48</svg:desc>
                </draw:g>
              </table:table-cell>
            </table:table-row>
            <table:table-row>
              <table:table-cell office:value-type="string">
                <text:p>Co SP 1T</text:p>
              </table:table-cell>
              <table:table-cell office:value-type="float" office:value="355338">
                <text:p>355338</text:p>
              </table:table-cell>
              <table:table-cell office:value-type="float" office:value="191.238">
                <text:p>191.238</text:p>
              </table:table-cell>
            </table:table-row>
            <table:table-row>
              <table:table-cell office:value-type="string">
                <text:p>Si DP 1T</text:p>
              </table:table-cell>
              <table:table-cell office:value-type="float" office:value="1031761">
                <text:p>1031761</text:p>
              </table:table-cell>
              <table:table-cell office:value-type="float" office:value="705.469">
                <text:p>705.469</text:p>
              </table:table-cell>
            </table:table-row>
            <table:table-row>
              <table:table-cell office:value-type="string">
                <text:p>Co DP 1T</text:p>
              </table:table-cell>
              <table:table-cell office:value-type="float" office:value="608536">
                <text:p>608536</text:p>
              </table:table-cell>
              <table:table-cell office:value-type="float" office:value="327.145">
                <text:p>327.145</text:p>
              </table:table-cell>
            </table:table-row>
            <table:table-row>
              <table:table-cell office:value-type="string">
                <text:p>Si SP  4T</text:p>
              </table:table-cell>
              <table:table-cell office:value-type="float" office:value="164220">
                <text:p>164220</text:p>
              </table:table-cell>
              <table:table-cell office:value-type="float" office:value="141.803">
                <text:p>141.803</text:p>
              </table:table-cell>
            </table:table-row>
            <table:table-row>
              <table:table-cell office:value-type="string">
                <text:p>Co SP  4T</text:p>
              </table:table-cell>
              <table:table-cell office:value-type="float" office:value="108807">
                <text:p>108807</text:p>
              </table:table-cell>
              <table:table-cell office:value-type="float" office:value="92.7566">
                <text:p>92.7566</text:p>
              </table:table-cell>
            </table:table-row>
            <table:table-row>
              <table:table-cell office:value-type="string">
                <text:p>Si DP   4T</text:p>
              </table:table-cell>
              <table:table-cell office:value-type="float" office:value="325744">
                <text:p>325744</text:p>
              </table:table-cell>
              <table:table-cell office:value-type="float" office:value="265.612">
                <text:p>265.612</text:p>
              </table:table-cell>
            </table:table-row>
            <table:table-row>
              <table:table-cell office:value-type="string">
                <text:p>Co DP  4T</text:p>
              </table:table-cell>
              <table:table-cell office:value-type="float" office:value="178018">
                <text:p>178018</text:p>
              </table:table-cell>
              <table:table-cell office:value-type="float" office:value="149.854">
                <text:p>149.85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458cm" svg:height="9.005cm" xlink:href=".." xlink:type="simple" chart:class="chart:bar" chart:style-name="ch1">
        <chart:legend svg:x="14.197cm" svg:y="7.463cm" style:legend-expansion="custom" chartooo:width="2.195cm" chartooo:height="1.096cm" style:legend-expansion-aspect-ratio="2.00273722627737" chart:style-name="ch2"/>
        <chart:plot-area chart:style-name="ch3" table:cell-range-address="'Odroid-XU3-A7 2D'.B40:'Odroid-XU3-A7 2D'.D48" chart:data-source-has-labels="both" svg:x="0.143cm" svg:y="0.178cm" svg:width="14.483cm" svg:height="9.04cm">
          <chartooo:coordinate-region svg:x="1.505cm" svg:y="0.378cm" svg:width="12.313cm" svg:height="7.795cm"/>
          <chart:axis chart:dimension="x" chart:name="primary-x" chart:style-name="ch4" chartooo:axis-type="auto">
            <chartooo:date-scale/>
            <chart:categories table:cell-range-address="'Odroid-XU3-A7 2D'.B41:'Odroid-XU3-A7 2D'.B4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Odroid-XU3-A7 2D'.C41:'Odroid-XU3-A7 2D'.C48" chart:label-cell-address="'Odroid-XU3-A7 2D'.C40:'Odroid-XU3-A7 2D'.C40" chart:class="chart:bar">
            <chart:data-point chart:repeated="8"/>
          </chart:series>
          <chart:series chart:attached-axis="secondary-y" chart:style-name="ch9" chart:values-cell-range-address="'Odroid-XU3-A7 2D'.D41:'Odroid-XU3-A7 2D'.D48" chart:label-cell-address="'Odroid-XU3-A7 2D'.D40:'Odroid-XU3-A7 2D'.D4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'Odroid-XU3-A7 2D'.C40:'Odroid-XU3-A7 2D'.C40</svg:desc>
                </draw:g>
              </table:table-cell>
              <table:table-cell office:value-type="string">
                <text:p>Energy (J)</text:p>
                <draw:g>
                  <svg:desc>'Odroid-XU3-A7 2D'.D40:'Odroid-XU3-A7 2D'.D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 SP 1T</text:p>
                <draw:g>
                  <svg:desc>'Odroid-XU3-A7 2D'.B41:'Odroid-XU3-A7 2D'.B48</svg:desc>
                </draw:g>
              </table:table-cell>
              <table:table-cell office:value-type="float" office:value="175670">
                <text:p>175670</text:p>
                <draw:g>
                  <svg:desc>'Odroid-XU3-A7 2D'.C41:'Odroid-XU3-A7 2D'.C48</svg:desc>
                </draw:g>
              </table:table-cell>
              <table:table-cell office:value-type="float" office:value="90.3871">
                <text:p>90.3871</text:p>
                <draw:g>
                  <svg:desc>'Odroid-XU3-A7 2D'.D41:'Odroid-XU3-A7 2D'.D48</svg:desc>
                </draw:g>
              </table:table-cell>
            </table:table-row>
            <table:table-row>
              <table:table-cell office:value-type="string">
                <text:p>Co SP 1T</text:p>
              </table:table-cell>
              <table:table-cell office:value-type="float" office:value="127217">
                <text:p>127217</text:p>
              </table:table-cell>
              <table:table-cell office:value-type="float" office:value="68.6137">
                <text:p>68.6137</text:p>
              </table:table-cell>
            </table:table-row>
            <table:table-row>
              <table:table-cell office:value-type="string">
                <text:p>Si DP 1T</text:p>
              </table:table-cell>
              <table:table-cell office:value-type="float" office:value="339680">
                <text:p>339680</text:p>
              </table:table-cell>
              <table:table-cell office:value-type="float" office:value="173.957">
                <text:p>173.957</text:p>
              </table:table-cell>
            </table:table-row>
            <table:table-row>
              <table:table-cell office:value-type="string">
                <text:p>Co DP 1T</text:p>
              </table:table-cell>
              <table:table-cell office:value-type="float" office:value="269188">
                <text:p>269188</text:p>
              </table:table-cell>
              <table:table-cell office:value-type="float" office:value="143.071">
                <text:p>143.071</text:p>
              </table:table-cell>
            </table:table-row>
            <table:table-row>
              <table:table-cell office:value-type="string">
                <text:p>Si SP  4T</text:p>
              </table:table-cell>
              <table:table-cell office:value-type="float" office:value="57856">
                <text:p>57856</text:p>
              </table:table-cell>
              <table:table-cell office:value-type="float" office:value="49.3849">
                <text:p>49.3849</text:p>
              </table:table-cell>
            </table:table-row>
            <table:table-row>
              <table:table-cell office:value-type="string">
                <text:p>Co SP  4T</text:p>
              </table:table-cell>
              <table:table-cell office:value-type="float" office:value="50904">
                <text:p>50904</text:p>
              </table:table-cell>
              <table:table-cell office:value-type="float" office:value="41.7332">
                <text:p>41.7332</text:p>
              </table:table-cell>
            </table:table-row>
            <table:table-row>
              <table:table-cell office:value-type="string">
                <text:p>Si DP   4T</text:p>
              </table:table-cell>
              <table:table-cell office:value-type="float" office:value="123667">
                <text:p>123667</text:p>
              </table:table-cell>
              <table:table-cell office:value-type="float" office:value="94.7012">
                <text:p>94.7012</text:p>
              </table:table-cell>
            </table:table-row>
            <table:table-row>
              <table:table-cell office:value-type="string">
                <text:p>Co DP  4T</text:p>
              </table:table-cell>
              <table:table-cell office:value-type="float" office:value="100701">
                <text:p>100701</text:p>
              </table:table-cell>
              <table:table-cell office:value-type="float" office:value="81.3705">
                <text:p>81.37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458cm" svg:height="9.005cm" xlink:href=".." xlink:type="simple" chart:class="chart:bar" chart:style-name="ch1">
        <chart:legend svg:x="14.197cm" svg:y="7.463cm" style:legend-expansion="custom" chartooo:width="2.195cm" chartooo:height="1.096cm" style:legend-expansion-aspect-ratio="2.00273722627737" chart:style-name="ch2"/>
        <chart:plot-area chart:style-name="ch3" table:cell-range-address="'Odroid-XU3-A7 3D'.B40:'Odroid-XU3-A7 3D'.D48" chart:data-source-has-labels="both" svg:x="0.143cm" svg:y="0.178cm" svg:width="14.483cm" svg:height="9.04cm">
          <chartooo:coordinate-region svg:x="1.505cm" svg:y="0.378cm" svg:width="12.313cm" svg:height="7.795cm"/>
          <chart:axis chart:dimension="x" chart:name="primary-x" chart:style-name="ch4" chartooo:axis-type="auto">
            <chartooo:date-scale/>
            <chart:categories table:cell-range-address="'Odroid-XU3-A7 3D'.B41:'Odroid-XU3-A7 3D'.B4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Odroid-XU3-A7 3D'.C41:'Odroid-XU3-A7 3D'.C48" chart:label-cell-address="'Odroid-XU3-A7 3D'.C40:'Odroid-XU3-A7 3D'.C40" chart:class="chart:bar">
            <chart:data-point chart:repeated="8"/>
          </chart:series>
          <chart:series chart:attached-axis="secondary-y" chart:style-name="ch9" chart:values-cell-range-address="'Odroid-XU3-A7 3D'.D41:'Odroid-XU3-A7 3D'.D48" chart:label-cell-address="'Odroid-XU3-A7 3D'.D40:'Odroid-XU3-A7 3D'.D4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'Odroid-XU3-A7 3D'.C40:'Odroid-XU3-A7 3D'.C40</svg:desc>
                </draw:g>
              </table:table-cell>
              <table:table-cell office:value-type="string">
                <text:p>Energy (J)</text:p>
                <draw:g>
                  <svg:desc>'Odroid-XU3-A7 3D'.D40:'Odroid-XU3-A7 3D'.D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 SP 1T</text:p>
                <draw:g>
                  <svg:desc>'Odroid-XU3-A7 3D'.B41:'Odroid-XU3-A7 3D'.B48</svg:desc>
                </draw:g>
              </table:table-cell>
              <table:table-cell office:value-type="float" office:value="161316">
                <text:p>161316</text:p>
                <draw:g>
                  <svg:desc>'Odroid-XU3-A7 3D'.C41:'Odroid-XU3-A7 3D'.C48</svg:desc>
                </draw:g>
              </table:table-cell>
              <table:table-cell office:value-type="float" office:value="79.8304">
                <text:p>79.8304</text:p>
                <draw:g>
                  <svg:desc>'Odroid-XU3-A7 3D'.D41:'Odroid-XU3-A7 3D'.D48</svg:desc>
                </draw:g>
              </table:table-cell>
            </table:table-row>
            <table:table-row>
              <table:table-cell office:value-type="string">
                <text:p>Co SP 1T</text:p>
              </table:table-cell>
              <table:table-cell office:value-type="float" office:value="189670">
                <text:p>189670</text:p>
              </table:table-cell>
              <table:table-cell office:value-type="float" office:value="96.6273">
                <text:p>96.6273</text:p>
              </table:table-cell>
            </table:table-row>
            <table:table-row>
              <table:table-cell office:value-type="string">
                <text:p>Si DP 1T</text:p>
              </table:table-cell>
              <table:table-cell office:value-type="float" office:value="290593">
                <text:p>290593</text:p>
              </table:table-cell>
              <table:table-cell office:value-type="float" office:value="150.438">
                <text:p>150.438</text:p>
              </table:table-cell>
            </table:table-row>
            <table:table-row>
              <table:table-cell office:value-type="string">
                <text:p>Co DP 1T</text:p>
              </table:table-cell>
              <table:table-cell office:value-type="float" office:value="360654">
                <text:p>360654</text:p>
              </table:table-cell>
              <table:table-cell office:value-type="float" office:value="191.826">
                <text:p>191.826</text:p>
              </table:table-cell>
            </table:table-row>
            <table:table-row>
              <table:table-cell office:value-type="string">
                <text:p>Si SP  4T</text:p>
              </table:table-cell>
              <table:table-cell office:value-type="float" office:value="42870">
                <text:p>42870</text:p>
              </table:table-cell>
              <table:table-cell office:value-type="float" office:value="36.8319">
                <text:p>36.8319</text:p>
              </table:table-cell>
            </table:table-row>
            <table:table-row>
              <table:table-cell office:value-type="string">
                <text:p>Co SP  4T</text:p>
              </table:table-cell>
              <table:table-cell office:value-type="float" office:value="51046">
                <text:p>51046</text:p>
              </table:table-cell>
              <table:table-cell office:value-type="float" office:value="44.664">
                <text:p>44.664</text:p>
              </table:table-cell>
            </table:table-row>
            <table:table-row>
              <table:table-cell office:value-type="string">
                <text:p>Si DP   4T</text:p>
              </table:table-cell>
              <table:table-cell office:value-type="float" office:value="79839">
                <text:p>79839</text:p>
              </table:table-cell>
              <table:table-cell office:value-type="float" office:value="63.7324">
                <text:p>63.7324</text:p>
              </table:table-cell>
            </table:table-row>
            <table:table-row>
              <table:table-cell office:value-type="string">
                <text:p>Co DP  4T</text:p>
              </table:table-cell>
              <table:table-cell office:value-type="float" office:value="96506">
                <text:p>96506</text:p>
              </table:table-cell>
              <table:table-cell office:value-type="float" office:value="82.9996">
                <text:p>82.999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10.493cm" xlink:href=".." xlink:type="simple" chart:class="chart:bar" chart:style-name="ch1">
        <chart:title svg:x="4.036cm" svg:y="0.345cm" chart:style-name="ch2">
          <text:p>1D Stencil Results - Normalized Usage</text:p>
        </chart:title>
        <chart:legend chart:legend-position="end" svg:x="14.15cm" svg:y="4.698cm" style:legend-expansion="high" chart:style-name="ch3"/>
        <chart:plot-area chart:style-name="ch4" table:cell-range-address="Summary1D.C56:Summary1D.E67 Summary1D.D55:Summary1D.E55" chart:data-source-has-labels="both" svg:x="0.319cm" svg:y="1.359cm" svg:width="13.512cm" svg:height="8.925cm">
          <chartooo:coordinate-region svg:x="1.537cm" svg:y="1.359cm" svg:width="12.294cm" svg:height="6.456cm"/>
          <chart:axis chart:dimension="x" chart:name="primary-x" chart:style-name="ch5" chartooo:axis-type="auto">
            <chartooo:date-scale/>
            <chart:categories table:cell-range-address="Summary1D.C56:Summary1D.C6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ummary1D.D56:Summary1D.D67" chart:label-cell-address="Summary1D.D55:Summary1D.D55" chart:class="chart:bar">
            <chart:data-point chart:repeated="12"/>
          </chart:series>
          <chart:series chart:style-name="ch9" chart:values-cell-range-address="Summary1D.E56:Summary1D.E67" chart:label-cell-address="Summary1D.E55:Summary1D.E55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ummary1D.D55:Summary1D.D55</svg:desc>
                </draw:g>
              </table:table-cell>
              <table:table-cell office:value-type="string">
                <text:p>Energy</text:p>
                <draw:g>
                  <svg:desc>Summary1D.E55:Summary1D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ornet 1Th-SP</text:p>
                <draw:g>
                  <svg:desc>Summary1D.C56:Summary1D.C67</svg:desc>
                </draw:g>
              </table:table-cell>
              <table:table-cell office:value-type="float" office:value="0.84566289527125">
                <text:p>0.84566289527125</text:p>
                <draw:g>
                  <svg:desc>Summary1D.D56:Summary1D.D67</svg:desc>
                </draw:g>
              </table:table-cell>
              <table:table-cell office:value-type="float" office:value="0.785348360655738">
                <text:p>0.785348360655738</text:p>
                <draw:g>
                  <svg:desc>Summary1D.E56:Summary1D.E67</svg:desc>
                </draw:g>
              </table:table-cell>
            </table:table-row>
            <table:table-row>
              <table:table-cell office:value-type="string">
                <text:p>Hornet 1Th-DP</text:p>
              </table:table-cell>
              <table:table-cell office:value-type="float" office:value="0.524453964235874">
                <text:p>0.524453964235874</text:p>
              </table:table-cell>
              <table:table-cell office:value-type="float" office:value="0.533582709891937">
                <text:p>0.533582709891937</text:p>
              </table:table-cell>
            </table:table-row>
            <table:table-row>
              <table:table-cell office:value-type="string">
                <text:p>Hornet 24Th-SP</text:p>
              </table:table-cell>
              <table:table-cell office:value-type="float" office:value="0.50147940216979">
                <text:p>0.50147940216979</text:p>
              </table:table-cell>
              <table:table-cell office:value-type="float" office:value="0.480690221857025">
                <text:p>0.480690221857025</text:p>
              </table:table-cell>
            </table:table-row>
            <table:table-row>
              <table:table-cell office:value-type="string">
                <text:p>Hornet 24Th-DP</text:p>
              </table:table-cell>
              <table:table-cell office:value-type="float" office:value="0.498108639733696">
                <text:p>0.498108639733696</text:p>
              </table:table-cell>
              <table:table-cell office:value-type="float" office:value="0.467178401270514">
                <text:p>0.467178401270514</text:p>
              </table:table-cell>
            </table:table-row>
            <table:table-row>
              <table:table-cell office:value-type="string">
                <text:p>A-15 1Th-SP</text:p>
              </table:table-cell>
              <table:table-cell office:value-type="float" office:value="0.799208856336138">
                <text:p>0.799208856336138</text:p>
              </table:table-cell>
              <table:table-cell office:value-type="float" office:value="0.748792249656472">
                <text:p>0.748792249656472</text:p>
              </table:table-cell>
            </table:table-row>
            <table:table-row>
              <table:table-cell office:value-type="string">
                <text:p>A-15 1Th-DP</text:p>
              </table:table-cell>
              <table:table-cell office:value-type="float" office:value="0.613286738480383">
                <text:p>0.613286738480383</text:p>
              </table:table-cell>
              <table:table-cell office:value-type="float" office:value="0.662582224213954">
                <text:p>0.662582224213954</text:p>
              </table:table-cell>
            </table:table-row>
            <table:table-row>
              <table:table-cell office:value-type="string">
                <text:p>A-15 4Th-SP</text:p>
              </table:table-cell>
              <table:table-cell office:value-type="float" office:value="0.495066912467568">
                <text:p>0.495066912467568</text:p>
              </table:table-cell>
              <table:table-cell office:value-type="float" office:value="0.484681646808779">
                <text:p>0.484681646808779</text:p>
              </table:table-cell>
            </table:table-row>
            <table:table-row>
              <table:table-cell office:value-type="string">
                <text:p>A-15 4Th-DP</text:p>
              </table:table-cell>
              <table:table-cell office:value-type="float" office:value="0.49709337877392">
                <text:p>0.49709337877392</text:p>
              </table:table-cell>
              <table:table-cell office:value-type="float" office:value="0.453962916733888">
                <text:p>0.453962916733888</text:p>
              </table:table-cell>
            </table:table-row>
            <table:table-row>
              <table:table-cell office:value-type="string">
                <text:p>A-7 1Th-SP</text:p>
              </table:table-cell>
              <table:table-cell office:value-type="float" office:value="0.59166693030466">
                <text:p>0.59166693030466</text:p>
              </table:table-cell>
              <table:table-cell office:value-type="float" office:value="0.610309370472258">
                <text:p>0.610309370472258</text:p>
              </table:table-cell>
            </table:table-row>
            <table:table-row>
              <table:table-cell office:value-type="string">
                <text:p>A-7 1Th-DP</text:p>
              </table:table-cell>
              <table:table-cell office:value-type="float" office:value="0.589803258700416">
                <text:p>0.589803258700416</text:p>
              </table:table-cell>
              <table:table-cell office:value-type="float" office:value="0.463726967450023">
                <text:p>0.463726967450023</text:p>
              </table:table-cell>
            </table:table-row>
            <table:table-row>
              <table:table-cell office:value-type="string">
                <text:p>A-7 4Th-SP</text:p>
              </table:table-cell>
              <table:table-cell office:value-type="float" office:value="0.662568505663135">
                <text:p>0.662568505663135</text:p>
              </table:table-cell>
              <table:table-cell office:value-type="float" office:value="0.654122973420873">
                <text:p>0.654122973420873</text:p>
              </table:table-cell>
            </table:table-row>
            <table:table-row>
              <table:table-cell office:value-type="string">
                <text:p>A-7 4Th-DP</text:p>
              </table:table-cell>
              <table:table-cell office:value-type="float" office:value="0.546496635394666">
                <text:p>0.546496635394666</text:p>
              </table:table-cell>
              <table:table-cell office:value-type="float" office:value="0.564183847115341">
                <text:p>0.56418384711534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